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16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2.494cm"/>
    </style:style>
    <style:style style:name="co5" style:family="table-column">
      <style:table-column-properties fo:break-before="auto" style:column-width="2.395cm"/>
    </style:style>
    <style:style style:name="co6" style:family="table-column">
      <style:table-column-properties fo:break-before="auto" style:column-width="1.311cm"/>
    </style:style>
    <style:style style:name="co7" style:family="table-column">
      <style:table-column-properties fo:break-before="auto" style:column-width="2.447cm"/>
    </style:style>
    <style:style style:name="co8" style:family="table-column">
      <style:table-column-properties fo:break-before="auto" style:column-width="3.38cm"/>
    </style:style>
    <style:style style:name="co9" style:family="table-column">
      <style:table-column-properties fo:break-before="auto" style:column-width="1.639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034cm"/>
    </style:style>
    <style:style style:name="co12" style:family="table-column">
      <style:table-column-properties fo:break-before="auto" style:column-width="0.958cm"/>
    </style:style>
    <style:style style:name="co13" style:family="table-column">
      <style:table-column-properties fo:break-before="auto" style:column-width="1.815cm"/>
    </style:style>
    <style:style style:name="co14" style:family="table-column">
      <style:table-column-properties fo:break-before="auto" style:column-width="0.882cm"/>
    </style:style>
    <style:style style:name="co15" style:family="table-column">
      <style:table-column-properties fo:break-before="auto" style:column-width="0.982cm"/>
    </style:style>
    <style:style style:name="co16" style:family="table-column">
      <style:table-column-properties fo:break-before="auto" style:column-width="1.967cm"/>
    </style:style>
    <style:style style:name="co17" style:family="table-column">
      <style:table-column-properties fo:break-before="auto" style:column-width="8.199cm"/>
    </style:style>
    <style:style style:name="co18" style:family="table-column">
      <style:table-column-properties fo:break-before="auto" style:column-width="2.043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0.58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2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4pt" style:font-name-asian="Tahoma" style:font-size-asian="14pt" style:font-size-complex="14pt"/>
    </style:style>
    <style:style style:name="ce2" style:family="table-cell" style:parent-style-name="Default">
      <style:table-cell-properties fo:border="0.002cm solid #000000"/>
      <style:text-properties fo:font-size="14pt" style:font-name-asian="Tahoma" style:font-size-asian="14pt" style:font-size-complex="14pt"/>
    </style:style>
    <style:style style:name="ce3" style:family="table-cell" style:parent-style-name="Default" style:data-style-name="N111">
      <style:table-cell-properties fo:border="0.002cm solid #000000"/>
      <style:text-properties fo:font-size="14pt" style:font-name-asian="Tahoma" style:font-size-asian="14pt" style:font-size-complex="14pt"/>
    </style:style>
    <style:style style:name="ce4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0" style:family="table-cell" style:parent-style-name="Default">
      <style:table-cell-properties fo:border="0.002cm solid #000000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0">
      <style:table-cell-properties fo:border="0.002cm solid #000000"/>
      <style:text-properties fo:font-size="14pt" style:font-name-asian="Tahoma" style:font-size-asian="14pt" style:font-size-complex="14pt"/>
    </style:style>
    <style:style style:name="ce15" style:family="table-cell" style:parent-style-name="Default" style:data-style-name="N11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19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0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1" style:family="table-cell" style:parent-style-name="Default" style:data-style-name="N0">
      <style:table-cell-properties style:text-align-source="fix" style:repeat-content="false" fo:background-color="transparent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5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0">
      <style:table-cell-properties fo:background-color="#ffff99" fo:border="0.002cm solid #000000"/>
    </style:style>
    <style:style style:name="ce27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2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0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2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3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4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7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3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0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4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0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5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1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3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ce6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'list-of-sheets'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-of-sheets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table:number-columns-repeated="6"/>
          <table:table-cell office:value-type="string">
            <text:p>entry</text:p>
          </table:table-cell>
          <table:table-cell table:number-columns-repeated="1017"/>
        </table:table-row>
        <table:table-row table:style-name="ro2">
          <table:table-cell/>
          <table:table-cell table:style-name="ce2" office:value-type="float" office:value="1">
            <text:p>1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2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1">
          <table:table-cell/>
          <table:table-cell table:style-name="ce2" office:value-type="string">
            <text:p>list_3</text:p>
          </table:table-cell>
          <table:table-cell table:style-name="ce2" table:number-columns-repeated="4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float" office:value="4">
            <text:p>4</text:p>
          </table:table-cell>
          <table:table-cell table:style-name="ce2" office:value-type="string">
            <text:p>栄養価　比較</text:p>
          </table:table-cell>
          <table:table-cell table:style-name="ce2" table:number-columns-repeated="3"/>
          <table:table-cell table:style-name="ce3" office:value-type="date" office:date-value="2021-06-19T00:28:41.62">
            <text:p>06-19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style-name="ce2" table:number-columns-repeated="5"/>
          <table:table-cell table:style-name="ce3"/>
          <table:table-cell office:value-type="string">
            <text:p>*</text:p>
          </table:table-cell>
          <table:table-cell table:number-columns-repeated="1016"/>
        </table:table-row>
        <table:table-row table:style-name="ro2">
          <table:table-cell/>
          <table:table-cell table:number-columns-repeated="5" office:value-type="string">
            <text:p>*</text:p>
          </table:table-cell>
          <table:table-cell table:formula="of:=NOW()" office:value-type="date" office:date-value="2021-07-01T00:16:38.33">
            <text:p>2021/7/1 0:16</text:p>
          </table:table-cell>
          <table:table-cell office:value-type="string">
            <text:p>*</text:p>
          </table:table-cell>
          <table:table-cell table:number-columns-repeated="1016"/>
        </table:table-row>
        <table:table-row table:style-name="ro2" table:number-rows-repeated="104856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4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5" table:default-cell-style-name="ce9"/>
        <table:table-column table:style-name="co5" table:default-cell-style-name="ce8"/>
        <table:table-column table:style-name="co5" table:number-columns-repeated="2" table:default-cell-style-name="Default"/>
        <table:table-column table:style-name="co6" table:number-columns-repeated="3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1" table:default-cell-style-name="Default"/>
        <table:table-row table:style-name="ro3">
          <table:table-cell table:style-name="ce4" table:formula="of:=CONCATENATE(&quot;sn(&quot;;MAX([.A2:.A4]);&quot;)&quot;;&quot;/&quot;;&quot;sn(&quot;;MAX([.A2:.A4]);&quot;)&quot;)" office:value-type="string" office:string-value="sn(0)/sn(0)">
            <text:p>sn(0)/sn(0)</text:p>
          </table:table-cell>
          <table:table-cell table:style-name="ce4"/>
          <table:table-cell table:style-name="ce4" office:value-type="string">
            <text:p>VC</text:p>
            <text:p>mg</text:p>
          </table:table-cell>
          <table:table-cell table:style-name="ce4" office:value-type="string">
            <text:p>VB3</text:p>
            <text:p>ナイアシン</text:p>
          </table:table-cell>
          <table:table-cell table:style-name="ce4" office:value-type="string">
            <text:p>鉄分</text:p>
            <text:p>mg</text:p>
          </table:table-cell>
          <table:table-cell table:style-name="ce4" office:value-type="string">
            <text:p>葉酸</text:p>
            <text:p>ug</text:p>
          </table:table-cell>
          <table:table-cell table:style-name="ce4" office:value-type="string">
            <text:p>カリウム</text:p>
            <text:p>mg</text:p>
          </table:table-cell>
          <table:table-cell table:style-name="ce4" table:number-columns-repeated="6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赤紫蘇</text:p>
          </table:table-cell>
          <table:table-cell table:style-name="ce8" office:value-type="float" office:value="26">
            <text:p>26</text:p>
          </table:table-cell>
          <table:table-cell office:value-type="string">
            <text:p>1.0</text:p>
          </table:table-cell>
          <table:table-cell office:value-type="float" office:value="1.7">
            <text:p>1.7</text:p>
          </table:table-cell>
          <table:table-cell table:style-name="ce8" office:value-type="float" office:value="110">
            <text:p>110</text:p>
          </table:table-cell>
          <table:table-cell table:style-name="ce5" office:value-type="float" office:value="500">
            <text:p>500</text:p>
          </table:table-cell>
          <table:table-cell table:style-name="ce5" table:number-columns-repeated="3"/>
          <table:table-cell table:style-name="ce12" office:value-type="string">
            <text:p>https://ja.wikipedia.org/wiki/シソ#栄養価</text:p>
          </table:table-cell>
          <table:table-cell table:style-name="ce12" table:number-columns-repeated="2"/>
          <table:table-cell table:style-name="ce13" office:value-type="date" office:date-value="2021-06-19T00:32:01.59">
            <text:p>2021/6/19 0:32</text:p>
          </table:table-cell>
          <table:table-cell table:style-name="ce11" office:value-type="string">
            <text:p>*</text:p>
          </table:table-cell>
        </table:table-row>
        <table:table-row table:style-name="ro2">
          <table:table-cell table:style-name="ce5"/>
          <table:table-cell table:style-name="ce7" office:value-type="string">
            <text:p>セージ</text:p>
          </table:table-cell>
          <table:table-cell table:style-name="ce8" office:value-type="float" office:value="32.4">
            <text:p>32.4</text:p>
          </table:table-cell>
          <table:table-cell office:value-type="string">
            <text:p>5.72</text:p>
          </table:table-cell>
          <table:table-cell office:value-type="float" office:value="28.12">
            <text:p>28.12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1070">
            <text:p>1070</text:p>
          </table:table-cell>
          <table:table-cell table:style-name="ce5" table:number-columns-repeated="3"/>
          <table:table-cell table:style-name="ce12" office:value-type="string">
            <office:annotation draw:style-name="gr1" draw:text-style-name="P1" svg:width="2.899cm" svg:height="0.669cm" svg:x="23.933cm" svg:y="0.126cm" draw:caption-point-x="-0.61cm" draw:caption-point-y="1.512cm">
              <dc:creator>ik</dc:creator>
              <dc:date>2021-06-25T00:00:00</dc:date>
              <text:p text:style-name="P1"><text:span text:style-name="T1">非乾燥</text:span></text:p>
            </office:annotation>
            <text:p>https://ja.wikipedia.org/wiki/セージ</text:p>
          </table:table-cell>
          <table:table-cell table:style-name="ce12" table:number-columns-repeated="2"/>
          <table:table-cell table:style-name="ce14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スペアミント</text:p>
          </table:table-cell>
          <table:table-cell table:style-name="ce8" office:value-type="float" office:value="4.6">
            <text:p>4.6</text:p>
          </table:table-cell>
          <table:table-cell office:value-type="string">
            <text:p>-</text:p>
          </table:table-cell>
          <table:table-cell office:value-type="float" office:value="11.87">
            <text:p>11.87</text:p>
          </table:table-cell>
          <table:table-cell table:style-name="ce8" office:value-type="string">
            <text:p>3 ng</text:p>
          </table:table-cell>
          <table:table-cell table:style-name="ce5" office:value-type="float" office:value="458">
            <text:p>458</text:p>
          </table:table-cell>
          <table:table-cell table:style-name="ce5" table:number-columns-repeated="3"/>
          <table:table-cell table:style-name="ce12" office:value-type="string">
            <text:p>https://alloeh.jp/articles/448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ペパーミント</text:p>
          </table:table-cell>
          <table:table-cell table:style-name="ce8" office:value-type="float" office:value="31.8">
            <text:p>31.8</text:p>
          </table:table-cell>
          <table:table-cell office:value-type="string">
            <text:p>1.706</text:p>
          </table:table-cell>
          <table:table-cell office:value-type="float" office:value="5.08">
            <text:p>5.08</text:p>
          </table:table-cell>
          <table:table-cell table:style-name="ce8" office:value-type="float" office:value="114">
            <text:p>114</text:p>
          </table:table-cell>
          <table:table-cell table:style-name="ce5" office:value-type="float" office:value="569">
            <text:p>569</text:p>
          </table:table-cell>
          <table:table-cell table:style-name="ce5" table:number-columns-repeated="3"/>
          <table:table-cell table:style-name="ce12" office:value-type="string">
            <text:p>https://nag448.info/wp/archives/2894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office:annotation draw:style-name="gr2" draw:text-style-name="P1" svg:width="2.899cm" svg:height="1.139cm" svg:x="5.646cm" svg:y="1.902cm" draw:caption-point-x="-0.61cm" draw:caption-point-y="1.512cm">
              <dc:creator>ik</dc:creator>
              <dc:date>2021-06-24T00:00:00</dc:date>
              <text:p text:style-name="P1"><text:span text:style-name="T1">乾燥</text:span></text:p>
            </office:annotation>
            <text:p>チャービル</text:p>
          </table:table-cell>
          <table:table-cell table:style-name="ce8" office:value-type="float" office:value="50">
            <text:p>50</text:p>
          </table:table-cell>
          <table:table-cell office:value-type="string">
            <text:p>5.4</text:p>
          </table:table-cell>
          <table:table-cell office:value-type="float" office:value="31.95">
            <text:p>31.95</text:p>
          </table:table-cell>
          <table:table-cell table:style-name="ce8" office:value-type="float" office:value="274">
            <text:p>274</text:p>
          </table:table-cell>
          <table:table-cell table:style-name="ce5" office:value-type="float" office:value="4740">
            <text:p>4740</text:p>
          </table:table-cell>
          <table:table-cell table:style-name="ce5" table:number-columns-repeated="3"/>
          <table:table-cell table:style-name="ce12" office:value-type="string">
            <text:p>https://nag448.info/wp/archives/3018.html</text:p>
          </table:table-cell>
          <table:table-cell table:style-name="ce12" table:number-columns-repeated="2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 office:value-type="string">
            <text:p>ディル</text:p>
          </table:table-cell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4">
          <table:table-cell table:style-name="ce5"/>
          <table:table-cell table:style-name="ce7"/>
          <table:table-cell table:style-name="ce8"/>
          <table:table-cell table:number-columns-repeated="2"/>
          <table:table-cell table:style-name="ce8"/>
          <table:table-cell table:style-name="ce5" table:number-columns-repeated="4"/>
          <table:table-cell table:style-name="ce12" table:number-columns-repeated="3"/>
          <table:table-cell table:style-name="ce15"/>
          <table:table-cell table:style-name="ce11"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1T00:16:38.38">
            <text:p>2021/7/1 0:16</text:p>
          </table:table-cell>
          <table:table-cell table:number-columns-repeated="2" table:style-name="ce6" office:value-type="string">
            <text:p>*</text:p>
          </table:table-cell>
          <table:table-cell table:number-columns-repeated="8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1T00:16:38.38">
            <text:p>2021/7/1 0:16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6">
          <table:table-cell table:number-columns-repeated="3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number-columns-repeated="2"/>
          <table:table-cell office:value-type="string">
            <text:p>葉酸</text:p>
          </table:table-cell>
          <table:table-cell office:value-type="string">
            <text:p>https://nomina.jp/study/2828/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6">
          <table:table-cell table:number-columns-repeated="3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number-columns-repeated="2"/>
          <table:table-cell office:value-type="string">
            <text:p>スペアミント</text:p>
          </table:table-cell>
          <table:table-cell office:value-type="string">
            <text:p>https://ja.drderamus.com/spearmint-1480</text:p>
          </table:table-cell>
          <table:table-cell/>
          <table:table-cell office:value-type="string">
            <text:p>20210619_005714</text:p>
          </table:table-cell>
          <table:table-cell table:number-columns-repeated="4"/>
        </table:table-row>
        <table:table-row table:style-name="ro5">
          <table:table-cell table:number-columns-repeated="3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ce10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table:number-columns-repeated="2"/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B</text:p>
          </table:table-cell>
          <table:table-cell table:style-name="Default" table:formula="of:=COUNTIF([.$C$2:.$C$4];[.D26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AC</text:p>
          </table:table-cell>
          <table:table-cell table:style-name="Default" table:formula="of:=COUNTIF([.$C$2:.$C$4];[.D27])" office:value-type="float" office:value="0">
            <text:p>0</text:p>
          </table:table-cell>
          <table:table-cell table:number-columns-repeated="10"/>
        </table:table-row>
        <table:table-row table:style-name="ro5">
          <table:table-cell table:number-columns-repeated="3"/>
          <table:table-cell table:style-name="Default" office:value-type="string">
            <text:p>BC</text:p>
          </table:table-cell>
          <table:table-cell table:style-name="Default" table:formula="of:=COUNTIF([.$C$2:.$C$4];[.D28])" office:value-type="float" office:value="0">
            <text:p>0</text:p>
          </table:table-cell>
          <table:table-cell table:number-columns-repeated="10"/>
        </table:table-row>
        <table:named-expressions/>
      </table:table>
      <table:table table:name="list_3" table:style-name="ta1" table:print="false">
        <office:forms form:automatic-focus="false" form:apply-design-mode="false"/>
        <table:table-column table:style-name="co9" table:default-cell-style-name="ce17"/>
        <table:table-column table:style-name="co4" table:number-columns-repeated="2" table:default-cell-style-name="ce19"/>
        <table:table-column table:style-name="co10" table:default-cell-style-name="ce20"/>
        <table:table-column table:style-name="co11" table:default-cell-style-name="ce22"/>
        <table:table-column table:style-name="co11" table:default-cell-style-name="ce23"/>
        <table:table-column table:style-name="co1" table:default-cell-style-name="ce22"/>
        <table:table-column table:style-name="co12" table:default-cell-style-name="ce22"/>
        <table:table-column table:style-name="co13" table:default-cell-style-name="ce17"/>
        <table:table-column table:style-name="co14" table:default-cell-style-name="ce17"/>
        <table:table-column table:style-name="co5" table:default-cell-style-name="ce17"/>
        <table:table-column table:style-name="co15" table:number-columns-repeated="3" table:default-cell-style-name="ce17"/>
        <table:table-column table:style-name="co16" table:number-columns-repeated="3" table:default-cell-style-name="ce17"/>
        <table:table-column table:style-name="co17" table:default-cell-style-name="ce27"/>
        <table:table-column table:style-name="co1" table:default-cell-style-name="ce27"/>
        <table:table-column table:style-name="co1" table:default-cell-style-name="ce16"/>
        <table:table-row table:style-name="ro3">
          <table:table-cell table:style-name="ce4" table:formula="of:=CONCATENATE(&quot;sn(&quot;;MAX(list_of_id_numbers);&quot;)&quot;;&quot;/&quot;;&quot;sn(&quot;;MAX(list_of_id_numbers);&quot;)&quot;)" office:value-type="string" office:string-value="sn(79)/sn(79)">
            <text:p>sn(79)/sn(79)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end</text:p>
          </table:table-cell>
          <table:table-cell table:style-name="ce4" office:value-type="string">
            <text:p>id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25" office:value-type="string">
            <text:p>id</text:p>
          </table:table-cell>
          <table:table-cell table:style-name="ce4" office:value-type="string" table:number-columns-spanned="2" table:number-rows-spanned="1">
            <text:p>맛</text:p>
          </table:table-cell>
          <table:covered-table-cell table:style-name="ce4"/>
          <table:table-cell table:style-name="ce4" office:value-type="string" table:number-columns-spanned="2" table:number-rows-spanned="1">
            <text:p>뒷맛</text:p>
          </table:table-cell>
          <table:covered-table-cell table:style-name="ce4"/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3">
            <text:p>3</text:p>
          </table:table-cell>
          <table:table-cell table:style-name="ce4" table:formula="of:=[.L1]" office:value-type="float" office:value="1">
            <text:p>1</text:p>
          </table:table-cell>
          <table:table-cell table:style-name="ce4" table:formula="of:=[.M1]" office:value-type="float" office:value="2">
            <text:p>2</text:p>
          </table:table-cell>
          <table:table-cell table:style-name="ce4" table:formula="of:=[.N1]" office:value-type="float" office:value="3">
            <text:p>3</text:p>
          </table:table-cell>
          <table:table-cell table:style-name="ce4" office:value-type="string">
            <text:p>comment</text:p>
          </table:table-cell>
          <table:table-cell table:style-name="ce4" office:value-type="string">
            <text:p>また</text:p>
            <text:p>飲みたい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66">
            <text:p>66</text:p>
          </table:table-cell>
          <table:table-cell office:value-type="date" office:date-value="2021-06-27T00:59:45.15">
            <text:p>06-27 00:59</text:p>
          </table:table-cell>
          <table:table-cell office:value-type="date" office:date-value="2021-06-27T01:03:25.76">
            <text:p>06-27 01:03</text:p>
          </table:table-cell>
          <table:table-cell office:value-type="float" office:value="7">
            <text:p>7</text:p>
          </table:table-cell>
          <table:table-cell office:value-type="string">
            <text:p>A2</text:p>
          </table:table-cell>
          <table:table-cell office:value-type="string">
            <text:p>3</text:p>
          </table:table-cell>
          <table:table-cell table:formula="of:=CONCATENATE([.E2];&quot;-&quot;;[.F2])" office:value-type="string" office:string-value="A2-3">
            <text:p>A2-3</text:p>
          </table:table-cell>
          <table:table-cell/>
          <table:table-cell table:formula="of:=VLOOKUP([.H2];entries_item_list_3;2)" office:value-type="float" office:value="0">
            <text:p>#N/A</text:p>
          </table:table-cell>
          <table:table-cell/>
          <table:table-cell table:formula="of:=VLOOKUP([.J2];entries_item_list_3;2)" office:value-type="float" office:value="0">
            <text:p>#N/A</text:p>
          </table:table-cell>
          <table:table-cell table:formula="of:=LEFT([.E2];1)" office:value-type="string" office:string-value="A">
            <text:p>A</text:p>
          </table:table-cell>
          <table:table-cell table:formula="of:=MID([.E2];2;1)" office:value-type="string" office:string-value="2">
            <text:p>2</text:p>
          </table:table-cell>
          <table:table-cell table:formula="of:=RIGHT([.E2];1)" office:value-type="string" office:string-value="2">
            <text:p>2</text:p>
          </table:table-cell>
          <table:table-cell table:formula="of:=VLOOKUP([.L2];entries_item_list_3;2)" office:value-type="string" office:string-value="スペアミント">
            <text:p>スペアミント</text:p>
          </table:table-cell>
          <table:table-cell table:formula="of:=VLOOKUP([.M2];entries_item_list_3;2)" office:value-type="float" office:value="0">
            <text:p>#N/A</text:p>
          </table:table-cell>
          <table:table-cell table:formula="of:=VLOOKUP([.N2];entries_item_list_3;2)" office:value-type="float" office:value="0">
            <text:p>#N/A</text:p>
          </table:table-cell>
          <table:table-cell office:value-type="string">
            <text:p>가벼운 맛. 보리 맛은 --&gt; 없어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64">
            <text:p>64</text:p>
          </table:table-cell>
          <table:table-cell office:value-type="date" office:date-value="2021-06-27T00:30:04.440001">
            <text:p>06-27 00:30</text:p>
          </table:table-cell>
          <table:table-cell office:value-type="date" office:date-value="2021-06-27T00:39:09.91">
            <text:p>06-27 00:39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3];&quot;-&quot;;[.F3])" office:value-type="string" office:string-value="AD-1:2">
            <text:p>AD-1:2</text:p>
          </table:table-cell>
          <table:table-cell/>
          <table:table-cell table:formula="of:=VLOOKUP([.H3];entries_item_list_3;2)" office:value-type="float" office:value="0">
            <text:p>#N/A</text:p>
          </table:table-cell>
          <table:table-cell/>
          <table:table-cell table:formula="of:=VLOOKUP([.J3];entries_item_list_3;2)" office:value-type="float" office:value="0">
            <text:p>#N/A</text:p>
          </table:table-cell>
          <table:table-cell table:formula="of:=LEFT([.E3];1)" office:value-type="string" office:string-value="A">
            <text:p>A</text:p>
          </table:table-cell>
          <table:table-cell table:formula="of:=MID([.E3];2;1)" office:value-type="string" office:string-value="D">
            <text:p>D</text:p>
          </table:table-cell>
          <table:table-cell table:formula="of:=RIGHT([.E3];1)" office:value-type="string" office:string-value="D">
            <text:p>D</text:p>
          </table:table-cell>
          <table:table-cell table:formula="of:=VLOOKUP([.L3];entries_item_list_3;2)" office:value-type="string" office:string-value="スペアミント">
            <text:p>スペアミント</text:p>
          </table:table-cell>
          <table:table-cell table:formula="of:=VLOOKUP([.M3];entries_item_list_3;2)" office:value-type="string" office:string-value="赤紫蘇">
            <text:p>赤紫蘇</text:p>
          </table:table-cell>
          <table:table-cell table:formula="of:=VLOOKUP([.N3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0">
            <text:p>70</text:p>
          </table:table-cell>
          <table:table-cell office:value-type="date" office:date-value="2021-06-28T00:40:37.66">
            <text:p>06-28 00:40</text:p>
          </table:table-cell>
          <table:table-cell office:value-type="date" office:date-value="2021-06-28T01:01:08.46">
            <text:p>06-28 01:01</text:p>
          </table:table-cell>
          <table:table-cell office:value-type="float" office:value="3">
            <text:p>3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4];&quot;-&quot;;[.F4])" office:value-type="string" office:string-value="AD-1:2">
            <text:p>AD-1:2</text:p>
          </table:table-cell>
          <table:table-cell/>
          <table:table-cell table:formula="of:=VLOOKUP([.H4];entries_item_list_3;2)" office:value-type="float" office:value="0">
            <text:p>#N/A</text:p>
          </table:table-cell>
          <table:table-cell/>
          <table:table-cell table:formula="of:=VLOOKUP([.J4];entries_item_list_3;2)" office:value-type="float" office:value="0">
            <text:p>#N/A</text:p>
          </table:table-cell>
          <table:table-cell table:formula="of:=LEFT([.E4];1)" office:value-type="string" office:string-value="A">
            <text:p>A</text:p>
          </table:table-cell>
          <table:table-cell table:formula="of:=MID([.E4];2;1)" office:value-type="string" office:string-value="D">
            <text:p>D</text:p>
          </table:table-cell>
          <table:table-cell table:formula="of:=RIGHT([.E4];1)" office:value-type="string" office:string-value="D">
            <text:p>D</text:p>
          </table:table-cell>
          <table:table-cell table:formula="of:=VLOOKUP([.L4];entries_item_list_3;2)" office:value-type="string" office:string-value="スペアミント">
            <text:p>スペアミント</text:p>
          </table:table-cell>
          <table:table-cell table:formula="of:=VLOOKUP([.M4];entries_item_list_3;2)" office:value-type="string" office:string-value="赤紫蘇">
            <text:p>赤紫蘇</text:p>
          </table:table-cell>
          <table:table-cell table:formula="of:=VLOOKUP([.N4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2">
            <text:p>72</text:p>
          </table:table-cell>
          <table:table-cell office:value-type="date" office:date-value="2021-06-28T01:16:10.45">
            <text:p>06-28 01:16</text:p>
          </table:table-cell>
          <table:table-cell office:value-type="date" office:date-value="2021-06-28T01:20:00">
            <text:p>06-28 01:20</text:p>
          </table:table-cell>
          <table:table-cell office:value-type="float" office:value="5">
            <text:p>5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5];&quot;-&quot;;[.F5])" office:value-type="string" office:string-value="AD-1:2">
            <text:p>AD-1:2</text:p>
          </table:table-cell>
          <table:table-cell/>
          <table:table-cell table:formula="of:=VLOOKUP([.H5];entries_item_list_3;2)" office:value-type="float" office:value="0">
            <text:p>#N/A</text:p>
          </table:table-cell>
          <table:table-cell/>
          <table:table-cell table:formula="of:=VLOOKUP([.J5];entries_item_list_3;2)" office:value-type="float" office:value="0">
            <text:p>#N/A</text:p>
          </table:table-cell>
          <table:table-cell table:formula="of:=LEFT([.E5];1)" office:value-type="string" office:string-value="A">
            <text:p>A</text:p>
          </table:table-cell>
          <table:table-cell table:formula="of:=MID([.E5];2;1)" office:value-type="string" office:string-value="D">
            <text:p>D</text:p>
          </table:table-cell>
          <table:table-cell table:formula="of:=RIGHT([.E5];1)" office:value-type="string" office:string-value="D">
            <text:p>D</text:p>
          </table:table-cell>
          <table:table-cell table:formula="of:=VLOOKUP([.L5];entries_item_list_3;2)" office:value-type="string" office:string-value="スペアミント">
            <text:p>スペアミント</text:p>
          </table:table-cell>
          <table:table-cell table:formula="of:=VLOOKUP([.M5];entries_item_list_3;2)" office:value-type="string" office:string-value="赤紫蘇">
            <text:p>赤紫蘇</text:p>
          </table:table-cell>
          <table:table-cell table:formula="of:=VLOOKUP([.N5];entries_item_list_3;2)" office:value-type="string" office:string-value="赤紫蘇">
            <text:p>赤紫蘇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58">
            <text:p>58</text:p>
          </table:table-cell>
          <table:table-cell office:value-type="date" office:date-value="2021-06-26T00:59:15.06">
            <text:p>06-26 00:59</text:p>
          </table:table-cell>
          <table:table-cell office:value-type="date" office:date-value="2021-06-26T01:04:17.34">
            <text:p>06-26 01:04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6];&quot;-&quot;;[.F6])" office:value-type="string" office:string-value="AG-1:2">
            <text:p>AG-1:2</text:p>
          </table:table-cell>
          <table:table-cell office:value-type="string">
            <text:p>G</text:p>
          </table:table-cell>
          <table:table-cell table:formula="of:=VLOOKUP([.H6];entries_item_list_3;2)" office:value-type="string" office:string-value="セージ">
            <text:p>セージ</text:p>
          </table:table-cell>
          <table:table-cell/>
          <table:table-cell table:formula="of:=VLOOKUP([.J6];entries_item_list_3;2)" office:value-type="float" office:value="0">
            <text:p>#N/A</text:p>
          </table:table-cell>
          <table:table-cell table:formula="of:=LEFT([.E6];1)" office:value-type="string" office:string-value="A">
            <text:p>A</text:p>
          </table:table-cell>
          <table:table-cell table:formula="of:=MID([.E6];2;1)" office:value-type="string" office:string-value="G">
            <text:p>G</text:p>
          </table:table-cell>
          <table:table-cell table:formula="of:=RIGHT([.E6];1)" office:value-type="string" office:string-value="G">
            <text:p>G</text:p>
          </table:table-cell>
          <table:table-cell table:formula="of:=VLOOKUP([.L6];entries_item_list_3;2)" office:value-type="string" office:string-value="スペアミント">
            <text:p>スペアミント</text:p>
          </table:table-cell>
          <table:table-cell table:formula="of:=VLOOKUP([.M6];entries_item_list_3;2)" office:value-type="string" office:string-value="セージ">
            <text:p>セージ</text:p>
          </table:table-cell>
          <table:table-cell table:formula="of:=VLOOKUP([.N6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1">
            <text:p>71</text:p>
          </table:table-cell>
          <table:table-cell office:value-type="date" office:date-value="2021-06-28T01:05:02.169999">
            <text:p>06-28 01:05</text:p>
          </table:table-cell>
          <table:table-cell office:value-type="date" office:date-value="2021-06-28T01:09:19.97">
            <text:p>06-28 01:09</text:p>
          </table:table-cell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7];&quot;-&quot;;[.F7])" office:value-type="string" office:string-value="AG-1:2">
            <text:p>AG-1:2</text:p>
          </table:table-cell>
          <table:table-cell/>
          <table:table-cell table:formula="of:=VLOOKUP([.H7];entries_item_list_3;2)" office:value-type="float" office:value="0">
            <text:p>#N/A</text:p>
          </table:table-cell>
          <table:table-cell/>
          <table:table-cell table:formula="of:=VLOOKUP([.J7];entries_item_list_3;2)" office:value-type="float" office:value="0">
            <text:p>#N/A</text:p>
          </table:table-cell>
          <table:table-cell table:formula="of:=LEFT([.E7];1)" office:value-type="string" office:string-value="A">
            <text:p>A</text:p>
          </table:table-cell>
          <table:table-cell table:formula="of:=MID([.E7];2;1)" office:value-type="string" office:string-value="G">
            <text:p>G</text:p>
          </table:table-cell>
          <table:table-cell table:formula="of:=RIGHT([.E7];1)" office:value-type="string" office:string-value="G">
            <text:p>G</text:p>
          </table:table-cell>
          <table:table-cell table:formula="of:=VLOOKUP([.L7];entries_item_list_3;2)" office:value-type="string" office:string-value="スペアミント">
            <text:p>スペアミント</text:p>
          </table:table-cell>
          <table:table-cell table:formula="of:=VLOOKUP([.M7];entries_item_list_3;2)" office:value-type="string" office:string-value="セージ">
            <text:p>セージ</text:p>
          </table:table-cell>
          <table:table-cell table:formula="of:=VLOOKUP([.N7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2T00:20:00">
            <text:p>06-22 00:20</text:p>
          </table:table-cell>
          <table:table-cell office:value-type="date" office:date-value="2021-06-22T00:29:35.75">
            <text:p>06-22 00:29</text:p>
          </table:table-cell>
          <table:table-cell office:value-type="float" office:value="3">
            <text:p>3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8];1)" office:value-type="string" office:string-value="A">
            <text:p>A</text:p>
          </table:table-cell>
          <table:table-cell table:formula="of:=MID([.E8];2;1)" office:value-type="string" office:string-value="G">
            <text:p>G</text:p>
          </table:table-cell>
          <table:table-cell table:formula="of:=RIGHT([.E8];1)" office:value-type="string" office:string-value="G">
            <text:p>G</text:p>
          </table:table-cell>
          <table:table-cell table:formula="of:=VLOOKUP([.L8];entries_item_list_3;2)" office:value-type="string" office:string-value="スペアミント">
            <text:p>スペアミント</text:p>
          </table:table-cell>
          <table:table-cell table:formula="of:=VLOOKUP([.M8];entries_item_list_3;2)" office:value-type="string" office:string-value="セージ">
            <text:p>セージ</text:p>
          </table:table-cell>
          <table:table-cell table:formula="of:=VLOOKUP([.N8];entries_item_list_3;2)" office:value-type="string" office:string-value="セージ">
            <text:p>セージ</text:p>
          </table:table-cell>
          <table:table-cell office:value-type="string">
            <text:p>스피어만트의 싱그러움이 돋보인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0">
            <text:p>40</text:p>
          </table:table-cell>
          <table:table-cell office:value-type="date" office:date-value="2021-06-21T00:18:11.1">
            <text:p>06-21 00:18</text:p>
          </table:table-cell>
          <table:table-cell office:value-type="date" office:date-value="2021-06-21T00:21:12.5">
            <text:p>06-21 00:21</text:p>
          </table:table-cell>
          <table:table-cell table:formula="of:=[.D8]+1" office:value-type="float" office:value="4">
            <text:p>4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9];entries_item_list_3;2)" office:value-type="float" office:value="0">
            <text:p>#N/A</text:p>
          </table:table-cell>
          <table:table-cell table:number-columns-repeated="2"/>
          <table:table-cell table:formula="of:=LEFT([.E9];1)" office:value-type="string" office:string-value="D">
            <text:p>D</text:p>
          </table:table-cell>
          <table:table-cell table:formula="of:=MID([.E9];2;1)" office:value-type="string" office:string-value="G">
            <text:p>G</text:p>
          </table:table-cell>
          <table:table-cell table:formula="of:=RIGHT([.E9];1)" office:value-type="string" office:string-value="G">
            <text:p>G</text:p>
          </table:table-cell>
          <table:table-cell table:formula="of:=VLOOKUP([.L9];entries_item_list_3;2)" office:value-type="string" office:string-value="赤紫蘇">
            <text:p>赤紫蘇</text:p>
          </table:table-cell>
          <table:table-cell table:formula="of:=VLOOKUP([.M9];entries_item_list_3;2)" office:value-type="string" office:string-value="セージ">
            <text:p>セージ</text:p>
          </table:table-cell>
          <table:table-cell table:formula="of:=VLOOKUP([.N9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5">
            <text:p>75</text:p>
          </table:table-cell>
          <table:table-cell office:value-type="date" office:date-value="2021-06-28T23:48:12.200001">
            <text:p>06-28 23:48</text:p>
          </table:table-cell>
          <table:table-cell office:value-type="date" office:date-value="2021-06-28T23:55:50.76">
            <text:p>06-28 23:55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10];&quot;-&quot;;[.F10])" office:value-type="string" office:string-value="DG-2:1">
            <text:p>DG-2:1</text:p>
          </table:table-cell>
          <table:table-cell/>
          <table:table-cell table:formula="of:=VLOOKUP([.H10];entries_item_list_3;2)" office:value-type="float" office:value="0">
            <text:p>#N/A</text:p>
          </table:table-cell>
          <table:table-cell/>
          <table:table-cell table:formula="of:=VLOOKUP([.J10];entries_item_list_3;2)" office:value-type="float" office:value="0">
            <text:p>#N/A</text:p>
          </table:table-cell>
          <table:table-cell table:formula="of:=LEFT([.E10];1)" office:value-type="string" office:string-value="D">
            <text:p>D</text:p>
          </table:table-cell>
          <table:table-cell table:formula="of:=MID([.E10];2;1)" office:value-type="string" office:string-value="G">
            <text:p>G</text:p>
          </table:table-cell>
          <table:table-cell table:formula="of:=RIGHT([.E10];1)" office:value-type="string" office:string-value="G">
            <text:p>G</text:p>
          </table:table-cell>
          <table:table-cell table:formula="of:=VLOOKUP([.L10];entries_item_list_3;2)" office:value-type="string" office:string-value="赤紫蘇">
            <text:p>赤紫蘇</text:p>
          </table:table-cell>
          <table:table-cell table:formula="of:=VLOOKUP([.M10];entries_item_list_3;2)" office:value-type="string" office:string-value="セージ">
            <text:p>セージ</text:p>
          </table:table-cell>
          <table:table-cell table:formula="of:=VLOOKUP([.N10];entries_item_list_3;2)" office:value-type="string" office:string-value="セージ">
            <text:p>セージ</text:p>
          </table:table-cell>
          <table:table-cell/>
          <table:table-cell table:number-columns-repeated="2" office:value-type="string">
            <text:p>*</text:p>
          </table:table-cell>
        </table:table-row>
        <table:table-row table:style-name="ro3">
          <table:table-cell office:value-type="float" office:value="65">
            <text:p>65</text:p>
          </table:table-cell>
          <table:table-cell office:value-type="date" office:date-value="2021-06-27T00:43:22.85">
            <text:p>06-27 00:43</text:p>
          </table:table-cell>
          <table:table-cell office:value-type="date" office:date-value="2021-06-27T00:47:26.1">
            <text:p>06-27 00:47</text:p>
          </table:table-cell>
          <table:table-cell office:value-type="float" office:value="6">
            <text:p>6</text:p>
          </table:table-cell>
          <table:table-cell office:value-type="string">
            <text:p>G2</text:p>
          </table:table-cell>
          <table:table-cell office:value-type="string">
            <text:p>3</text:p>
          </table:table-cell>
          <table:table-cell table:formula="of:=CONCATENATE([.E11];&quot;-&quot;;[.F11])" office:value-type="string" office:string-value="G2-3">
            <text:p>G2-3</text:p>
          </table:table-cell>
          <table:table-cell/>
          <table:table-cell table:formula="of:=VLOOKUP([.H11];entries_item_list_3;2)" office:value-type="float" office:value="0">
            <text:p>#N/A</text:p>
          </table:table-cell>
          <table:table-cell/>
          <table:table-cell table:formula="of:=VLOOKUP([.J11];entries_item_list_3;2)" office:value-type="float" office:value="0">
            <text:p>#N/A</text:p>
          </table:table-cell>
          <table:table-cell table:formula="of:=LEFT([.E11];1)" office:value-type="string" office:string-value="G">
            <text:p>G</text:p>
          </table:table-cell>
          <table:table-cell table:formula="of:=MID([.E11];2;1)" office:value-type="string" office:string-value="2">
            <text:p>2</text:p>
          </table:table-cell>
          <table:table-cell table:formula="of:=RIGHT([.E11];1)" office:value-type="string" office:string-value="2">
            <text:p>2</text:p>
          </table:table-cell>
          <table:table-cell table:formula="of:=VLOOKUP([.L11];entries_item_list_3;2)" office:value-type="string" office:string-value="セージ">
            <text:p>セージ</text:p>
          </table:table-cell>
          <table:table-cell table:formula="of:=VLOOKUP([.M11];entries_item_list_3;2)" office:value-type="float" office:value="0">
            <text:p>#N/A</text:p>
          </table:table-cell>
          <table:table-cell table:formula="of:=VLOOKUP([.N11];entries_item_list_3;2)" office:value-type="float" office:value="0">
            <text:p>#N/A</text:p>
          </table:table-cell>
          <table:table-cell office:value-type="string">
            <text:p>麦焼酎の麦、わずかに残っている。 / 보리 소주의 보리 맛. 희미하게 남아있다.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47">
            <text:p>47</text:p>
          </table:table-cell>
          <table:table-cell office:value-type="date" office:date-value="2021-06-23T00:10:41.16">
            <text:p>06-23 00:10</text:p>
          </table:table-cell>
          <table:table-cell office:value-type="date" office:date-value="2021-06-23T00:12:24.91">
            <text:p>06-23 00:12</text:p>
          </table:table-cell>
          <table:table-cell office:value-type="float" office:value="3">
            <text:p>3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office:value-type="string">
            <text:p>GH-1:2</text:p>
          </table:table-cell>
          <table:table-cell office:value-type="string">
            <text:p>H</text:p>
          </table:table-cell>
          <table:table-cell table:formula="of:=VLOOKUP([.H12];entries_item_list_3;2)" office:value-type="string" office:string-value="チャービル">
            <text:p>チャービル</text:p>
          </table:table-cell>
          <table:table-cell office:value-type="string">
            <text:p>H</text:p>
          </table:table-cell>
          <table:table-cell table:formula="of:=VLOOKUP([.J12];entries_item_list_3;2)" office:value-type="string" office:string-value="チャービル">
            <text:p>チャービル</text:p>
          </table:table-cell>
          <table:table-cell table:formula="of:=LEFT([.E12];1)" office:value-type="string" office:string-value="G">
            <text:p>G</text:p>
          </table:table-cell>
          <table:table-cell table:formula="of:=MID([.E12];2;1)" office:value-type="string" office:string-value="H">
            <text:p>H</text:p>
          </table:table-cell>
          <table:table-cell table:formula="of:=RIGHT([.E12];1)" office:value-type="string" office:string-value="H">
            <text:p>H</text:p>
          </table:table-cell>
          <table:table-cell table:formula="of:=VLOOKUP([.L12];entries_item_list_3;2)" office:value-type="string" office:string-value="セージ">
            <text:p>セージ</text:p>
          </table:table-cell>
          <table:table-cell table:formula="of:=VLOOKUP([.M12];entries_item_list_3;2)" office:value-type="string" office:string-value="チャービル">
            <text:p>チャービル</text:p>
          </table:table-cell>
          <table:table-cell table:formula="of:=VLOOKUP([.N12];entries_item_list_3;2)" office:value-type="string" office:string-value="チャービル">
            <text:p>チャービル</text:p>
          </table:table-cell>
          <table:table-cell office:value-type="string">
            <text:p>세이지와 처빌의 비율 (맛) --&gt; 2:3</text:p>
          </table:table-cell>
          <table:table-cell table:number-columns-repeated="2" office:value-type="string">
            <text:p>*</text:p>
          </table:table-cell>
        </table:table-row>
        <table:table-row table:style-name="ro4">
          <table:table-cell office:value-type="float" office:value="78">
            <text:p>78</text:p>
          </table:table-cell>
          <table:table-cell office:value-type="date" office:date-value="2021-06-29T00:22:35.92">
            <text:p>06-29 00:22</text:p>
          </table:table-cell>
          <table:table-cell office:value-type="date" office:date-value="2021-06-29T00:35:10.39">
            <text:p>06-29 00:35</text:p>
          </table:table-cell>
          <table:table-cell office:value-type="float" office:value="6">
            <text:p>6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13];&quot;-&quot;;[.F13])" office:value-type="string" office:string-value="DF-1:2">
            <text:p>DF-1:2</text:p>
          </table:table-cell>
          <table:table-cell/>
          <table:table-cell table:formula="of:=VLOOKUP([.H13];entries_item_list_3;2)" office:value-type="float" office:value="0">
            <text:p>#N/A</text:p>
          </table:table-cell>
          <table:table-cell/>
          <table:table-cell table:formula="of:=VLOOKUP([.J13];entries_item_list_3;2)" office:value-type="float" office:value="0">
            <text:p>#N/A</text:p>
          </table:table-cell>
          <table:table-cell table:formula="of:=LEFT([.E13];1)" office:value-type="string" office:string-value="D">
            <text:p>D</text:p>
          </table:table-cell>
          <table:table-cell table:formula="of:=MID([.E13];2;1)" office:value-type="string" office:string-value="F">
            <text:p>F</text:p>
          </table:table-cell>
          <table:table-cell table:formula="of:=RIGHT([.E13];1)" office:value-type="string" office:string-value="F">
            <text:p>F</text:p>
          </table:table-cell>
          <table:table-cell table:formula="of:=VLOOKUP([.L13];entries_item_list_3;2)" office:value-type="string" office:string-value="赤紫蘇">
            <text:p>赤紫蘇</text:p>
          </table:table-cell>
          <table:table-cell table:formula="of:=VLOOKUP([.M13];entries_item_list_3;2)" office:value-type="string" office:string-value="ディル">
            <text:p>ディル</text:p>
          </table:table-cell>
          <table:table-cell table:formula="of:=VLOOKUP([.N13];entries_item_list_3;2)" office:value-type="string" office:string-value="ディル">
            <text:p>ディル</text:p>
          </table:table-cell>
          <table:table-cell/>
          <table:table-cell office:value-type="string">
            <office:annotation draw:style-name="gr1" draw:text-style-name="P1" svg:width="2.899cm" svg:height="0.669cm" svg:x="37.691cm" svg:y="6.829cm" draw:caption-point-x="-0.61cm" draw:caption-point-y="1.06cm">
              <dc:creator>ik</dc:creator>
              <dc:date>2021-06-29T00:00:00</dc:date>
              <text:p text:style-name="P1"><text:span text:style-name="T1">나쁘지 않다</text:span></text:p>
            </office:annotation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office:value-type="float" office:value="79">
            <text:p>79</text:p>
          </table:table-cell>
          <table:table-cell office:value-type="date" office:date-value="2021-06-29T00:37:15.23">
            <text:p>06-29 00:37</text:p>
          </table:table-cell>
          <table:table-cell office:value-type="date" office:date-value="2021-06-29T00:46:46.93">
            <text:p>06-29 00:46</text:p>
          </table:table-cell>
          <table:table-cell office:value-type="float" office:value="7">
            <text:p>7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14];&quot;-&quot;;[.F14])" office:value-type="string" office:string-value="FG-1:2">
            <text:p>FG-1:2</text:p>
          </table:table-cell>
          <table:table-cell/>
          <table:table-cell table:formula="of:=VLOOKUP([.H14];entries_item_list_3;2)" office:value-type="float" office:value="0">
            <text:p>#N/A</text:p>
          </table:table-cell>
          <table:table-cell/>
          <table:table-cell table:formula="of:=VLOOKUP([.J14];entries_item_list_3;2)" office:value-type="float" office:value="0">
            <text:p>#N/A</text:p>
          </table:table-cell>
          <table:table-cell table:formula="of:=LEFT([.E14];1)" office:value-type="string" office:string-value="F">
            <text:p>F</text:p>
          </table:table-cell>
          <table:table-cell table:formula="of:=MID([.E14];2;1)" office:value-type="string" office:string-value="G">
            <text:p>G</text:p>
          </table:table-cell>
          <table:table-cell table:formula="of:=RIGHT([.E14];1)" office:value-type="string" office:string-value="G">
            <text:p>G</text:p>
          </table:table-cell>
          <table:table-cell table:formula="of:=VLOOKUP([.L14];entries_item_list_3;2)" office:value-type="string" office:string-value="ディル">
            <text:p>ディル</text:p>
          </table:table-cell>
          <table:table-cell table:formula="of:=VLOOKUP([.M14];entries_item_list_3;2)" office:value-type="string" office:string-value="セージ">
            <text:p>セージ</text:p>
          </table:table-cell>
          <table:table-cell table:formula="of:=VLOOKUP([.N14];entries_item_list_3;2)" office:value-type="string" office:string-value="セージ">
            <text:p>セージ</text:p>
          </table:table-cell>
          <table:table-cell/>
          <table:table-cell office:value-type="string">
            <text:p>#</text:p>
          </table:table-cell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6">
            <text:p>6</text:p>
          </table:table-cell>
          <table:table-cell office:value-type="date" office:date-value="2021-06-16T00:22:24.91">
            <text:p>06-16 00:22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5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5];1)" office:value-type="string" office:string-value="A">
            <text:p>A</text:p>
          </table:table-cell>
          <table:table-cell table:formula="of:=MID([.E15];2;1)" office:value-type="string" office:string-value="B">
            <text:p>B</text:p>
          </table:table-cell>
          <table:table-cell table:formula="of:=RIGHT([.E15];1)" office:value-type="string" office:string-value="B">
            <text:p>B</text:p>
          </table:table-cell>
          <table:table-cell table:formula="of:=VLOOKUP([.L15];entries_item_list_3;2)" office:value-type="string" office:string-value="スペアミント">
            <text:p>スペアミント</text:p>
          </table:table-cell>
          <table:table-cell table:formula="of:=VLOOKUP([.M15];entries_item_list_3;2)" office:value-type="string" office:string-value="ローズマリー">
            <text:p>ローズマリー</text:p>
          </table:table-cell>
          <table:table-cell table:formula="of:=VLOOKUP([.N15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date" office:date-value="2021-06-16T00:38:41.67">
            <text:p>06-16 00:3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16];entries_item_list_3;2)" office:value-type="float" office:value="0">
            <text:p>#N/A</text:p>
          </table:table-cell>
          <table:table-cell table:number-columns-repeated="2"/>
          <table:table-cell table:formula="of:=LEFT([.E16];1)" office:value-type="string" office:string-value="A">
            <text:p>A</text:p>
          </table:table-cell>
          <table:table-cell table:formula="of:=MID([.E16];2;1)" office:value-type="string" office:string-value="B">
            <text:p>B</text:p>
          </table:table-cell>
          <table:table-cell table:formula="of:=RIGHT([.E16];1)" office:value-type="string" office:string-value="B">
            <text:p>B</text:p>
          </table:table-cell>
          <table:table-cell table:formula="of:=VLOOKUP([.L16];entries_item_list_3;2)" office:value-type="string" office:string-value="スペアミント">
            <text:p>スペアミント</text:p>
          </table:table-cell>
          <table:table-cell table:formula="of:=VLOOKUP([.M16];entries_item_list_3;2)" office:value-type="string" office:string-value="ローズマリー">
            <text:p>ローズマリー</text:p>
          </table:table-cell>
          <table:table-cell table:formula="of:=VLOOKUP([.N16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date" office:date-value="2021-06-16T00:41:10.42">
            <text:p>06-16 00:41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7];1)" office:value-type="string" office:string-value="A">
            <text:p>A</text:p>
          </table:table-cell>
          <table:table-cell table:formula="of:=MID([.E17];2;1)" office:value-type="string" office:string-value="B">
            <text:p>B</text:p>
          </table:table-cell>
          <table:table-cell table:formula="of:=RIGHT([.E17];1)" office:value-type="string" office:string-value="B">
            <text:p>B</text:p>
          </table:table-cell>
          <table:table-cell table:formula="of:=VLOOKUP([.L17];entries_item_list_3;2)" office:value-type="string" office:string-value="スペアミント">
            <text:p>スペアミント</text:p>
          </table:table-cell>
          <table:table-cell table:formula="of:=VLOOKUP([.M17];entries_item_list_3;2)" office:value-type="string" office:string-value="ローズマリー">
            <text:p>ローズマリー</text:p>
          </table:table-cell>
          <table:table-cell table:formula="of:=VLOOKUP([.N17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1">
            <text:p>11</text:p>
          </table:table-cell>
          <table:table-cell office:value-type="date" office:date-value="2021-06-16T00:52:02.63">
            <text:p>06-16 00:5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1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18];1)" office:value-type="string" office:string-value="A">
            <text:p>A</text:p>
          </table:table-cell>
          <table:table-cell table:formula="of:=MID([.E18];2;1)" office:value-type="string" office:string-value="B">
            <text:p>B</text:p>
          </table:table-cell>
          <table:table-cell table:formula="of:=RIGHT([.E18];1)" office:value-type="string" office:string-value="B">
            <text:p>B</text:p>
          </table:table-cell>
          <table:table-cell table:formula="of:=VLOOKUP([.L18];entries_item_list_3;2)" office:value-type="string" office:string-value="スペアミント">
            <text:p>スペアミント</text:p>
          </table:table-cell>
          <table:table-cell table:formula="of:=VLOOKUP([.M18];entries_item_list_3;2)" office:value-type="string" office:string-value="ローズマリー">
            <text:p>ローズマリー</text:p>
          </table:table-cell>
          <table:table-cell table:formula="of:=VLOOKUP([.N18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date" office:date-value="2021-06-17T00:22:16.41">
            <text:p>06-17 00:22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?</text:p>
          </table:table-cell>
          <table:table-cell table:formula="of:=VLOOKUP([.H19];entries_item_list_3;2)" office:value-type="float" office:value="0">
            <text:p>#N/A</text:p>
          </table:table-cell>
          <table:table-cell table:number-columns-repeated="2"/>
          <table:table-cell table:formula="of:=LEFT([.E19];1)" office:value-type="string" office:string-value="A">
            <text:p>A</text:p>
          </table:table-cell>
          <table:table-cell table:formula="of:=MID([.E19];2;1)" office:value-type="string" office:string-value="B">
            <text:p>B</text:p>
          </table:table-cell>
          <table:table-cell table:formula="of:=RIGHT([.E19];1)" office:value-type="string" office:string-value="B">
            <text:p>B</text:p>
          </table:table-cell>
          <table:table-cell table:formula="of:=VLOOKUP([.L19];entries_item_list_3;2)" office:value-type="string" office:string-value="スペアミント">
            <text:p>スペアミント</text:p>
          </table:table-cell>
          <table:table-cell table:formula="of:=VLOOKUP([.M19];entries_item_list_3;2)" office:value-type="string" office:string-value="ローズマリー">
            <text:p>ローズマリー</text:p>
          </table:table-cell>
          <table:table-cell table:formula="of:=VLOOKUP([.N19];entries_item_list_3;2)" office:value-type="string" office:string-value="ローズマリー">
            <text:p>ローズマリー</text:p>
          </table:table-cell>
          <table:table-cell office:value-type="string">
            <text:p>로즈마리의 나무 냄새, 스피어민트의 잔디 냄새, 모두, 함께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date" office:date-value="2021-06-17T00:28:23.49">
            <text:p>06-17 00:28</text:p>
          </table:table-cell>
          <table:table-cell/>
          <table:table-cell table:style-name="ce19"/>
          <table:table-cell office:value-type="string">
            <text:p>AB</text:p>
          </table:table-cell>
          <table:table-cell office:value-type="string">
            <text:p>1:1</text:p>
          </table:table-cell>
          <table:table-cell office:value-type="string">
            <text:p>AB-1:1</text:p>
          </table:table-cell>
          <table:table-cell office:value-type="string">
            <text:p>A</text:p>
          </table:table-cell>
          <table:table-cell table:formula="of:=VLOOKUP([.H20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0];1)" office:value-type="string" office:string-value="A">
            <text:p>A</text:p>
          </table:table-cell>
          <table:table-cell table:formula="of:=MID([.E20];2;1)" office:value-type="string" office:string-value="B">
            <text:p>B</text:p>
          </table:table-cell>
          <table:table-cell table:formula="of:=RIGHT([.E20];1)" office:value-type="string" office:string-value="B">
            <text:p>B</text:p>
          </table:table-cell>
          <table:table-cell table:formula="of:=VLOOKUP([.L20];entries_item_list_3;2)" office:value-type="string" office:string-value="スペアミント">
            <text:p>スペアミント</text:p>
          </table:table-cell>
          <table:table-cell table:formula="of:=VLOOKUP([.M20];entries_item_list_3;2)" office:value-type="string" office:string-value="ローズマリー">
            <text:p>ローズマリー</text:p>
          </table:table-cell>
          <table:table-cell table:formula="of:=VLOOKUP([.N20];entries_item_list_3;2)" office:value-type="string" office:string-value="ローズマリー">
            <text:p>ローズマリー</text:p>
          </table:table-cell>
          <table:table-cell office:value-type="string">
            <text:p>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6-16T00:10:59.46">
            <text:p>06-16 00:10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1:2</text:p>
          </table:table-cell>
          <table:table-cell office:value-type="string">
            <text:p>AB-1:2</text:p>
          </table:table-cell>
          <table:table-cell office:value-type="string">
            <text:p>B</text:p>
          </table:table-cell>
          <table:table-cell table:formula="of:=VLOOKUP([.H21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21];1)" office:value-type="string" office:string-value="A">
            <text:p>A</text:p>
          </table:table-cell>
          <table:table-cell table:formula="of:=MID([.E21];2;1)" office:value-type="string" office:string-value="B">
            <text:p>B</text:p>
          </table:table-cell>
          <table:table-cell table:formula="of:=RIGHT([.E21];1)" office:value-type="string" office:string-value="B">
            <text:p>B</text:p>
          </table:table-cell>
          <table:table-cell table:formula="of:=VLOOKUP([.L21];entries_item_list_3;2)" office:value-type="string" office:string-value="スペアミント">
            <text:p>スペアミント</text:p>
          </table:table-cell>
          <table:table-cell table:formula="of:=VLOOKUP([.M21];entries_item_list_3;2)" office:value-type="string" office:string-value="ローズマリー">
            <text:p>ローズマリー</text:p>
          </table:table-cell>
          <table:table-cell table:formula="of:=VLOOKUP([.N21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1">
            <text:p>1</text:p>
          </table:table-cell>
          <table:table-cell office:value-type="date" office:date-value="2021-06-15T23:49:00">
            <text:p>06-15 23:4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table:formula="of:=[.L22]" office:value-type="string" office:string-value="A">
            <text:p>A</text:p>
          </table:table-cell>
          <table:table-cell table:formula="of:=VLOOKUP([.H2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2];1)" office:value-type="string" office:string-value="A">
            <text:p>A</text:p>
          </table:table-cell>
          <table:table-cell table:formula="of:=MID([.E22];2;1)" office:value-type="string" office:string-value="B">
            <text:p>B</text:p>
          </table:table-cell>
          <table:table-cell table:formula="of:=RIGHT([.E22];1)" office:value-type="string" office:string-value="B">
            <text:p>B</text:p>
          </table:table-cell>
          <table:table-cell table:formula="of:=VLOOKUP([.L22];entries_item_list_3;2)" office:value-type="string" office:string-value="スペアミント">
            <text:p>スペアミント</text:p>
          </table:table-cell>
          <table:table-cell table:formula="of:=VLOOKUP([.M22];entries_item_list_3;2)" office:value-type="string" office:string-value="ローズマリー">
            <text:p>ローズマリー</text:p>
          </table:table-cell>
          <table:table-cell table:formula="of:=VLOOKUP([.N22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2">
            <text:p>12</text:p>
          </table:table-cell>
          <table:table-cell office:value-type="date" office:date-value="2021-06-16T23:59:08.7">
            <text:p>06-16 23:59</text:p>
          </table:table-cell>
          <table:table-cell/>
          <table:table-cell table:style-name="ce19"/>
          <table:table-cell office:value-type="string">
            <text:p>AB</text:p>
          </table:table-cell>
          <table:table-cell table:style-name="ce24" office:value-type="string">
            <text:p>2:1</text:p>
          </table:table-cell>
          <table:table-cell office:value-type="string">
            <text:p>AB-2:1</text:p>
          </table:table-cell>
          <table:table-cell office:value-type="string">
            <text:p>A</text:p>
          </table:table-cell>
          <table:table-cell table:formula="of:=VLOOKUP([.H23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3];1)" office:value-type="string" office:string-value="A">
            <text:p>A</text:p>
          </table:table-cell>
          <table:table-cell table:formula="of:=MID([.E23];2;1)" office:value-type="string" office:string-value="B">
            <text:p>B</text:p>
          </table:table-cell>
          <table:table-cell table:formula="of:=RIGHT([.E23];1)" office:value-type="string" office:string-value="B">
            <text:p>B</text:p>
          </table:table-cell>
          <table:table-cell table:formula="of:=VLOOKUP([.L23];entries_item_list_3;2)" office:value-type="string" office:string-value="スペアミント">
            <text:p>スペアミント</text:p>
          </table:table-cell>
          <table:table-cell table:formula="of:=VLOOKUP([.M23];entries_item_list_3;2)" office:value-type="string" office:string-value="ローズマリー">
            <text:p>ローズマリー</text:p>
          </table:table-cell>
          <table:table-cell table:formula="of:=VLOOKUP([.N23];entries_item_list_3;2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18" office:value-type="float" office:value="5">
            <text:p>5</text:p>
          </table:table-cell>
          <table:table-cell office:value-type="date" office:date-value="2021-06-16T00:18:06.15">
            <text:p>06-16 00:18</text:p>
          </table:table-cell>
          <table:table-cell/>
          <table:table-cell table:style-name="ce19"/>
          <table:table-cell office:value-type="string">
            <text:p>ABC</text:p>
          </table:table-cell>
          <table:table-cell table:style-name="ce24" office:value-type="string">
            <text:p>1:1:1</text:p>
          </table:table-cell>
          <table:table-cell office:value-type="string">
            <text:p>ABC-1:1:1</text:p>
          </table:table-cell>
          <table:table-cell office:value-type="string">
            <text:p>C</text:p>
          </table:table-cell>
          <table:table-cell table:formula="of:=VLOOKUP([.H24];entries_item_list_3;2)" office:value-type="string" office:string-value="オオバ">
            <text:p>オオバ</text:p>
          </table:table-cell>
          <table:table-cell table:number-columns-repeated="2"/>
          <table:table-cell table:formula="of:=LEFT([.E24];1)" office:value-type="string" office:string-value="A">
            <text:p>A</text:p>
          </table:table-cell>
          <table:table-cell table:formula="of:=MID([.E24];2;1)" office:value-type="string" office:string-value="B">
            <text:p>B</text:p>
          </table:table-cell>
          <table:table-cell table:formula="of:=RIGHT([.E24];1)" office:value-type="string" office:string-value="C">
            <text:p>C</text:p>
          </table:table-cell>
          <table:table-cell table:formula="of:=VLOOKUP([.L24];entries_item_list_3;2)" office:value-type="string" office:string-value="スペアミント">
            <text:p>スペアミント</text:p>
          </table:table-cell>
          <table:table-cell table:formula="of:=VLOOKUP([.M24];entries_item_list_3;2)" office:value-type="string" office:string-value="ローズマリー">
            <text:p>ローズマリー</text:p>
          </table:table-cell>
          <table:table-cell table:formula="of:=VLOOKUP([.N24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">
            <text:p>7</text:p>
          </table:table-cell>
          <table:table-cell office:value-type="date" office:date-value="2021-06-16T00:30:52.170001">
            <text:p>06-16 00:30</text:p>
          </table:table-cell>
          <table:table-cell/>
          <table:table-cell table:style-name="ce19"/>
          <table:table-cell office:value-type="string">
            <text:p>AC</text:p>
          </table:table-cell>
          <table:table-cell office:value-type="string">
            <text:p>1:1</text:p>
          </table:table-cell>
          <table:table-cell office:value-type="string">
            <text:p>AC-1:1</text:p>
          </table:table-cell>
          <table:table-cell office:value-type="string">
            <text:p>C</text:p>
          </table:table-cell>
          <table:table-cell table:formula="of:=VLOOKUP([.H25];entries_item_list_3;2)" office:value-type="string" office:string-value="オオバ">
            <text:p>オオバ</text:p>
          </table:table-cell>
          <table:table-cell table:number-columns-repeated="2"/>
          <table:table-cell table:formula="of:=LEFT([.E25];1)" office:value-type="string" office:string-value="A">
            <text:p>A</text:p>
          </table:table-cell>
          <table:table-cell table:formula="of:=MID([.E25];2;1)" office:value-type="string" office:string-value="C">
            <text:p>C</text:p>
          </table:table-cell>
          <table:table-cell table:formula="of:=RIGHT([.E25];1)" office:value-type="string" office:string-value="C">
            <text:p>C</text:p>
          </table:table-cell>
          <table:table-cell table:formula="of:=VLOOKUP([.L25];entries_item_list_3;2)" office:value-type="string" office:string-value="スペアミント">
            <text:p>スペアミント</text:p>
          </table:table-cell>
          <table:table-cell table:formula="of:=VLOOKUP([.M25];entries_item_list_3;2)" office:value-type="string" office:string-value="オオバ">
            <text:p>オオバ</text:p>
          </table:table-cell>
          <table:table-cell table:formula="of:=VLOOKUP([.N25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2">
            <text:p>2</text:p>
          </table:table-cell>
          <table:table-cell office:value-type="date" office:date-value="2021-06-15T23:52:00">
            <text:p>06-15 23:52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table:formula="of:=[.N26]" office:value-type="string" office:string-value="C">
            <text:p>C</text:p>
          </table:table-cell>
          <table:table-cell table:formula="of:=VLOOKUP([.H26];entries_item_list_3;2)" office:value-type="string" office:string-value="オオバ">
            <text:p>オオバ</text:p>
          </table:table-cell>
          <table:table-cell table:number-columns-repeated="2"/>
          <table:table-cell table:formula="of:=LEFT([.E26];1)" office:value-type="string" office:string-value="A">
            <text:p>A</text:p>
          </table:table-cell>
          <table:table-cell table:formula="of:=MID([.E26];2;1)" office:value-type="string" office:string-value="C">
            <text:p>C</text:p>
          </table:table-cell>
          <table:table-cell table:formula="of:=RIGHT([.E26];1)" office:value-type="string" office:string-value="C">
            <text:p>C</text:p>
          </table:table-cell>
          <table:table-cell table:formula="of:=VLOOKUP([.L26];entries_item_list_3;2)" office:value-type="string" office:string-value="スペアミント">
            <text:p>スペアミント</text:p>
          </table:table-cell>
          <table:table-cell table:formula="of:=VLOOKUP([.M26];entries_item_list_3;2)" office:value-type="string" office:string-value="オオバ">
            <text:p>オオバ</text:p>
          </table:table-cell>
          <table:table-cell table:formula="of:=VLOOKUP([.N26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date" office:date-value="2021-06-17T00:21:45.27">
            <text:p>06-17 00:21</text:p>
          </table:table-cell>
          <table:table-cell/>
          <table:table-cell table:style-name="ce19"/>
          <table:table-cell office:value-type="string">
            <text:p>AC</text:p>
          </table:table-cell>
          <table:table-cell table:style-name="ce24" office:value-type="string">
            <text:p>2:1</text:p>
          </table:table-cell>
          <table:table-cell office:value-type="string">
            <text:p>AC-2:1</text:p>
          </table:table-cell>
          <table:table-cell office:value-type="string">
            <text:p>A</text:p>
          </table:table-cell>
          <table:table-cell table:formula="of:=VLOOKUP([.H27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7];1)" office:value-type="string" office:string-value="A">
            <text:p>A</text:p>
          </table:table-cell>
          <table:table-cell table:formula="of:=MID([.E27];2;1)" office:value-type="string" office:string-value="C">
            <text:p>C</text:p>
          </table:table-cell>
          <table:table-cell table:formula="of:=RIGHT([.E27];1)" office:value-type="string" office:string-value="C">
            <text:p>C</text:p>
          </table:table-cell>
          <table:table-cell table:formula="of:=VLOOKUP([.L27];entries_item_list_3;2)" office:value-type="string" office:string-value="スペアミント">
            <text:p>スペアミント</text:p>
          </table:table-cell>
          <table:table-cell table:formula="of:=VLOOKUP([.M27];entries_item_list_3;2)" office:value-type="string" office:string-value="オオバ">
            <text:p>オオバ</text:p>
          </table:table-cell>
          <table:table-cell table:formula="of:=VLOOKUP([.N27];entries_item_list_3;2)" office:value-type="string" office:string-value="オオバ">
            <text:p>オオバ</text:p>
          </table:table-cell>
          <table:table-cell office:value-type="string">
            <text:p>スペアミントのみと、ほぼ、味、変わらず/ 스피어민트 만과 거의, 맛 변함없이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5">
            <text:p>25</text:p>
          </table:table-cell>
          <table:table-cell office:value-type="date" office:date-value="2021-06-18T00:08:06.380001">
            <text:p>06-18 00:08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1</text:p>
          </table:table-cell>
          <table:table-cell office:value-type="string">
            <text:p>AD-1:1</text:p>
          </table:table-cell>
          <table:table-cell office:value-type="string">
            <text:p>A</text:p>
          </table:table-cell>
          <table:table-cell table:formula="of:=VLOOKUP([.H28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28];1)" office:value-type="string" office:string-value="A">
            <text:p>A</text:p>
          </table:table-cell>
          <table:table-cell table:formula="of:=MID([.E28];2;1)" office:value-type="string" office:string-value="D">
            <text:p>D</text:p>
          </table:table-cell>
          <table:table-cell table:formula="of:=RIGHT([.E28];1)" office:value-type="string" office:string-value="D">
            <text:p>D</text:p>
          </table:table-cell>
          <table:table-cell table:formula="of:=VLOOKUP([.L28];entries_item_list_3;2)" office:value-type="string" office:string-value="スペアミント">
            <text:p>スペアミント</text:p>
          </table:table-cell>
          <table:table-cell table:formula="of:=VLOOKUP([.M28];entries_item_list_3;2)" office:value-type="string" office:string-value="赤紫蘇">
            <text:p>赤紫蘇</text:p>
          </table:table-cell>
          <table:table-cell table:formula="of:=VLOOKUP([.N28];entries_item_list_3;2)" office:value-type="string" office:string-value="赤紫蘇">
            <text:p>赤紫蘇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1">
            <text:p>21</text:p>
          </table:table-cell>
          <table:table-cell office:value-type="date" office:date-value="2021-06-17T23:39:45.4">
            <text:p>06-17 23:39</text:p>
          </table:table-cell>
          <table:table-cell/>
          <table:table-cell table:style-name="ce19"/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29];entries_item_list_3;2)" office:value-type="string" office:string-value="赤紫蘇">
            <text:p>赤紫蘇</text:p>
          </table:table-cell>
          <table:table-cell table:number-columns-repeated="2"/>
          <table:table-cell table:formula="of:=LEFT([.E29];1)" office:value-type="string" office:string-value="A">
            <text:p>A</text:p>
          </table:table-cell>
          <table:table-cell table:formula="of:=MID([.E29];2;1)" office:value-type="string" office:string-value="D">
            <text:p>D</text:p>
          </table:table-cell>
          <table:table-cell table:formula="of:=RIGHT([.E29];1)" office:value-type="string" office:string-value="D">
            <text:p>D</text:p>
          </table:table-cell>
          <table:table-cell table:formula="of:=VLOOKUP([.L29];entries_item_list_3;2)" office:value-type="string" office:string-value="スペアミント">
            <text:p>スペアミント</text:p>
          </table:table-cell>
          <table:table-cell table:formula="of:=VLOOKUP([.M29];entries_item_list_3;2)" office:value-type="string" office:string-value="赤紫蘇">
            <text:p>赤紫蘇</text:p>
          </table:table-cell>
          <table:table-cell table:formula="of:=VLOOKUP([.N29];entries_item_list_3;2)" office:value-type="string" office:string-value="赤紫蘇">
            <text:p>赤紫蘇</text:p>
          </table:table-cell>
          <table:table-cell office:value-type="string">
            <text:p>잎 냄새가 적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1">
            <text:p>41</text:p>
          </table:table-cell>
          <table:table-cell office:value-type="date" office:date-value="2021-06-21T00:27:05.28">
            <text:p>06-21 00:27</text:p>
          </table:table-cell>
          <table:table-cell office:value-type="date" office:date-value="2021-06-21T00:36:47.88">
            <text:p>06-21 00:36</text:p>
          </table:table-cell>
          <table:table-cell table:formula="of:=[.D29]+1"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office:value-type="string">
            <text:p>AD-1:2</text:p>
          </table:table-cell>
          <table:table-cell office:value-type="string">
            <text:p>D</text:p>
          </table:table-cell>
          <table:table-cell table:formula="of:=VLOOKUP([.H30];entries_item_list_3;2)" office:value-type="string" office:string-value="赤紫蘇">
            <text:p>赤紫蘇</text:p>
          </table:table-cell>
          <table:table-cell table:number-columns-repeated="2"/>
          <table:table-cell table:formula="of:=LEFT([.E30];1)" office:value-type="string" office:string-value="A">
            <text:p>A</text:p>
          </table:table-cell>
          <table:table-cell table:formula="of:=MID([.E30];2;1)" office:value-type="string" office:string-value="D">
            <text:p>D</text:p>
          </table:table-cell>
          <table:table-cell table:formula="of:=RIGHT([.E30];1)" office:value-type="string" office:string-value="D">
            <text:p>D</text:p>
          </table:table-cell>
          <table:table-cell table:formula="of:=VLOOKUP([.L30];entries_item_list_3;2)" office:value-type="string" office:string-value="スペアミント">
            <text:p>スペアミント</text:p>
          </table:table-cell>
          <table:table-cell table:formula="of:=VLOOKUP([.M30];entries_item_list_3;2)" office:value-type="string" office:string-value="赤紫蘇">
            <text:p>赤紫蘇</text:p>
          </table:table-cell>
          <table:table-cell table:formula="of:=VLOOKUP([.N30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3">
            <text:p>73</text:p>
          </table:table-cell>
          <table:table-cell office:value-type="date" office:date-value="2021-06-28T23:31:42.65">
            <text:p>06-28 23:31</text:p>
          </table:table-cell>
          <table:table-cell office:value-type="date" office:date-value="2021-06-28T23:38:20.970001">
            <text:p>06-28 23:38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31];&quot;-&quot;;[.F31])" office:value-type="string" office:string-value="AD-1:2">
            <text:p>AD-1:2</text:p>
          </table:table-cell>
          <table:table-cell/>
          <table:table-cell table:formula="of:=VLOOKUP([.H31];entries_item_list_3;2)" office:value-type="float" office:value="0">
            <text:p>#N/A</text:p>
          </table:table-cell>
          <table:table-cell/>
          <table:table-cell table:formula="of:=VLOOKUP([.J31];entries_item_list_3;2)" office:value-type="float" office:value="0">
            <text:p>#N/A</text:p>
          </table:table-cell>
          <table:table-cell table:formula="of:=LEFT([.E31];1)" office:value-type="string" office:string-value="A">
            <text:p>A</text:p>
          </table:table-cell>
          <table:table-cell table:formula="of:=MID([.E31];2;1)" office:value-type="string" office:string-value="D">
            <text:p>D</text:p>
          </table:table-cell>
          <table:table-cell table:formula="of:=RIGHT([.E31];1)" office:value-type="string" office:string-value="D">
            <text:p>D</text:p>
          </table:table-cell>
          <table:table-cell table:formula="of:=VLOOKUP([.L31];entries_item_list_3;2)" office:value-type="string" office:string-value="スペアミント">
            <text:p>スペアミント</text:p>
          </table:table-cell>
          <table:table-cell table:formula="of:=VLOOKUP([.M31];entries_item_list_3;2)" office:value-type="string" office:string-value="赤紫蘇">
            <text:p>赤紫蘇</text:p>
          </table:table-cell>
          <table:table-cell table:formula="of:=VLOOKUP([.N31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7">
            <text:p>47</text:p>
          </table:table-cell>
          <table:table-cell office:value-type="date" office:date-value="2021-06-22T00:34:14.45">
            <text:p>06-22 00:34</text:p>
          </table:table-cell>
          <table:table-cell office:value-type="date" office:date-value="2021-06-22T00:38:04.99">
            <text:p>06-22 00:3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office:value-type="string">
            <text:p>AD-2:1</text:p>
          </table:table-cell>
          <table:table-cell office:value-type="string">
            <text:p>A</text:p>
          </table:table-cell>
          <table:table-cell table:formula="of:=VLOOKUP([.H3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2];1)" office:value-type="string" office:string-value="A">
            <text:p>A</text:p>
          </table:table-cell>
          <table:table-cell table:formula="of:=MID([.E32];2;1)" office:value-type="string" office:string-value="D">
            <text:p>D</text:p>
          </table:table-cell>
          <table:table-cell table:formula="of:=RIGHT([.E32];1)" office:value-type="string" office:string-value="D">
            <text:p>D</text:p>
          </table:table-cell>
          <table:table-cell table:formula="of:=VLOOKUP([.L32];entries_item_list_3;2)" office:value-type="string" office:string-value="スペアミント">
            <text:p>スペアミント</text:p>
          </table:table-cell>
          <table:table-cell table:formula="of:=VLOOKUP([.M32];entries_item_list_3;2)" office:value-type="string" office:string-value="赤紫蘇">
            <text:p>赤紫蘇</text:p>
          </table:table-cell>
          <table:table-cell table:formula="of:=VLOOKUP([.N32];entries_item_list_3;2)" office:value-type="string" office:string-value="赤紫蘇">
            <text:p>赤紫蘇</text:p>
          </table:table-cell>
          <table:table-cell office:value-type="string">
            <text:p>붉은 차조기 같기도있다. / 스피어민트의 호됨이 무뎌진 것 같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date" office:date-value="2021-06-26T00:37:18.97">
            <text:p>06-26 00:37</text:p>
          </table:table-cell>
          <table:table-cell/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33];&quot;-&quot;;[.F33])" office:value-type="string" office:string-value="AD-2:1">
            <text:p>AD-2:1</text:p>
          </table:table-cell>
          <table:table-cell office:value-type="string">
            <text:p>A</text:p>
          </table:table-cell>
          <table:table-cell table:formula="of:=VLOOKUP([.H33];entries_item_list_3;2)" office:value-type="string" office:string-value="スペアミント">
            <text:p>スペアミント</text:p>
          </table:table-cell>
          <table:table-cell office:value-type="string">
            <text:p>?</text:p>
          </table:table-cell>
          <table:table-cell table:formula="of:=VLOOKUP([.J33];entries_item_list_3;2)" office:value-type="float" office:value="0">
            <text:p>#N/A</text:p>
          </table:table-cell>
          <table:table-cell table:formula="of:=LEFT([.E33];1)" office:value-type="string" office:string-value="A">
            <text:p>A</text:p>
          </table:table-cell>
          <table:table-cell table:formula="of:=MID([.E33];2;1)" office:value-type="string" office:string-value="D">
            <text:p>D</text:p>
          </table:table-cell>
          <table:table-cell table:formula="of:=RIGHT([.E33];1)" office:value-type="string" office:string-value="D">
            <text:p>D</text:p>
          </table:table-cell>
          <table:table-cell table:formula="of:=VLOOKUP([.L33];entries_item_list_3;2)" office:value-type="string" office:string-value="スペアミント">
            <text:p>スペアミント</text:p>
          </table:table-cell>
          <table:table-cell table:formula="of:=VLOOKUP([.M33];entries_item_list_3;2)" office:value-type="string" office:string-value="赤紫蘇">
            <text:p>赤紫蘇</text:p>
          </table:table-cell>
          <table:table-cell table:formula="of:=VLOOKUP([.N33];entries_item_list_3;2)" office:value-type="string" office:string-value="赤紫蘇">
            <text:p>赤紫蘇</text:p>
          </table:table-cell>
          <table:table-cell office:value-type="string">
            <text:p>スペアミント。赤紫蘇の、コク、あり。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3">
            <text:p>63</text:p>
          </table:table-cell>
          <table:table-cell office:value-type="date" office:date-value="2021-06-27T00:21:14.47">
            <text:p>06-27 00:21</text:p>
          </table:table-cell>
          <table:table-cell office:value-type="date" office:date-value="2021-06-27T00:28:27.75">
            <text:p>06-27 00:28</text:p>
          </table:table-cell>
          <table:table-cell office:value-type="float" office:value="4">
            <text:p>4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34];&quot;-&quot;;[.F34])" office:value-type="string" office:string-value="AD-2:1">
            <text:p>AD-2:1</text:p>
          </table:table-cell>
          <table:table-cell/>
          <table:table-cell table:formula="of:=VLOOKUP([.H34];entries_item_list_3;2)" office:value-type="float" office:value="0">
            <text:p>#N/A</text:p>
          </table:table-cell>
          <table:table-cell/>
          <table:table-cell table:formula="of:=VLOOKUP([.J34];entries_item_list_3;2)" office:value-type="float" office:value="0">
            <text:p>#N/A</text:p>
          </table:table-cell>
          <table:table-cell table:formula="of:=LEFT([.E34];1)" office:value-type="string" office:string-value="A">
            <text:p>A</text:p>
          </table:table-cell>
          <table:table-cell table:formula="of:=MID([.E34];2;1)" office:value-type="string" office:string-value="D">
            <text:p>D</text:p>
          </table:table-cell>
          <table:table-cell table:formula="of:=RIGHT([.E34];1)" office:value-type="string" office:string-value="D">
            <text:p>D</text:p>
          </table:table-cell>
          <table:table-cell table:formula="of:=VLOOKUP([.L34];entries_item_list_3;2)" office:value-type="string" office:string-value="スペアミント">
            <text:p>スペアミント</text:p>
          </table:table-cell>
          <table:table-cell table:formula="of:=VLOOKUP([.M34];entries_item_list_3;2)" office:value-type="string" office:string-value="赤紫蘇">
            <text:p>赤紫蘇</text:p>
          </table:table-cell>
          <table:table-cell table:formula="of:=VLOOKUP([.N3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9">
            <text:p>69</text:p>
          </table:table-cell>
          <table:table-cell office:value-type="date" office:date-value="2021-06-28T00:32:58.88">
            <text:p>06-28 00:32</text:p>
          </table:table-cell>
          <table:table-cell office:value-type="date" office:date-value="2021-06-28T00:39:55.71">
            <text:p>06-28 00:39</text:p>
          </table:table-cell>
          <table:table-cell office:value-type="float" office:value="2">
            <text:p>2</text:p>
          </table:table-cell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E35];&quot;-&quot;;[.F35])" office:value-type="string" office:string-value="AD-2:1">
            <text:p>AD-2:1</text:p>
          </table:table-cell>
          <table:table-cell/>
          <table:table-cell table:formula="of:=VLOOKUP([.H35];entries_item_list_3;2)" office:value-type="float" office:value="0">
            <text:p>#N/A</text:p>
          </table:table-cell>
          <table:table-cell/>
          <table:table-cell table:formula="of:=VLOOKUP([.J35];entries_item_list_3;2)" office:value-type="float" office:value="0">
            <text:p>#N/A</text:p>
          </table:table-cell>
          <table:table-cell table:formula="of:=LEFT([.E35];1)" office:value-type="string" office:string-value="A">
            <text:p>A</text:p>
          </table:table-cell>
          <table:table-cell table:formula="of:=MID([.E35];2;1)" office:value-type="string" office:string-value="D">
            <text:p>D</text:p>
          </table:table-cell>
          <table:table-cell table:formula="of:=RIGHT([.E35];1)" office:value-type="string" office:string-value="D">
            <text:p>D</text:p>
          </table:table-cell>
          <table:table-cell table:formula="of:=VLOOKUP([.L35];entries_item_list_3;2)" office:value-type="string" office:string-value="スペアミント">
            <text:p>スペアミント</text:p>
          </table:table-cell>
          <table:table-cell table:formula="of:=VLOOKUP([.M35];entries_item_list_3;2)" office:value-type="string" office:string-value="赤紫蘇">
            <text:p>赤紫蘇</text:p>
          </table:table-cell>
          <table:table-cell table:formula="of:=VLOOKUP([.N3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44">
            <text:p>44</text:p>
          </table:table-cell>
          <table:table-cell office:value-type="date" office:date-value="2021-06-22T01:02:36.28">
            <text:p>06-22 01:02</text:p>
          </table:table-cell>
          <table:table-cell office:value-type="date" office:date-value="2021-06-22T01:10:29.76">
            <text:p>06-22 01:10</text:p>
          </table:table-cell>
          <table:table-cell office:value-type="float" office:value="6">
            <text:p>6</text:p>
          </table:table-cell>
          <table:table-cell office:value-type="string">
            <text:p>AF</text:p>
          </table:table-cell>
          <table:table-cell office:value-type="string">
            <text:p>1:1</text:p>
          </table:table-cell>
          <table:table-cell office:value-type="string">
            <text:p>AF-1:1</text:p>
          </table:table-cell>
          <table:table-cell office:value-type="string">
            <text:p>A</text:p>
          </table:table-cell>
          <table:table-cell table:formula="of:=VLOOKUP([.H36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36];1)" office:value-type="string" office:string-value="A">
            <text:p>A</text:p>
          </table:table-cell>
          <table:table-cell table:formula="of:=MID([.E36];2;1)" office:value-type="string" office:string-value="F">
            <text:p>F</text:p>
          </table:table-cell>
          <table:table-cell table:formula="of:=RIGHT([.E36];1)" office:value-type="string" office:string-value="F">
            <text:p>F</text:p>
          </table:table-cell>
          <table:table-cell table:formula="of:=VLOOKUP([.L36];entries_item_list_3;2)" office:value-type="string" office:string-value="スペアミント">
            <text:p>スペアミント</text:p>
          </table:table-cell>
          <table:table-cell table:formula="of:=VLOOKUP([.M36];entries_item_list_3;2)" office:value-type="string" office:string-value="ディル">
            <text:p>ディル</text:p>
          </table:table-cell>
          <table:table-cell table:formula="of:=VLOOKUP([.N36];entries_item_list_3;2)" office:value-type="string" office:string-value="ディル">
            <text:p>ディル</text:p>
          </table:table-cell>
          <table:table-cell office:value-type="string">
            <text:p>스피어민트 이지만, 딜의 "네 수유 나무" 가 <text:s/>느껴진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7">
            <text:p>57</text:p>
          </table:table-cell>
          <table:table-cell office:value-type="date" office:date-value="2021-06-26T00:52:53.3">
            <text:p>06-26 00:52</text:p>
          </table:table-cell>
          <table:table-cell office:value-type="date" office:date-value="2021-06-26T00:57:39.76">
            <text:p>06-26 00:57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7];&quot;-&quot;;[.F37])" office:value-type="string" office:string-value="AF-2:1">
            <text:p>AF-2:1</text:p>
          </table:table-cell>
          <table:table-cell office:value-type="string">
            <text:p>A</text:p>
          </table:table-cell>
          <table:table-cell table:formula="of:=VLOOKUP([.H37];entries_item_list_3;2)" office:value-type="string" office:string-value="スペアミント">
            <text:p>スペアミント</text:p>
          </table:table-cell>
          <table:table-cell/>
          <table:table-cell table:formula="of:=VLOOKUP([.J37];entries_item_list_3;2)" office:value-type="float" office:value="0">
            <text:p>#N/A</text:p>
          </table:table-cell>
          <table:table-cell table:formula="of:=LEFT([.E37];1)" office:value-type="string" office:string-value="A">
            <text:p>A</text:p>
          </table:table-cell>
          <table:table-cell table:formula="of:=MID([.E37];2;1)" office:value-type="string" office:string-value="F">
            <text:p>F</text:p>
          </table:table-cell>
          <table:table-cell table:formula="of:=RIGHT([.E37];1)" office:value-type="string" office:string-value="F">
            <text:p>F</text:p>
          </table:table-cell>
          <table:table-cell table:formula="of:=VLOOKUP([.L37];entries_item_list_3;2)" office:value-type="string" office:string-value="スペアミント">
            <text:p>スペアミント</text:p>
          </table:table-cell>
          <table:table-cell table:formula="of:=VLOOKUP([.M37];entries_item_list_3;2)" office:value-type="string" office:string-value="ディル">
            <text:p>ディル</text:p>
          </table:table-cell>
          <table:table-cell table:formula="of:=VLOOKUP([.N37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77">
            <text:p>77</text:p>
          </table:table-cell>
          <table:table-cell office:value-type="date" office:date-value="2021-06-29T00:15:00">
            <text:p>06-29 00:15</text:p>
          </table:table-cell>
          <table:table-cell office:value-type="date" office:date-value="2021-06-29T00:21:34.55">
            <text:p>06-29 00:21</text:p>
          </table:table-cell>
          <table:table-cell office:value-type="float" office:value="5">
            <text:p>5</text:p>
          </table:table-cell>
          <table:table-cell office:value-type="string">
            <text:p>AF</text:p>
          </table:table-cell>
          <table:table-cell office:value-type="string">
            <text:p>2:1</text:p>
          </table:table-cell>
          <table:table-cell table:formula="of:=CONCATENATE([.E38];&quot;-&quot;;[.F38])" office:value-type="string" office:string-value="AF-2:1">
            <text:p>AF-2:1</text:p>
          </table:table-cell>
          <table:table-cell/>
          <table:table-cell table:formula="of:=VLOOKUP([.H38];entries_item_list_3;2)" office:value-type="float" office:value="0">
            <text:p>#N/A</text:p>
          </table:table-cell>
          <table:table-cell/>
          <table:table-cell table:formula="of:=VLOOKUP([.J38];entries_item_list_3;2)" office:value-type="float" office:value="0">
            <text:p>#N/A</text:p>
          </table:table-cell>
          <table:table-cell table:formula="of:=LEFT([.E38];1)" office:value-type="string" office:string-value="A">
            <text:p>A</text:p>
          </table:table-cell>
          <table:table-cell table:formula="of:=MID([.E38];2;1)" office:value-type="string" office:string-value="F">
            <text:p>F</text:p>
          </table:table-cell>
          <table:table-cell table:formula="of:=RIGHT([.E38];1)" office:value-type="string" office:string-value="F">
            <text:p>F</text:p>
          </table:table-cell>
          <table:table-cell table:formula="of:=VLOOKUP([.L38];entries_item_list_3;2)" office:value-type="string" office:string-value="スペアミント">
            <text:p>スペアミント</text:p>
          </table:table-cell>
          <table:table-cell table:formula="of:=VLOOKUP([.M38];entries_item_list_3;2)" office:value-type="string" office:string-value="ディル">
            <text:p>ディル</text:p>
          </table:table-cell>
          <table:table-cell table:formula="of:=VLOOKUP([.N3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50">
            <text:p>50</text:p>
          </table:table-cell>
          <table:table-cell office:value-type="date" office:date-value="2021-06-24T23:20:32.9">
            <text:p>06-24 23:20</text:p>
          </table:table-cell>
          <table:table-cell office:value-type="date" office:date-value="2021-06-24T23:21:16.26">
            <text:p>06-24 23:21</text:p>
          </table:table-cell>
          <table:table-cell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office:value-type="string">
            <text:p>AG-1:2</text:p>
          </table:table-cell>
          <table:table-cell office:value-type="string">
            <text:p>G</text:p>
          </table:table-cell>
          <table:table-cell table:formula="of:=VLOOKUP([.H39];entries_item_list_3;2)" office:value-type="string" office:string-value="セージ">
            <text:p>セージ</text:p>
          </table:table-cell>
          <table:table-cell/>
          <table:table-cell table:formula="of:=VLOOKUP([.J39];entries_item_list_3;2)" office:value-type="float" office:value="0">
            <text:p>#N/A</text:p>
          </table:table-cell>
          <table:table-cell table:formula="of:=LEFT([.E39];1)" office:value-type="string" office:string-value="A">
            <text:p>A</text:p>
          </table:table-cell>
          <table:table-cell table:formula="of:=MID([.E39];2;1)" office:value-type="string" office:string-value="G">
            <text:p>G</text:p>
          </table:table-cell>
          <table:table-cell table:formula="of:=RIGHT([.E39];1)" office:value-type="string" office:string-value="G">
            <text:p>G</text:p>
          </table:table-cell>
          <table:table-cell table:formula="of:=VLOOKUP([.L39];entries_item_list_3;2)" office:value-type="string" office:string-value="スペアミント">
            <text:p>スペアミント</text:p>
          </table:table-cell>
          <table:table-cell table:formula="of:=VLOOKUP([.M39];entries_item_list_3;2)" office:value-type="string" office:string-value="セージ">
            <text:p>セージ</text:p>
          </table:table-cell>
          <table:table-cell table:formula="of:=VLOOKUP([.N39];entries_item_list_3;2)" office:value-type="string" office:string-value="セージ">
            <text:p>セージ</text:p>
          </table:table-cell>
          <table:table-cell office:value-type="string">
            <text:p>若干、さわやか。より。 / 약간 상쾌하다. 세이지만 보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4">
            <text:p>74</text:p>
          </table:table-cell>
          <table:table-cell office:value-type="date" office:date-value="2021-06-28T23:39:22.96">
            <text:p>06-28 23:39</text:p>
          </table:table-cell>
          <table:table-cell office:value-type="date" office:date-value="2021-06-28T23:41:50.99">
            <text:p>06-28 23:41</text:p>
          </table:table-cell>
          <table:table-cell office:value-type="float" office:value="2">
            <text:p>2</text:p>
          </table:table-cell>
          <table:table-cell office:value-type="string">
            <text:p>AG</text:p>
          </table:table-cell>
          <table:table-cell office:value-type="string">
            <text:p>1:2</text:p>
          </table:table-cell>
          <table:table-cell table:formula="of:=CONCATENATE([.E40];&quot;-&quot;;[.F40])" office:value-type="string" office:string-value="AG-1:2">
            <text:p>AG-1:2</text:p>
          </table:table-cell>
          <table:table-cell/>
          <table:table-cell table:formula="of:=VLOOKUP([.H40];entries_item_list_3;2)" office:value-type="float" office:value="0">
            <text:p>#N/A</text:p>
          </table:table-cell>
          <table:table-cell/>
          <table:table-cell table:formula="of:=VLOOKUP([.J40];entries_item_list_3;2)" office:value-type="float" office:value="0">
            <text:p>#N/A</text:p>
          </table:table-cell>
          <table:table-cell table:formula="of:=LEFT([.E40];1)" office:value-type="string" office:string-value="A">
            <text:p>A</text:p>
          </table:table-cell>
          <table:table-cell table:formula="of:=MID([.E40];2;1)" office:value-type="string" office:string-value="G">
            <text:p>G</text:p>
          </table:table-cell>
          <table:table-cell table:formula="of:=RIGHT([.E40];1)" office:value-type="string" office:string-value="G">
            <text:p>G</text:p>
          </table:table-cell>
          <table:table-cell table:formula="of:=VLOOKUP([.L40];entries_item_list_3;2)" office:value-type="string" office:string-value="スペアミント">
            <text:p>スペアミント</text:p>
          </table:table-cell>
          <table:table-cell table:formula="of:=VLOOKUP([.M40];entries_item_list_3;2)" office:value-type="string" office:string-value="セージ">
            <text:p>セージ</text:p>
          </table:table-cell>
          <table:table-cell table:formula="of:=VLOOKUP([.N40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date" office:date-value="2021-06-19T00:37:05.66">
            <text:p>06-19 00:37</text:p>
          </table:table-cell>
          <table:table-cell/>
          <table:table-cell table:style-name="ce19"/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41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1];1)" office:value-type="string" office:string-value="A">
            <text:p>A</text:p>
          </table:table-cell>
          <table:table-cell table:formula="of:=MID([.E41];2;1)" office:value-type="string" office:string-value="G">
            <text:p>G</text:p>
          </table:table-cell>
          <table:table-cell table:formula="of:=RIGHT([.E41];1)" office:value-type="string" office:string-value="G">
            <text:p>G</text:p>
          </table:table-cell>
          <table:table-cell table:formula="of:=VLOOKUP([.L41];entries_item_list_3;2)" office:value-type="string" office:string-value="スペアミント">
            <text:p>スペアミント</text:p>
          </table:table-cell>
          <table:table-cell table:formula="of:=VLOOKUP([.M41];entries_item_list_3;2)" office:value-type="string" office:string-value="セージ">
            <text:p>セージ</text:p>
          </table:table-cell>
          <table:table-cell table:formula="of:=VLOOKUP([.N41];entries_item_list_3;2)" office:value-type="string" office:string-value="セージ">
            <text:p>セージ</text:p>
          </table:table-cell>
          <table:table-cell office:value-type="string">
            <text:p>가볍고, 왠지 투명한 입맛. 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2">
            <text:p>42</text:p>
          </table:table-cell>
          <table:table-cell office:value-type="date" office:date-value="2021-06-21T00:37:40.94">
            <text:p>06-21 00:37</text:p>
          </table:table-cell>
          <table:table-cell office:value-type="date" office:date-value="2021-06-21T00:42:02.2">
            <text:p>06-21 00:42</text:p>
          </table:table-cell>
          <table:table-cell table:formula="of:=[.D41]+1" office:value-type="float" office:value="1">
            <text:p>1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42];entries_item_list_3;2)" office:value-type="string" office:string-value="スペアミント">
            <text:p>スペアミント</text:p>
          </table:table-cell>
          <table:table-cell table:number-columns-repeated="2"/>
          <table:table-cell table:formula="of:=LEFT([.E42];1)" office:value-type="string" office:string-value="A">
            <text:p>A</text:p>
          </table:table-cell>
          <table:table-cell table:formula="of:=MID([.E42];2;1)" office:value-type="string" office:string-value="G">
            <text:p>G</text:p>
          </table:table-cell>
          <table:table-cell table:formula="of:=RIGHT([.E42];1)" office:value-type="string" office:string-value="G">
            <text:p>G</text:p>
          </table:table-cell>
          <table:table-cell table:formula="of:=VLOOKUP([.L42];entries_item_list_3;2)" office:value-type="string" office:string-value="スペアミント">
            <text:p>スペアミント</text:p>
          </table:table-cell>
          <table:table-cell table:formula="of:=VLOOKUP([.M42];entries_item_list_3;2)" office:value-type="string" office:string-value="セージ">
            <text:p>セージ</text:p>
          </table:table-cell>
          <table:table-cell table:formula="of:=VLOOKUP([.N42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3T00:28:17">
            <text:p>06-23 00:28</text:p>
          </table:table-cell>
          <table:table-cell/>
          <table:table-cell office:value-type="float" office:value="4">
            <text:p>4</text:p>
          </table:table-cell>
          <table:table-cell office:value-type="string">
            <text:p>AG</text:p>
          </table:table-cell>
          <table:table-cell office:value-type="string">
            <text:p>2:1</text:p>
          </table:table-cell>
          <table:table-cell office:value-type="string">
            <text:p>AG-2:1</text:p>
          </table:table-cell>
          <table:table-cell office:value-type="string">
            <text:p>A</text:p>
          </table:table-cell>
          <table:table-cell table:formula="of:=VLOOKUP([.H43];entries_item_list_3;2)" office:value-type="string" office:string-value="スペアミント">
            <text:p>スペアミント</text:p>
          </table:table-cell>
          <table:table-cell office:value-type="string">
            <text:p>A</text:p>
          </table:table-cell>
          <table:table-cell table:formula="of:=VLOOKUP([.J43];entries_item_list_3;2)" office:value-type="string" office:string-value="スペアミント">
            <text:p>スペアミント</text:p>
          </table:table-cell>
          <table:table-cell table:formula="of:=LEFT([.E43];1)" office:value-type="string" office:string-value="A">
            <text:p>A</text:p>
          </table:table-cell>
          <table:table-cell table:formula="of:=MID([.E43];2;1)" office:value-type="string" office:string-value="G">
            <text:p>G</text:p>
          </table:table-cell>
          <table:table-cell table:formula="of:=RIGHT([.E43];1)" office:value-type="string" office:string-value="G">
            <text:p>G</text:p>
          </table:table-cell>
          <table:table-cell table:formula="of:=VLOOKUP([.L43];entries_item_list_3;2)" office:value-type="string" office:string-value="スペアミント">
            <text:p>スペアミント</text:p>
          </table:table-cell>
          <table:table-cell table:formula="of:=VLOOKUP([.M43];entries_item_list_3;2)" office:value-type="string" office:string-value="セージ">
            <text:p>セージ</text:p>
          </table:table-cell>
          <table:table-cell table:formula="of:=VLOOKUP([.N43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3">
            <text:p>43</text:p>
          </table:table-cell>
          <table:table-cell office:value-type="date" office:date-value="2021-06-21T00:45:46.7">
            <text:p>06-21 00:45</text:p>
          </table:table-cell>
          <table:table-cell/>
          <table:table-cell table:formula="of:=[.D43]+1"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44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4];1)" office:value-type="string" office:string-value="A">
            <text:p>A</text:p>
          </table:table-cell>
          <table:table-cell table:formula="of:=MID([.E44];2;1)" office:value-type="string" office:string-value="H">
            <text:p>H</text:p>
          </table:table-cell>
          <table:table-cell table:formula="of:=RIGHT([.E44];1)" office:value-type="string" office:string-value="H">
            <text:p>H</text:p>
          </table:table-cell>
          <table:table-cell table:formula="of:=VLOOKUP([.L44];entries_item_list_3;2)" office:value-type="string" office:string-value="スペアミント">
            <text:p>スペアミント</text:p>
          </table:table-cell>
          <table:table-cell table:formula="of:=VLOOKUP([.M44];entries_item_list_3;2)" office:value-type="string" office:string-value="チャービル">
            <text:p>チャービル</text:p>
          </table:table-cell>
          <table:table-cell table:formula="of:=VLOOKUP([.N44];entries_item_list_3;2)" office:value-type="string" office:string-value="チャービル">
            <text:p>チャービル</text:p>
          </table:table-cell>
          <table:table-cell office:value-type="string">
            <text:p>둥근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8">
            <text:p>48</text:p>
          </table:table-cell>
          <table:table-cell office:value-type="date" office:date-value="2021-06-22T00:39:48.34">
            <text:p>06-22 00:39</text:p>
          </table:table-cell>
          <table:table-cell office:value-type="date" office:date-value="2021-06-22T00:50:31.31">
            <text:p>06-22 00:50</text:p>
          </table:table-cell>
          <table:table-cell office:value-type="float" office:value="5">
            <text:p>5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office:value-type="string">
            <text:p>AH-1:2</text:p>
          </table:table-cell>
          <table:table-cell office:value-type="string">
            <text:p>H</text:p>
          </table:table-cell>
          <table:table-cell table:formula="of:=VLOOKUP([.H45];entries_item_list_3;2)" office:value-type="string" office:string-value="チャービル">
            <text:p>チャービル</text:p>
          </table:table-cell>
          <table:table-cell table:number-columns-repeated="2"/>
          <table:table-cell table:formula="of:=LEFT([.E45];1)" office:value-type="string" office:string-value="A">
            <text:p>A</text:p>
          </table:table-cell>
          <table:table-cell table:formula="of:=MID([.E45];2;1)" office:value-type="string" office:string-value="H">
            <text:p>H</text:p>
          </table:table-cell>
          <table:table-cell table:formula="of:=RIGHT([.E45];1)" office:value-type="string" office:string-value="H">
            <text:p>H</text:p>
          </table:table-cell>
          <table:table-cell table:formula="of:=VLOOKUP([.L45];entries_item_list_3;2)" office:value-type="string" office:string-value="スペアミント">
            <text:p>スペアミント</text:p>
          </table:table-cell>
          <table:table-cell table:formula="of:=VLOOKUP([.M45];entries_item_list_3;2)" office:value-type="string" office:string-value="チャービル">
            <text:p>チャービル</text:p>
          </table:table-cell>
          <table:table-cell table:formula="of:=VLOOKUP([.N45];entries_item_list_3;2)" office:value-type="string" office:string-value="チャービル">
            <text:p>チャービル</text:p>
          </table:table-cell>
          <table:table-cell office:value-type="string">
            <text:p>차빌 만 때의 괴로움, 없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8">
            <text:p>18</text:p>
          </table:table-cell>
          <table:table-cell office:value-type="date" office:date-value="2021-06-17T01:00:46.96">
            <text:p>06-17 01:0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46];entries_item_list_3;2)" office:value-type="float" office:value="0">
            <text:p>#N/A</text:p>
          </table:table-cell>
          <table:table-cell table:number-columns-repeated="2"/>
          <table:table-cell table:formula="of:=LEFT([.E46];1)" office:value-type="string" office:string-value="A">
            <text:p>A</text:p>
          </table:table-cell>
          <table:table-cell table:formula="of:=MID([.E46];2;1)" office:value-type="string" office:string-value="X">
            <text:p>X</text:p>
          </table:table-cell>
          <table:table-cell table:formula="of:=RIGHT([.E46];1)" office:value-type="string" office:string-value="X">
            <text:p>X</text:p>
          </table:table-cell>
          <table:table-cell table:formula="of:=VLOOKUP([.L46];entries_item_list_3;2)" office:value-type="string" office:string-value="スペアミント">
            <text:p>スペアミント</text:p>
          </table:table-cell>
          <table:table-cell table:formula="of:=VLOOKUP([.M46];entries_item_list_3;2)" office:value-type="string" office:string-value="焼酎">
            <text:p>焼酎</text:p>
          </table:table-cell>
          <table:table-cell table:formula="of:=VLOOKUP([.N46];entries_item_list_3;2)" office:value-type="string" office:string-value="焼酎">
            <text:p>焼酎</text:p>
          </table:table-cell>
          <table:table-cell office:value-type="string">
            <text:p>맛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9">
            <text:p>19</text:p>
          </table:table-cell>
          <table:table-cell office:value-type="date" office:date-value="2021-06-17T01:13:26.69">
            <text:p>06-17 01:13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1</text:p>
          </table:table-cell>
          <table:table-cell office:value-type="string">
            <text:p>AX-1:1</text:p>
          </table:table-cell>
          <table:table-cell/>
          <table:table-cell table:formula="of:=VLOOKUP([.H47];entries_item_list_3;2)" office:value-type="float" office:value="0">
            <text:p>#N/A</text:p>
          </table:table-cell>
          <table:table-cell table:number-columns-repeated="2"/>
          <table:table-cell table:formula="of:=LEFT([.E47];1)" office:value-type="string" office:string-value="A">
            <text:p>A</text:p>
          </table:table-cell>
          <table:table-cell table:formula="of:=MID([.E47];2;1)" office:value-type="string" office:string-value="X">
            <text:p>X</text:p>
          </table:table-cell>
          <table:table-cell table:formula="of:=RIGHT([.E47];1)" office:value-type="string" office:string-value="X">
            <text:p>X</text:p>
          </table:table-cell>
          <table:table-cell table:formula="of:=VLOOKUP([.L47];entries_item_list_3;2)" office:value-type="string" office:string-value="スペアミント">
            <text:p>スペアミント</text:p>
          </table:table-cell>
          <table:table-cell table:formula="of:=VLOOKUP([.M47];entries_item_list_3;2)" office:value-type="string" office:string-value="焼酎">
            <text:p>焼酎</text:p>
          </table:table-cell>
          <table:table-cell table:formula="of:=VLOOKUP([.N47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16">
            <text:p>16</text:p>
          </table:table-cell>
          <table:table-cell office:value-type="date" office:date-value="2021-06-17T00:40:34.61">
            <text:p>06-17 00:40</text:p>
          </table:table-cell>
          <table:table-cell/>
          <table:table-cell table:style-name="ce19"/>
          <table:table-cell office:value-type="string">
            <text:p>AX</text:p>
          </table:table-cell>
          <table:table-cell office:value-type="string">
            <text:p>1:2</text:p>
          </table:table-cell>
          <table:table-cell office:value-type="string">
            <text:p>AX-1:2</text:p>
          </table:table-cell>
          <table:table-cell/>
          <table:table-cell table:formula="of:=VLOOKUP([.H48];entries_item_list_3;2)" office:value-type="float" office:value="0">
            <text:p>#N/A</text:p>
          </table:table-cell>
          <table:table-cell table:number-columns-repeated="2"/>
          <table:table-cell table:formula="of:=LEFT([.E48];1)" office:value-type="string" office:string-value="A">
            <text:p>A</text:p>
          </table:table-cell>
          <table:table-cell table:formula="of:=MID([.E48];2;1)" office:value-type="string" office:string-value="X">
            <text:p>X</text:p>
          </table:table-cell>
          <table:table-cell table:formula="of:=RIGHT([.E48];1)" office:value-type="string" office:string-value="X">
            <text:p>X</text:p>
          </table:table-cell>
          <table:table-cell table:formula="of:=VLOOKUP([.L48];entries_item_list_3;2)" office:value-type="string" office:string-value="スペアミント">
            <text:p>スペアミント</text:p>
          </table:table-cell>
          <table:table-cell table:formula="of:=VLOOKUP([.M48];entries_item_list_3;2)" office:value-type="string" office:string-value="焼酎">
            <text:p>焼酎</text:p>
          </table:table-cell>
          <table:table-cell table:formula="of:=VLOOKUP([.N48];entries_item_list_3;2)" office:value-type="string" office:string-value="焼酎">
            <text:p>焼酎</text:p>
          </table:table-cell>
          <table:table-cell office:value-type="string">
            <text:p>입안이 "캇" 라고 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style-name="ce18" office:value-type="float" office:value="8">
            <text:p>8</text:p>
          </table:table-cell>
          <table:table-cell office:value-type="date" office:date-value="2021-06-16T00:33:01.52">
            <text:p>06-16 00:33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1:1</text:p>
          </table:table-cell>
          <table:table-cell office:value-type="string">
            <text:p>BC-1:1</text:p>
          </table:table-cell>
          <table:table-cell office:value-type="string">
            <text:p>B</text:p>
          </table:table-cell>
          <table:table-cell table:formula="of:=VLOOKUP([.H49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49];1)" office:value-type="string" office:string-value="B">
            <text:p>B</text:p>
          </table:table-cell>
          <table:table-cell table:formula="of:=MID([.E49];2;1)" office:value-type="string" office:string-value="C">
            <text:p>C</text:p>
          </table:table-cell>
          <table:table-cell table:formula="of:=RIGHT([.E49];1)" office:value-type="string" office:string-value="C">
            <text:p>C</text:p>
          </table:table-cell>
          <table:table-cell table:formula="of:=VLOOKUP([.L49];entries_item_list_3;2)" office:value-type="string" office:string-value="ローズマリー">
            <text:p>ローズマリー</text:p>
          </table:table-cell>
          <table:table-cell table:formula="of:=VLOOKUP([.M49];entries_item_list_3;2)" office:value-type="string" office:string-value="オオバ">
            <text:p>オオバ</text:p>
          </table:table-cell>
          <table:table-cell table:formula="of:=VLOOKUP([.N49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">
            <text:p>3</text:p>
          </table:table-cell>
          <table:table-cell office:value-type="date" office:date-value="2021-06-15T23:55:00">
            <text:p>06-15 23:55</text:p>
          </table:table-cell>
          <table:table-cell/>
          <table:table-cell table:style-name="ce19"/>
          <table:table-cell office:value-type="string">
            <text:p>BC</text:p>
          </table:table-cell>
          <table:table-cell table:style-name="ce24" office:value-type="string">
            <text:p>2:1</text:p>
          </table:table-cell>
          <table:table-cell office:value-type="string">
            <text:p>BC-2:1</text:p>
          </table:table-cell>
          <table:table-cell table:formula="of:=[.L50]" office:value-type="string" office:string-value="B">
            <text:p>B</text:p>
          </table:table-cell>
          <table:table-cell table:formula="of:=VLOOKUP([.H50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0];1)" office:value-type="string" office:string-value="B">
            <text:p>B</text:p>
          </table:table-cell>
          <table:table-cell table:formula="of:=MID([.E50];2;1)" office:value-type="string" office:string-value="C">
            <text:p>C</text:p>
          </table:table-cell>
          <table:table-cell table:formula="of:=RIGHT([.E50];1)" office:value-type="string" office:string-value="C">
            <text:p>C</text:p>
          </table:table-cell>
          <table:table-cell table:formula="of:=VLOOKUP([.L50];entries_item_list_3;2)" office:value-type="string" office:string-value="ローズマリー">
            <text:p>ローズマリー</text:p>
          </table:table-cell>
          <table:table-cell table:formula="of:=VLOOKUP([.M50];entries_item_list_3;2)" office:value-type="string" office:string-value="オオバ">
            <text:p>オオバ</text:p>
          </table:table-cell>
          <table:table-cell table:formula="of:=VLOOKUP([.N50];entries_item_list_3;2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24">
            <text:p>24</text:p>
          </table:table-cell>
          <table:table-cell office:value-type="date" office:date-value="2021-06-18T00:05:09.43">
            <text:p>06-18 00:05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D</text:p>
          </table:table-cell>
          <table:table-cell table:formula="of:=VLOOKUP([.H51];entries_item_list_3;2)" office:value-type="string" office:string-value="赤紫蘇">
            <text:p>赤紫蘇</text:p>
          </table:table-cell>
          <table:table-cell table:number-columns-repeated="2"/>
          <table:table-cell table:formula="of:=LEFT([.E51];1)" office:value-type="string" office:string-value="B">
            <text:p>B</text:p>
          </table:table-cell>
          <table:table-cell table:formula="of:=MID([.E51];2;1)" office:value-type="string" office:string-value="D">
            <text:p>D</text:p>
          </table:table-cell>
          <table:table-cell table:formula="of:=RIGHT([.E51];1)" office:value-type="string" office:string-value="D">
            <text:p>D</text:p>
          </table:table-cell>
          <table:table-cell table:formula="of:=VLOOKUP([.L51];entries_item_list_3;2)" office:value-type="string" office:string-value="ローズマリー">
            <text:p>ローズマリー</text:p>
          </table:table-cell>
          <table:table-cell table:formula="of:=VLOOKUP([.M51];entries_item_list_3;2)" office:value-type="string" office:string-value="赤紫蘇">
            <text:p>赤紫蘇</text:p>
          </table:table-cell>
          <table:table-cell table:formula="of:=VLOOKUP([.N51];entries_item_list_3;2)" office:value-type="string" office:string-value="赤紫蘇">
            <text:p>赤紫蘇</text:p>
          </table:table-cell>
          <table:table-cell office:value-type="string">
            <text:p>맛이 “가볍게 됨” 라는 것과도 다르다. / 맛은 붉은 소엽이지만, 맛에 굵기가 있다. 그 굵기는 로즈마리의 굵기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date" office:date-value="2021-06-19T00:09:33.86">
            <text:p>06-19 00:09</text:p>
          </table:table-cell>
          <table:table-cell/>
          <table:table-cell table:style-name="ce19"/>
          <table:table-cell office:value-type="string">
            <text:p>BD</text:p>
          </table:table-cell>
          <table:table-cell office:value-type="string">
            <text:p>1:2</text:p>
          </table:table-cell>
          <table:table-cell office:value-type="string">
            <text:p>BD-1:2</text:p>
          </table:table-cell>
          <table:table-cell office:value-type="string">
            <text:p>B</text:p>
          </table:table-cell>
          <table:table-cell table:formula="of:=VLOOKUP([.H52];entries_item_list_3;2)" office:value-type="string" office:string-value="ローズマリー">
            <text:p>ローズマリー</text:p>
          </table:table-cell>
          <table:table-cell table:number-columns-repeated="2"/>
          <table:table-cell table:formula="of:=LEFT([.E52];1)" office:value-type="string" office:string-value="B">
            <text:p>B</text:p>
          </table:table-cell>
          <table:table-cell table:formula="of:=MID([.E52];2;1)" office:value-type="string" office:string-value="D">
            <text:p>D</text:p>
          </table:table-cell>
          <table:table-cell table:formula="of:=RIGHT([.E52];1)" office:value-type="string" office:string-value="D">
            <text:p>D</text:p>
          </table:table-cell>
          <table:table-cell table:formula="of:=VLOOKUP([.L52];entries_item_list_3;2)" office:value-type="string" office:string-value="ローズマリー">
            <text:p>ローズマリー</text:p>
          </table:table-cell>
          <table:table-cell table:formula="of:=VLOOKUP([.M52];entries_item_list_3;2)" office:value-type="string" office:string-value="赤紫蘇">
            <text:p>赤紫蘇</text:p>
          </table:table-cell>
          <table:table-cell table:formula="of:=VLOOKUP([.N52];entries_item_list_3;2)" office:value-type="string" office:string-value="赤紫蘇">
            <text:p>赤紫蘇</text:p>
          </table:table-cell>
          <table:table-cell office:value-type="string">
            <text:p>로즈마리. 붉은 소엽이 아니다. / 붉은 소엽은 잎 냄새가 더 강하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date" office:date-value="2021-06-17T00:49:23.98">
            <text:p>06-17 00:49</text:p>
          </table:table-cell>
          <table:table-cell/>
          <table:table-cell table:style-name="ce19"/>
          <table:table-cell office:value-type="string">
            <text:p>BX</text:p>
          </table:table-cell>
          <table:table-cell office:value-type="string">
            <text:p>1:2</text:p>
          </table:table-cell>
          <table:table-cell office:value-type="string">
            <text:p>BX-1:2</text:p>
          </table:table-cell>
          <table:table-cell/>
          <table:table-cell table:formula="of:=VLOOKUP([.H53];entries_item_list_3;2)" office:value-type="float" office:value="0">
            <text:p>#N/A</text:p>
          </table:table-cell>
          <table:table-cell table:number-columns-repeated="2"/>
          <table:table-cell table:formula="of:=LEFT([.E53];1)" office:value-type="string" office:string-value="B">
            <text:p>B</text:p>
          </table:table-cell>
          <table:table-cell table:formula="of:=MID([.E53];2;1)" office:value-type="string" office:string-value="X">
            <text:p>X</text:p>
          </table:table-cell>
          <table:table-cell table:formula="of:=RIGHT([.E53];1)" office:value-type="string" office:string-value="X">
            <text:p>X</text:p>
          </table:table-cell>
          <table:table-cell table:formula="of:=VLOOKUP([.L53];entries_item_list_3;2)" office:value-type="string" office:string-value="ローズマリー">
            <text:p>ローズマリー</text:p>
          </table:table-cell>
          <table:table-cell table:formula="of:=VLOOKUP([.M53];entries_item_list_3;2)" office:value-type="string" office:string-value="焼酎">
            <text:p>焼酎</text:p>
          </table:table-cell>
          <table:table-cell table:formula="of:=VLOOKUP([.N53];entries_item_list_3;2)" office:value-type="string" office:string-value="焼酎">
            <text:p>焼酎</text:p>
          </table:table-cell>
          <table:table-cell office:value-type="string">
            <text:p>가벼운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0">
            <text:p>20</text:p>
          </table:table-cell>
          <table:table-cell office:value-type="date" office:date-value="2021-06-17T23:39:07.96">
            <text:p>06-17 23:39</text:p>
          </table:table-cell>
          <table:table-cell/>
          <table:table-cell table:style-name="ce19"/>
          <table:table-cell office:value-type="string">
            <text:p>D</text:p>
          </table:table-cell>
          <table:table-cell office:value-type="string">
            <text:p>3</text:p>
          </table:table-cell>
          <table:table-cell office:value-type="string">
            <text:p>D-3</text:p>
          </table:table-cell>
          <table:table-cell office:value-type="string">
            <text:p>D</text:p>
          </table:table-cell>
          <table:table-cell table:formula="of:=VLOOKUP([.H54];entries_item_list_3;2)" office:value-type="string" office:string-value="赤紫蘇">
            <text:p>赤紫蘇</text:p>
          </table:table-cell>
          <table:table-cell table:number-columns-repeated="2"/>
          <table:table-cell table:formula="of:=LEFT([.E54];1)" office:value-type="string" office:string-value="D">
            <text:p>D</text:p>
          </table:table-cell>
          <table:table-cell table:formula="of:=MID([.E54];2;1)">
            <text:p/>
          </table:table-cell>
          <table:table-cell table:formula="of:=RIGHT([.E54];1)" office:value-type="string" office:string-value="D">
            <text:p>D</text:p>
          </table:table-cell>
          <table:table-cell table:formula="of:=VLOOKUP([.L54];entries_item_list_3;2)" office:value-type="string" office:string-value="赤紫蘇">
            <text:p>赤紫蘇</text:p>
          </table:table-cell>
          <table:table-cell table:formula="of:=VLOOKUP([.M54];entries_item_list_3;2)" office:value-type="float" office:value="0">
            <text:p>#N/A</text:p>
          </table:table-cell>
          <table:table-cell table:formula="of:=VLOOKUP([.N54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7">
            <text:p>67</text:p>
          </table:table-cell>
          <table:table-cell office:value-type="date" office:date-value="2021-06-27T01:03:25.76">
            <text:p>06-27 01:03</text:p>
          </table:table-cell>
          <table:table-cell/>
          <table:table-cell office:value-type="float" office:value="8">
            <text:p>8</text:p>
          </table:table-cell>
          <table:table-cell office:value-type="string">
            <text:p>D</text:p>
          </table:table-cell>
          <table:table-cell office:value-type="string">
            <text:p>3</text:p>
          </table:table-cell>
          <table:table-cell table:formula="of:=CONCATENATE([.E55];&quot;-&quot;;[.F55])" office:value-type="string" office:string-value="D-3">
            <text:p>D-3</text:p>
          </table:table-cell>
          <table:table-cell/>
          <table:table-cell table:formula="of:=VLOOKUP([.H55];entries_item_list_3;2)" office:value-type="float" office:value="0">
            <text:p>#N/A</text:p>
          </table:table-cell>
          <table:table-cell/>
          <table:table-cell table:formula="of:=VLOOKUP([.J55];entries_item_list_3;2)" office:value-type="float" office:value="0">
            <text:p>#N/A</text:p>
          </table:table-cell>
          <table:table-cell table:formula="of:=LEFT([.E55];1)" office:value-type="string" office:string-value="D">
            <text:p>D</text:p>
          </table:table-cell>
          <table:table-cell table:formula="of:=MID([.E55];2;1)">
            <text:p/>
          </table:table-cell>
          <table:table-cell table:formula="of:=RIGHT([.E55];1)" office:value-type="string" office:string-value="D">
            <text:p>D</text:p>
          </table:table-cell>
          <table:table-cell table:formula="of:=VLOOKUP([.L55];entries_item_list_3;2)" office:value-type="string" office:string-value="赤紫蘇">
            <text:p>赤紫蘇</text:p>
          </table:table-cell>
          <table:table-cell table:formula="of:=VLOOKUP([.M55];entries_item_list_3;2)" office:value-type="float" office:value="0">
            <text:p>#N/A</text:p>
          </table:table-cell>
          <table:table-cell table:formula="of:=VLOOKUP([.N55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22">
            <text:p>22</text:p>
          </table:table-cell>
          <table:table-cell office:value-type="date" office:date-value="2021-06-17T23:46:24.22">
            <text:p>06-17 23:46</text:p>
          </table:table-cell>
          <table:table-cell/>
          <table:table-cell table:style-name="ce19"/>
          <table:table-cell office:value-type="string">
            <text:p>DE</text:p>
          </table:table-cell>
          <table:table-cell office:value-type="string">
            <text:p>2:1</text:p>
          </table:table-cell>
          <table:table-cell office:value-type="string">
            <text:p>DE-2:1</text:p>
          </table:table-cell>
          <table:table-cell office:value-type="string">
            <text:p>?</text:p>
          </table:table-cell>
          <table:table-cell table:formula="of:=VLOOKUP([.H56];entries_item_list_3;2)" office:value-type="float" office:value="0">
            <text:p>#N/A</text:p>
          </table:table-cell>
          <table:table-cell table:number-columns-repeated="2"/>
          <table:table-cell table:formula="of:=LEFT([.E56];1)" office:value-type="string" office:string-value="D">
            <text:p>D</text:p>
          </table:table-cell>
          <table:table-cell table:formula="of:=MID([.E56];2;1)" office:value-type="string" office:string-value="E">
            <text:p>E</text:p>
          </table:table-cell>
          <table:table-cell table:formula="of:=RIGHT([.E56];1)" office:value-type="string" office:string-value="E">
            <text:p>E</text:p>
          </table:table-cell>
          <table:table-cell table:formula="of:=VLOOKUP([.L56];entries_item_list_3;2)" office:value-type="string" office:string-value="赤紫蘇">
            <text:p>赤紫蘇</text:p>
          </table:table-cell>
          <table:table-cell table:formula="of:=VLOOKUP([.M56];entries_item_list_3;2)" office:value-type="string" office:string-value="生姜">
            <text:p>生姜</text:p>
          </table:table-cell>
          <table:table-cell table:formula="of:=VLOOKUP([.N56];entries_item_list_3;2)" office:value-type="string" office:string-value="生姜">
            <text:p>生姜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8">
          <table:table-cell office:value-type="float" office:value="51">
            <text:p>51</text:p>
          </table:table-cell>
          <table:table-cell office:value-type="date" office:date-value="2021-06-24T23:27:11.270001">
            <text:p>06-24 23:27</text:p>
          </table:table-cell>
          <table:table-cell office:value-type="date" office:date-value="2021-06-24T23:27:48.04">
            <text:p>06-24 23:27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office:value-type="string">
            <text:p>DF-1:2</text:p>
          </table:table-cell>
          <table:table-cell/>
          <table:table-cell table:formula="of:=VLOOKUP([.H57];entries_item_list_3;2)" office:value-type="float" office:value="0">
            <text:p>#N/A</text:p>
          </table:table-cell>
          <table:table-cell/>
          <table:table-cell table:formula="of:=VLOOKUP([.J57];entries_item_list_3;2)" office:value-type="float" office:value="0">
            <text:p>#N/A</text:p>
          </table:table-cell>
          <table:table-cell table:formula="of:=LEFT([.E57];1)" office:value-type="string" office:string-value="D">
            <text:p>D</text:p>
          </table:table-cell>
          <table:table-cell table:formula="of:=MID([.E57];2;1)" office:value-type="string" office:string-value="F">
            <text:p>F</text:p>
          </table:table-cell>
          <table:table-cell table:formula="of:=RIGHT([.E57];1)" office:value-type="string" office:string-value="F">
            <text:p>F</text:p>
          </table:table-cell>
          <table:table-cell table:formula="of:=VLOOKUP([.L57];entries_item_list_3;2)" office:value-type="string" office:string-value="赤紫蘇">
            <text:p>赤紫蘇</text:p>
          </table:table-cell>
          <table:table-cell table:formula="of:=VLOOKUP([.M57];entries_item_list_3;2)" office:value-type="string" office:string-value="ディル">
            <text:p>ディル</text:p>
          </table:table-cell>
          <table:table-cell table:formula="of:=VLOOKUP([.N57];entries_item_list_3;2)" office:value-type="string" office:string-value="ディル">
            <text:p>ディル</text:p>
          </table:table-cell>
          <table:table-cell office:value-type="string">
            <text:p>ディル。最初の当たり、一瞬、赤紫蘇。老酒の味。 / 딜. 첫째의 입맛, 순간, 붉은 차조기. 노주의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59">
            <text:p>59</text:p>
          </table:table-cell>
          <table:table-cell office:value-type="date" office:date-value="2021-06-26T01:06:20.07">
            <text:p>06-26 01:06</text:p>
          </table:table-cell>
          <table:table-cell office:value-type="date" office:date-value="2021-06-26T01:12:17.26">
            <text:p>06-26 01:12</text:p>
          </table:table-cell>
          <table:table-cell office:value-type="float" office:value="4">
            <text:p>4</text:p>
          </table:table-cell>
          <table:table-cell office:value-type="string">
            <text:p>DF</text:p>
          </table:table-cell>
          <table:table-cell office:value-type="string">
            <text:p>1:2</text:p>
          </table:table-cell>
          <table:table-cell table:formula="of:=CONCATENATE([.E58];&quot;-&quot;;[.F58])" office:value-type="string" office:string-value="DF-1:2">
            <text:p>DF-1:2</text:p>
          </table:table-cell>
          <table:table-cell office:value-type="string">
            <text:p>D</text:p>
          </table:table-cell>
          <table:table-cell table:formula="of:=VLOOKUP([.H58];entries_item_list_3;2)" office:value-type="string" office:string-value="赤紫蘇">
            <text:p>赤紫蘇</text:p>
          </table:table-cell>
          <table:table-cell/>
          <table:table-cell table:formula="of:=VLOOKUP([.J58];entries_item_list_3;2)" office:value-type="float" office:value="0">
            <text:p>#N/A</text:p>
          </table:table-cell>
          <table:table-cell table:formula="of:=LEFT([.E58];1)" office:value-type="string" office:string-value="D">
            <text:p>D</text:p>
          </table:table-cell>
          <table:table-cell table:formula="of:=MID([.E58];2;1)" office:value-type="string" office:string-value="F">
            <text:p>F</text:p>
          </table:table-cell>
          <table:table-cell table:formula="of:=RIGHT([.E58];1)" office:value-type="string" office:string-value="F">
            <text:p>F</text:p>
          </table:table-cell>
          <table:table-cell table:formula="of:=VLOOKUP([.L58];entries_item_list_3;2)" office:value-type="string" office:string-value="赤紫蘇">
            <text:p>赤紫蘇</text:p>
          </table:table-cell>
          <table:table-cell table:formula="of:=VLOOKUP([.M58];entries_item_list_3;2)" office:value-type="string" office:string-value="ディル">
            <text:p>ディル</text:p>
          </table:table-cell>
          <table:table-cell table:formula="of:=VLOOKUP([.N58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office:value-type="float" office:value="27">
            <text:p>27</text:p>
          </table:table-cell>
          <table:table-cell office:value-type="date" office:date-value="2021-06-19T00:14:30.230001">
            <text:p>06-19 00:14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59];entries_item_list_3;2)" office:value-type="float" office:value="0">
            <text:p>#N/A</text:p>
          </table:table-cell>
          <table:table-cell table:number-columns-repeated="2"/>
          <table:table-cell table:formula="of:=LEFT([.E59];1)" office:value-type="string" office:string-value="D">
            <text:p>D</text:p>
          </table:table-cell>
          <table:table-cell table:formula="of:=MID([.E59];2;1)" office:value-type="string" office:string-value="F">
            <text:p>F</text:p>
          </table:table-cell>
          <table:table-cell table:formula="of:=RIGHT([.E59];1)" office:value-type="string" office:string-value="F">
            <text:p>F</text:p>
          </table:table-cell>
          <table:table-cell table:formula="of:=VLOOKUP([.L59];entries_item_list_3;2)" office:value-type="string" office:string-value="赤紫蘇">
            <text:p>赤紫蘇</text:p>
          </table:table-cell>
          <table:table-cell table:formula="of:=VLOOKUP([.M59];entries_item_list_3;2)" office:value-type="string" office:string-value="ディル">
            <text:p>ディル</text:p>
          </table:table-cell>
          <table:table-cell table:formula="of:=VLOOKUP([.N59];entries_item_list_3;2)" office:value-type="string" office:string-value="ディル">
            <text:p>ディル</text:p>
          </table:table-cell>
          <table:table-cell office:value-type="string">
            <text:p>뭔가, 브랜디 듯한 맛. / 붉은 소엽이나 딜이도 아니다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1">
            <text:p>31</text:p>
          </table:table-cell>
          <table:table-cell office:value-type="date" office:date-value="2021-06-19T01:08:33.74">
            <text:p>06-19 01:08</text:p>
          </table:table-cell>
          <table:table-cell/>
          <table:table-cell table:style-name="ce19"/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60];entries_item_list_3;2)" office:value-type="string" office:string-value="ディル">
            <text:p>ディル</text:p>
          </table:table-cell>
          <table:table-cell table:number-columns-repeated="2"/>
          <table:table-cell table:formula="of:=LEFT([.E60];1)" office:value-type="string" office:string-value="D">
            <text:p>D</text:p>
          </table:table-cell>
          <table:table-cell table:formula="of:=MID([.E60];2;1)" office:value-type="string" office:string-value="F">
            <text:p>F</text:p>
          </table:table-cell>
          <table:table-cell table:formula="of:=RIGHT([.E60];1)" office:value-type="string" office:string-value="F">
            <text:p>F</text:p>
          </table:table-cell>
          <table:table-cell table:formula="of:=VLOOKUP([.L60];entries_item_list_3;2)" office:value-type="string" office:string-value="赤紫蘇">
            <text:p>赤紫蘇</text:p>
          </table:table-cell>
          <table:table-cell table:formula="of:=VLOOKUP([.M60];entries_item_list_3;2)" office:value-type="string" office:string-value="ディル">
            <text:p>ディル</text:p>
          </table:table-cell>
          <table:table-cell table:formula="of:=VLOOKUP([.N60];entries_item_list_3;2)" office:value-type="string" office:string-value="ディル">
            <text:p>ディル</text:p>
          </table:table-cell>
          <table:table-cell office:value-type="string">
            <text:p>굳이 둘 중 하나를 꼽는다면, --&gt; 딜. / 맛은 투명하고, 둥근하다.</text:p>
          </table:table-cell>
          <table:table-cell/>
          <table:table-cell office:value-type="string">
            <text:p>*</text:p>
          </table:table-cell>
        </table:table-row>
        <table:table-row table:style-name="ro9">
          <table:table-cell office:value-type="float" office:value="33">
            <text:p>33</text:p>
          </table:table-cell>
          <table:table-cell office:value-type="date" office:date-value="2021-06-20T00:13:29.85">
            <text:p>06-20 00:13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F</text:p>
          </table:table-cell>
          <table:table-cell table:formula="of:=VLOOKUP([.H61];entries_item_list_3;2)" office:value-type="string" office:string-value="ディル">
            <text:p>ディル</text:p>
          </table:table-cell>
          <table:table-cell table:number-columns-repeated="2"/>
          <table:table-cell table:formula="of:=LEFT([.E61];1)" office:value-type="string" office:string-value="D">
            <text:p>D</text:p>
          </table:table-cell>
          <table:table-cell table:formula="of:=MID([.E61];2;1)" office:value-type="string" office:string-value="F">
            <text:p>F</text:p>
          </table:table-cell>
          <table:table-cell table:formula="of:=RIGHT([.E61];1)" office:value-type="string" office:string-value="F">
            <text:p>F</text:p>
          </table:table-cell>
          <table:table-cell table:formula="of:=VLOOKUP([.L61];entries_item_list_3;2)" office:value-type="string" office:string-value="赤紫蘇">
            <text:p>赤紫蘇</text:p>
          </table:table-cell>
          <table:table-cell table:formula="of:=VLOOKUP([.M61];entries_item_list_3;2)" office:value-type="string" office:string-value="ディル">
            <text:p>ディル</text:p>
          </table:table-cell>
          <table:table-cell table:formula="of:=VLOOKUP([.N61];entries_item_list_3;2)" office:value-type="string" office:string-value="ディル">
            <text:p>ディル</text:p>
          </table:table-cell>
          <table:table-cell office:value-type="string">
            <text:p>과연, 전 번의 코멘트가 말한대로, 굳이 둘 중 하나를 꼽는다면, 딜. / 뭔가, 딜의 맛 위에 붉은 차조기의 맛이 짓누르고, 딜의 맛이 휘어 버렸다. 그러한 상태를 생각 시킨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9">
            <text:p>39</text:p>
          </table:table-cell>
          <table:table-cell office:value-type="date" office:date-value="2021-06-21T00:07:06.2">
            <text:p>06-21 00:07</text:p>
          </table:table-cell>
          <table:table-cell office:value-type="date" office:date-value="2021-06-21T00:16:37.3">
            <text:p>06-21 00:16</text:p>
          </table:table-cell>
          <table:table-cell table:style-name="ce21" office:value-type="float" office:value="1">
            <text:p>1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/>
          <table:table-cell table:formula="of:=VLOOKUP([.H62];entries_item_list_3;2)" office:value-type="float" office:value="0">
            <text:p>#N/A</text:p>
          </table:table-cell>
          <table:table-cell table:number-columns-repeated="2"/>
          <table:table-cell table:formula="of:=LEFT([.E62];1)" office:value-type="string" office:string-value="D">
            <text:p>D</text:p>
          </table:table-cell>
          <table:table-cell table:formula="of:=MID([.E62];2;1)" office:value-type="string" office:string-value="F">
            <text:p>F</text:p>
          </table:table-cell>
          <table:table-cell table:formula="of:=RIGHT([.E62];1)" office:value-type="string" office:string-value="F">
            <text:p>F</text:p>
          </table:table-cell>
          <table:table-cell table:formula="of:=VLOOKUP([.L62];entries_item_list_3;2)" office:value-type="string" office:string-value="赤紫蘇">
            <text:p>赤紫蘇</text:p>
          </table:table-cell>
          <table:table-cell table:formula="of:=VLOOKUP([.M62];entries_item_list_3;2)" office:value-type="string" office:string-value="ディル">
            <text:p>ディル</text:p>
          </table:table-cell>
          <table:table-cell table:formula="of:=VLOOKUP([.N62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2T00:12:00">
            <text:p>06-22 00:12</text:p>
          </table:table-cell>
          <table:table-cell office:value-type="date" office:date-value="2021-06-22T00:15:31.83">
            <text:p>06-22 00:15</text:p>
          </table:table-cell>
          <table:table-cell office:value-type="float" office:value="2">
            <text:p>2</text:p>
          </table:table-cell>
          <table:table-cell office:value-type="string">
            <text:p>DF</text:p>
          </table:table-cell>
          <table:table-cell office:value-type="string">
            <text:p>2:1</text:p>
          </table:table-cell>
          <table:table-cell office:value-type="string">
            <text:p>DF-2:1</text:p>
          </table:table-cell>
          <table:table-cell office:value-type="string">
            <text:p>?</text:p>
          </table:table-cell>
          <table:table-cell table:formula="of:=VLOOKUP([.H63];entries_item_list_3;2)" office:value-type="float" office:value="0">
            <text:p>#N/A</text:p>
          </table:table-cell>
          <table:table-cell table:number-columns-repeated="2"/>
          <table:table-cell table:formula="of:=LEFT([.E63];1)" office:value-type="string" office:string-value="D">
            <text:p>D</text:p>
          </table:table-cell>
          <table:table-cell table:formula="of:=MID([.E63];2;1)" office:value-type="string" office:string-value="F">
            <text:p>F</text:p>
          </table:table-cell>
          <table:table-cell table:formula="of:=RIGHT([.E63];1)" office:value-type="string" office:string-value="F">
            <text:p>F</text:p>
          </table:table-cell>
          <table:table-cell table:formula="of:=VLOOKUP([.L63];entries_item_list_3;2)" office:value-type="string" office:string-value="赤紫蘇">
            <text:p>赤紫蘇</text:p>
          </table:table-cell>
          <table:table-cell table:formula="of:=VLOOKUP([.M63];entries_item_list_3;2)" office:value-type="string" office:string-value="ディル">
            <text:p>ディル</text:p>
          </table:table-cell>
          <table:table-cell table:formula="of:=VLOOKUP([.N63];entries_item_list_3;2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date" office:date-value="2021-06-20T00:23:44.25">
            <text:p>06-20 00:23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G</text:p>
          </table:table-cell>
          <table:table-cell office:value-type="string">
            <text:p>1:2</text:p>
          </table:table-cell>
          <table:table-cell office:value-type="string">
            <text:p>DG-1:2</text:p>
          </table:table-cell>
          <table:table-cell office:value-type="string">
            <text:p>G</text:p>
          </table:table-cell>
          <table:table-cell table:formula="of:=VLOOKUP([.H64];entries_item_list_3;2)" office:value-type="string" office:string-value="セージ">
            <text:p>セージ</text:p>
          </table:table-cell>
          <table:table-cell table:number-columns-repeated="2"/>
          <table:table-cell table:formula="of:=LEFT([.E64];1)" office:value-type="string" office:string-value="D">
            <text:p>D</text:p>
          </table:table-cell>
          <table:table-cell table:formula="of:=MID([.E64];2;1)" office:value-type="string" office:string-value="G">
            <text:p>G</text:p>
          </table:table-cell>
          <table:table-cell table:formula="of:=RIGHT([.E64];1)" office:value-type="string" office:string-value="G">
            <text:p>G</text:p>
          </table:table-cell>
          <table:table-cell table:formula="of:=VLOOKUP([.L64];entries_item_list_3;2)" office:value-type="string" office:string-value="赤紫蘇">
            <text:p>赤紫蘇</text:p>
          </table:table-cell>
          <table:table-cell table:formula="of:=VLOOKUP([.M64];entries_item_list_3;2)" office:value-type="string" office:string-value="セージ">
            <text:p>セージ</text:p>
          </table:table-cell>
          <table:table-cell table:formula="of:=VLOOKUP([.N64];entries_item_list_3;2)" office:value-type="string" office:string-value="セージ">
            <text:p>セージ</text:p>
          </table:table-cell>
          <table:table-cell office:value-type="string">
            <text:p>세이지 만에 비교해 --&gt; 약간 가벼운 입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8">
            <text:p>28</text:p>
          </table:table-cell>
          <table:table-cell office:value-type="date" office:date-value="2021-06-19T00:21:45.42">
            <text:p>06-19 00:21</text:p>
          </table:table-cell>
          <table:table-cell/>
          <table:table-cell table:style-name="ce19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65];entries_item_list_3;2)" office:value-type="string" office:string-value="セージ">
            <text:p>セージ</text:p>
          </table:table-cell>
          <table:table-cell table:number-columns-repeated="2"/>
          <table:table-cell table:formula="of:=LEFT([.E65];1)" office:value-type="string" office:string-value="D">
            <text:p>D</text:p>
          </table:table-cell>
          <table:table-cell table:formula="of:=MID([.E65];2;1)" office:value-type="string" office:string-value="G">
            <text:p>G</text:p>
          </table:table-cell>
          <table:table-cell table:formula="of:=RIGHT([.E65];1)" office:value-type="string" office:string-value="G">
            <text:p>G</text:p>
          </table:table-cell>
          <table:table-cell table:formula="of:=VLOOKUP([.L65];entries_item_list_3;2)" office:value-type="string" office:string-value="赤紫蘇">
            <text:p>赤紫蘇</text:p>
          </table:table-cell>
          <table:table-cell table:formula="of:=VLOOKUP([.M65];entries_item_list_3;2)" office:value-type="string" office:string-value="セージ">
            <text:p>セージ</text:p>
          </table:table-cell>
          <table:table-cell table:formula="of:=VLOOKUP([.N65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7">
          <table:table-cell office:value-type="float" office:value="32">
            <text:p>32</text:p>
          </table:table-cell>
          <table:table-cell office:value-type="date" office:date-value="2021-06-19T23:59:01.770001">
            <text:p>06-19 23:59</text:p>
          </table:table-cell>
          <table:table-cell table:number-columns-repeated="2"/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G</text:p>
          </table:table-cell>
          <table:table-cell table:formula="of:=VLOOKUP([.H66];entries_item_list_3;2)" office:value-type="string" office:string-value="セージ">
            <text:p>セージ</text:p>
          </table:table-cell>
          <table:table-cell table:number-columns-repeated="2"/>
          <table:table-cell table:formula="of:=LEFT([.E66];1)" office:value-type="string" office:string-value="D">
            <text:p>D</text:p>
          </table:table-cell>
          <table:table-cell table:formula="of:=MID([.E66];2;1)" office:value-type="string" office:string-value="G">
            <text:p>G</text:p>
          </table:table-cell>
          <table:table-cell table:formula="of:=RIGHT([.E66];1)" office:value-type="string" office:string-value="G">
            <text:p>G</text:p>
          </table:table-cell>
          <table:table-cell table:formula="of:=VLOOKUP([.L66];entries_item_list_3;2)" office:value-type="string" office:string-value="赤紫蘇">
            <text:p>赤紫蘇</text:p>
          </table:table-cell>
          <table:table-cell table:formula="of:=VLOOKUP([.M66];entries_item_list_3;2)" office:value-type="string" office:string-value="セージ">
            <text:p>セージ</text:p>
          </table:table-cell>
          <table:table-cell table:formula="of:=VLOOKUP([.N66];entries_item_list_3;2)" office:value-type="string" office:string-value="セージ">
            <text:p>セージ</text:p>
          </table:table-cell>
          <table:table-cell office:value-type="string">
            <text:p>비유로 말하면, 계란 후라이. 중앙에 있는 노른자가 세이지의 특징적인 맛의 하나. <text:s/>/ 주위의 흰자위가 붉은 차조기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4">
            <text:p>44</text:p>
          </table:table-cell>
          <table:table-cell office:value-type="date" office:date-value="2021-06-22T00:04:55.450001">
            <text:p>06-22 00:04</text:p>
          </table:table-cell>
          <table:table-cell office:value-type="date" office:date-value="2021-06-22T00:11:44.61">
            <text:p>06-22 00:11</text:p>
          </table:table-cell>
          <table:table-cell office:value-type="float" office:value="1">
            <text:p>1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 office:value-type="string">
            <text:p>D</text:p>
          </table:table-cell>
          <table:table-cell table:formula="of:=VLOOKUP([.H67];entries_item_list_3;2)" office:value-type="string" office:string-value="赤紫蘇">
            <text:p>赤紫蘇</text:p>
          </table:table-cell>
          <table:table-cell table:number-columns-repeated="2"/>
          <table:table-cell table:formula="of:=LEFT([.E67];1)" office:value-type="string" office:string-value="D">
            <text:p>D</text:p>
          </table:table-cell>
          <table:table-cell table:formula="of:=MID([.E67];2;1)" office:value-type="string" office:string-value="G">
            <text:p>G</text:p>
          </table:table-cell>
          <table:table-cell table:formula="of:=RIGHT([.E67];1)" office:value-type="string" office:string-value="G">
            <text:p>G</text:p>
          </table:table-cell>
          <table:table-cell table:formula="of:=VLOOKUP([.L67];entries_item_list_3;2)" office:value-type="string" office:string-value="赤紫蘇">
            <text:p>赤紫蘇</text:p>
          </table:table-cell>
          <table:table-cell table:formula="of:=VLOOKUP([.M67];entries_item_list_3;2)" office:value-type="string" office:string-value="セージ">
            <text:p>セージ</text:p>
          </table:table-cell>
          <table:table-cell table:formula="of:=VLOOKUP([.N6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9">
            <text:p>49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office:value-type="string">
            <text:p>DG-2:1</text:p>
          </table:table-cell>
          <table:table-cell/>
          <table:table-cell table:formula="of:=VLOOKUP([.H68];entries_item_list_3;2)" office:value-type="float" office:value="0">
            <text:p>#N/A</text:p>
          </table:table-cell>
          <table:table-cell/>
          <table:table-cell table:formula="of:=VLOOKUP([.J68];entries_item_list_3;2)" office:value-type="float" office:value="0">
            <text:p>#N/A</text:p>
          </table:table-cell>
          <table:table-cell table:formula="of:=LEFT([.E68];1)" office:value-type="string" office:string-value="D">
            <text:p>D</text:p>
          </table:table-cell>
          <table:table-cell table:formula="of:=MID([.E68];2;1)" office:value-type="string" office:string-value="G">
            <text:p>G</text:p>
          </table:table-cell>
          <table:table-cell table:formula="of:=RIGHT([.E68];1)" office:value-type="string" office:string-value="G">
            <text:p>G</text:p>
          </table:table-cell>
          <table:table-cell table:formula="of:=VLOOKUP([.L68];entries_item_list_3;2)" office:value-type="string" office:string-value="赤紫蘇">
            <text:p>赤紫蘇</text:p>
          </table:table-cell>
          <table:table-cell table:formula="of:=VLOOKUP([.M68];entries_item_list_3;2)" office:value-type="string" office:string-value="セージ">
            <text:p>セージ</text:p>
          </table:table-cell>
          <table:table-cell table:formula="of:=VLOOKUP([.N6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45">
            <text:p>45</text:p>
          </table:table-cell>
          <table:table-cell office:value-type="date" office:date-value="2021-06-23">
            <text:p>06-23 00:00</text:p>
          </table:table-cell>
          <table:table-cell office:value-type="date" office:date-value="2021-06-23T00:03:26.83">
            <text:p>06-23 00:03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office:value-type="string">
            <text:p>DH-1:2</text:p>
          </table:table-cell>
          <table:table-cell office:value-type="string">
            <text:p>D</text:p>
          </table:table-cell>
          <table:table-cell table:formula="of:=VLOOKUP([.H69];entries_item_list_3;2)" office:value-type="string" office:string-value="赤紫蘇">
            <text:p>赤紫蘇</text:p>
          </table:table-cell>
          <table:table-cell office:value-type="string">
            <text:p>H</text:p>
          </table:table-cell>
          <table:table-cell table:formula="of:=VLOOKUP([.J69];entries_item_list_3;2)" office:value-type="string" office:string-value="チャービル">
            <text:p>チャービル</text:p>
          </table:table-cell>
          <table:table-cell table:formula="of:=LEFT([.E69];1)" office:value-type="string" office:string-value="D">
            <text:p>D</text:p>
          </table:table-cell>
          <table:table-cell table:formula="of:=MID([.E69];2;1)" office:value-type="string" office:string-value="H">
            <text:p>H</text:p>
          </table:table-cell>
          <table:table-cell table:formula="of:=RIGHT([.E69];1)" office:value-type="string" office:string-value="H">
            <text:p>H</text:p>
          </table:table-cell>
          <table:table-cell table:formula="of:=VLOOKUP([.L69];entries_item_list_3;2)" office:value-type="string" office:string-value="赤紫蘇">
            <text:p>赤紫蘇</text:p>
          </table:table-cell>
          <table:table-cell table:formula="of:=VLOOKUP([.M69];entries_item_list_3;2)" office:value-type="string" office:string-value="チャービル">
            <text:p>チャービル</text:p>
          </table:table-cell>
          <table:table-cell table:formula="of:=VLOOKUP([.N69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61">
            <text:p>61</text:p>
          </table:table-cell>
          <table:table-cell office:value-type="date" office:date-value="2021-06-27T00:14:51.52">
            <text:p>06-27 00:14</text:p>
          </table:table-cell>
          <table:table-cell office:value-type="date" office:date-value="2021-06-27T00:19:29.61">
            <text:p>06-27 00:19</text:p>
          </table:table-cell>
          <table:table-cell office:value-type="float" office:value="2">
            <text:p>2</text:p>
          </table:table-cell>
          <table:table-cell office:value-type="string">
            <text:p>DH</text:p>
          </table:table-cell>
          <table:table-cell office:value-type="string">
            <text:p>1:2</text:p>
          </table:table-cell>
          <table:table-cell table:formula="of:=CONCATENATE([.E70];&quot;-&quot;;[.F70])" office:value-type="string" office:string-value="DH-1:2">
            <text:p>DH-1:2</text:p>
          </table:table-cell>
          <table:table-cell/>
          <table:table-cell table:formula="of:=VLOOKUP([.H70];entries_item_list_3;2)" office:value-type="float" office:value="0">
            <text:p>#N/A</text:p>
          </table:table-cell>
          <table:table-cell/>
          <table:table-cell table:formula="of:=VLOOKUP([.J70];entries_item_list_3;2)" office:value-type="float" office:value="0">
            <text:p>#N/A</text:p>
          </table:table-cell>
          <table:table-cell table:formula="of:=LEFT([.E70];1)" office:value-type="string" office:string-value="D">
            <text:p>D</text:p>
          </table:table-cell>
          <table:table-cell table:formula="of:=MID([.E70];2;1)" office:value-type="string" office:string-value="H">
            <text:p>H</text:p>
          </table:table-cell>
          <table:table-cell table:formula="of:=RIGHT([.E70];1)" office:value-type="string" office:string-value="H">
            <text:p>H</text:p>
          </table:table-cell>
          <table:table-cell table:formula="of:=VLOOKUP([.L70];entries_item_list_3;2)" office:value-type="string" office:string-value="赤紫蘇">
            <text:p>赤紫蘇</text:p>
          </table:table-cell>
          <table:table-cell table:formula="of:=VLOOKUP([.M70];entries_item_list_3;2)" office:value-type="string" office:string-value="チャービル">
            <text:p>チャービル</text:p>
          </table:table-cell>
          <table:table-cell table:formula="of:=VLOOKUP([.N70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3">
            <text:p>53</text:p>
          </table:table-cell>
          <table:table-cell office:value-type="date" office:date-value="2021-06-24T23:44:49.03">
            <text:p>06-24 23:44</text:p>
          </table:table-cell>
          <table:table-cell office:value-type="date" office:date-value="2021-06-24T23:47:36.06">
            <text:p>06-24 23:47</text:p>
          </table:table-cell>
          <table:table-cell office:value-type="float" office:value="4">
            <text:p>4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office:value-type="string">
            <text:p>DH-2:1</text:p>
          </table:table-cell>
          <table:table-cell office:value-type="string">
            <text:p>D</text:p>
          </table:table-cell>
          <table:table-cell table:formula="of:=VLOOKUP([.H71];entries_item_list_3;2)" office:value-type="string" office:string-value="赤紫蘇">
            <text:p>赤紫蘇</text:p>
          </table:table-cell>
          <table:table-cell/>
          <table:table-cell table:formula="of:=VLOOKUP([.J71];entries_item_list_3;2)" office:value-type="float" office:value="0">
            <text:p>#N/A</text:p>
          </table:table-cell>
          <table:table-cell table:formula="of:=LEFT([.E71];1)" office:value-type="string" office:string-value="D">
            <text:p>D</text:p>
          </table:table-cell>
          <table:table-cell table:formula="of:=MID([.E71];2;1)" office:value-type="string" office:string-value="H">
            <text:p>H</text:p>
          </table:table-cell>
          <table:table-cell table:formula="of:=RIGHT([.E71];1)" office:value-type="string" office:string-value="H">
            <text:p>H</text:p>
          </table:table-cell>
          <table:table-cell table:formula="of:=VLOOKUP([.L71];entries_item_list_3;2)" office:value-type="string" office:string-value="赤紫蘇">
            <text:p>赤紫蘇</text:p>
          </table:table-cell>
          <table:table-cell table:formula="of:=VLOOKUP([.M71];entries_item_list_3;2)" office:value-type="string" office:string-value="チャービル">
            <text:p>チャービル</text:p>
          </table:table-cell>
          <table:table-cell table:formula="of:=VLOOKUP([.N71];entries_item_list_3;2)" office:value-type="string" office:string-value="チャービル">
            <text:p>チャービル</text:p>
          </table:table-cell>
          <table:table-cell office:value-type="string">
            <text:p>차빌의 잎 냄새, 있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2">
            <text:p>62</text:p>
          </table:table-cell>
          <table:table-cell office:value-type="date" office:date-value="2021-06-27T00:51:56.8">
            <text:p>06-27 00:51</text:p>
          </table:table-cell>
          <table:table-cell office:value-type="date" office:date-value="2021-06-27T00:55:11.84">
            <text:p>06-27 00:55</text:p>
          </table:table-cell>
          <table:table-cell office:value-type="float" office:value="3">
            <text:p>3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2];&quot;-&quot;;[.F72])" office:value-type="string" office:string-value="DH-2:1">
            <text:p>DH-2:1</text:p>
          </table:table-cell>
          <table:table-cell office:value-type="string">
            <text:p>H</text:p>
          </table:table-cell>
          <table:table-cell table:formula="of:=VLOOKUP([.H72];entries_item_list_3;2)" office:value-type="string" office:string-value="チャービル">
            <text:p>チャービル</text:p>
          </table:table-cell>
          <table:table-cell/>
          <table:table-cell table:formula="of:=VLOOKUP([.J72];entries_item_list_3;2)" office:value-type="float" office:value="0">
            <text:p>#N/A</text:p>
          </table:table-cell>
          <table:table-cell table:formula="of:=LEFT([.E72];1)" office:value-type="string" office:string-value="D">
            <text:p>D</text:p>
          </table:table-cell>
          <table:table-cell table:formula="of:=MID([.E72];2;1)" office:value-type="string" office:string-value="H">
            <text:p>H</text:p>
          </table:table-cell>
          <table:table-cell table:formula="of:=RIGHT([.E72];1)" office:value-type="string" office:string-value="H">
            <text:p>H</text:p>
          </table:table-cell>
          <table:table-cell table:formula="of:=VLOOKUP([.L72];entries_item_list_3;2)" office:value-type="string" office:string-value="赤紫蘇">
            <text:p>赤紫蘇</text:p>
          </table:table-cell>
          <table:table-cell table:formula="of:=VLOOKUP([.M72];entries_item_list_3;2)" office:value-type="string" office:string-value="チャービル">
            <text:p>チャービル</text:p>
          </table:table-cell>
          <table:table-cell table:formula="of:=VLOOKUP([.N72];entries_item_list_3;2)" office:value-type="string" office:string-value="チャービル">
            <text:p>チャービル</text:p>
          </table:table-cell>
          <table:table-cell office:value-type="string">
            <text:p>차빌도 두 큰술, 잘못, <text:s/>넣어 버렸는지?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8">
            <text:p>68</text:p>
          </table:table-cell>
          <table:table-cell office:value-type="date" office:date-value="2021-06-28T00:05:00">
            <text:p>06-28 00:05</text:p>
          </table:table-cell>
          <table:table-cell office:value-type="date" office:date-value="2021-06-28T00:19:14.35">
            <text:p>06-28 00:19</text:p>
          </table:table-cell>
          <table:table-cell office:value-type="float" office:value="1">
            <text:p>1</text:p>
          </table:table-cell>
          <table:table-cell office:value-type="string">
            <text:p>DH</text:p>
          </table:table-cell>
          <table:table-cell office:value-type="string">
            <text:p>2:1</text:p>
          </table:table-cell>
          <table:table-cell table:formula="of:=CONCATENATE([.E73];&quot;-&quot;;[.F73])" office:value-type="string" office:string-value="DH-2:1">
            <text:p>DH-2:1</text:p>
          </table:table-cell>
          <table:table-cell/>
          <table:table-cell table:formula="of:=VLOOKUP([.H73];entries_item_list_3;2)" office:value-type="float" office:value="0">
            <text:p>#N/A</text:p>
          </table:table-cell>
          <table:table-cell/>
          <table:table-cell table:formula="of:=VLOOKUP([.J73];entries_item_list_3;2)" office:value-type="float" office:value="0">
            <text:p>#N/A</text:p>
          </table:table-cell>
          <table:table-cell table:formula="of:=LEFT([.E73];1)" office:value-type="string" office:string-value="D">
            <text:p>D</text:p>
          </table:table-cell>
          <table:table-cell table:formula="of:=MID([.E73];2;1)" office:value-type="string" office:string-value="H">
            <text:p>H</text:p>
          </table:table-cell>
          <table:table-cell table:formula="of:=RIGHT([.E73];1)" office:value-type="string" office:string-value="H">
            <text:p>H</text:p>
          </table:table-cell>
          <table:table-cell table:formula="of:=VLOOKUP([.L73];entries_item_list_3;2)" office:value-type="string" office:string-value="赤紫蘇">
            <text:p>赤紫蘇</text:p>
          </table:table-cell>
          <table:table-cell table:formula="of:=VLOOKUP([.M73];entries_item_list_3;2)" office:value-type="string" office:string-value="チャービル">
            <text:p>チャービル</text:p>
          </table:table-cell>
          <table:table-cell table:formula="of:=VLOOKUP([.N7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7">
            <text:p>37</text:p>
          </table:table-cell>
          <table:table-cell office:value-type="date" office:date-value="2021-06-20T00:55:52.440001">
            <text:p>06-20 00:55</text:p>
          </table:table-cell>
          <table:table-cell/>
          <table:table-cell office:value-type="float" office:value="5">
            <text:p>5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office:value-type="string">
            <text:p>DX-2:1</text:p>
          </table:table-cell>
          <table:table-cell/>
          <table:table-cell table:formula="of:=VLOOKUP([.H74];entries_item_list_3;2)" office:value-type="float" office:value="0">
            <text:p>#N/A</text:p>
          </table:table-cell>
          <table:table-cell table:number-columns-repeated="2"/>
          <table:table-cell table:formula="of:=LEFT([.E74];1)" office:value-type="string" office:string-value="D">
            <text:p>D</text:p>
          </table:table-cell>
          <table:table-cell table:formula="of:=MID([.E74];2;1)" office:value-type="string" office:string-value="X">
            <text:p>X</text:p>
          </table:table-cell>
          <table:table-cell table:formula="of:=RIGHT([.E74];1)" office:value-type="string" office:string-value="X">
            <text:p>X</text:p>
          </table:table-cell>
          <table:table-cell table:formula="of:=VLOOKUP([.L74];entries_item_list_3;2)" office:value-type="string" office:string-value="赤紫蘇">
            <text:p>赤紫蘇</text:p>
          </table:table-cell>
          <table:table-cell table:formula="of:=VLOOKUP([.M74];entries_item_list_3;2)" office:value-type="string" office:string-value="焼酎">
            <text:p>焼酎</text:p>
          </table:table-cell>
          <table:table-cell table:formula="of:=VLOOKUP([.N74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5">
            <text:p>55</text:p>
          </table:table-cell>
          <table:table-cell office:value-type="date" office:date-value="2021-06-25T00:07:13.1">
            <text:p>06-25 00:07</text:p>
          </table:table-cell>
          <table:table-cell/>
          <table:table-cell office:value-type="float" office:value="6">
            <text:p>6</text:p>
          </table:table-cell>
          <table:table-cell office:value-type="string">
            <text:p>DX</text:p>
          </table:table-cell>
          <table:table-cell office:value-type="string">
            <text:p>2:1</text:p>
          </table:table-cell>
          <table:table-cell table:formula="of:=CONCATENATE([.E75];&quot;-&quot;;[.F75])" office:value-type="string" office:string-value="DX-2:1">
            <text:p>DX-2:1</text:p>
          </table:table-cell>
          <table:table-cell/>
          <table:table-cell table:formula="of:=VLOOKUP([.H75];entries_item_list_3;2)" office:value-type="float" office:value="0">
            <text:p>#N/A</text:p>
          </table:table-cell>
          <table:table-cell/>
          <table:table-cell table:formula="of:=VLOOKUP([.J75];entries_item_list_3;2)" office:value-type="float" office:value="0">
            <text:p>#N/A</text:p>
          </table:table-cell>
          <table:table-cell table:formula="of:=LEFT([.E75];1)" office:value-type="string" office:string-value="D">
            <text:p>D</text:p>
          </table:table-cell>
          <table:table-cell table:formula="of:=MID([.E75];2;1)" office:value-type="string" office:string-value="X">
            <text:p>X</text:p>
          </table:table-cell>
          <table:table-cell table:formula="of:=RIGHT([.E75];1)" office:value-type="string" office:string-value="X">
            <text:p>X</text:p>
          </table:table-cell>
          <table:table-cell table:formula="of:=VLOOKUP([.L75];entries_item_list_3;2)" office:value-type="string" office:string-value="赤紫蘇">
            <text:p>赤紫蘇</text:p>
          </table:table-cell>
          <table:table-cell table:formula="of:=VLOOKUP([.M75];entries_item_list_3;2)" office:value-type="string" office:string-value="焼酎">
            <text:p>焼酎</text:p>
          </table:table-cell>
          <table:table-cell table:formula="of:=VLOOKUP([.N75];entries_item_list_3;2)" office:value-type="string" office:string-value="焼酎">
            <text:p>焼酎</text:p>
          </table:table-cell>
          <table:table-cell office:value-type="string">
            <text:p>입맛이 가볍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23">
            <text:p>23</text:p>
          </table:table-cell>
          <table:table-cell office:value-type="date" office:date-value="2021-06-17T23:47:55.4">
            <text:p>06-17 23:47</text:p>
          </table:table-cell>
          <table:table-cell/>
          <table:table-cell table:style-name="ce19"/>
          <table:table-cell office:value-type="string">
            <text:p>EF</text:p>
          </table:table-cell>
          <table:table-cell office:value-type="string">
            <text:p>1:2</text:p>
          </table:table-cell>
          <table:table-cell office:value-type="string">
            <text:p>EF-1:2</text:p>
          </table:table-cell>
          <table:table-cell office:value-type="string">
            <text:p>F</text:p>
          </table:table-cell>
          <table:table-cell table:formula="of:=VLOOKUP([.H76];entries_item_list_3;2)" office:value-type="string" office:string-value="ディル">
            <text:p>ディル</text:p>
          </table:table-cell>
          <table:table-cell table:number-columns-repeated="2"/>
          <table:table-cell table:formula="of:=LEFT([.E76];1)" office:value-type="string" office:string-value="E">
            <text:p>E</text:p>
          </table:table-cell>
          <table:table-cell table:formula="of:=MID([.E76];2;1)" office:value-type="string" office:string-value="F">
            <text:p>F</text:p>
          </table:table-cell>
          <table:table-cell table:formula="of:=RIGHT([.E76];1)" office:value-type="string" office:string-value="F">
            <text:p>F</text:p>
          </table:table-cell>
          <table:table-cell table:formula="of:=VLOOKUP([.L76];entries_item_list_3;2)" office:value-type="string" office:string-value="生姜">
            <text:p>生姜</text:p>
          </table:table-cell>
          <table:table-cell table:formula="of:=VLOOKUP([.M76];entries_item_list_3;2)" office:value-type="string" office:string-value="ディル">
            <text:p>ディル</text:p>
          </table:table-cell>
          <table:table-cell table:formula="of:=VLOOKUP([.N76];entries_item_list_3;2)" office:value-type="string" office:string-value="ディル">
            <text:p>ディル</text:p>
          </table:table-cell>
          <table:table-cell office:value-type="string">
            <text:p>딜은 하루 절임. / 잎 냄새가 약해진다.</text:p>
          </table:table-cell>
          <table:table-cell/>
          <table:table-cell office:value-type="string">
            <text:p>*</text:p>
          </table:table-cell>
        </table:table-row>
        <table:table-row table:style-name="ro8">
          <table:table-cell office:value-type="float" office:value="52">
            <text:p>52</text:p>
          </table:table-cell>
          <table:table-cell office:value-type="string">
            <text:p>-</text:p>
          </table:table-cell>
          <table:table-cell office:value-type="date" office:date-value="2021-06-24T23:40:17.99">
            <text:p>06-24 23:40</text:p>
          </table:table-cell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office:value-type="string">
            <text:p>FG-1:2</text:p>
          </table:table-cell>
          <table:table-cell office:value-type="string">
            <text:p>G</text:p>
          </table:table-cell>
          <table:table-cell table:formula="of:=VLOOKUP([.H77];entries_item_list_3;2)" office:value-type="string" office:string-value="セージ">
            <text:p>セージ</text:p>
          </table:table-cell>
          <table:table-cell/>
          <table:table-cell table:formula="of:=VLOOKUP([.J77];entries_item_list_3;2)" office:value-type="float" office:value="0">
            <text:p>#N/A</text:p>
          </table:table-cell>
          <table:table-cell table:formula="of:=LEFT([.E77];1)" office:value-type="string" office:string-value="F">
            <text:p>F</text:p>
          </table:table-cell>
          <table:table-cell table:formula="of:=MID([.E77];2;1)" office:value-type="string" office:string-value="G">
            <text:p>G</text:p>
          </table:table-cell>
          <table:table-cell table:formula="of:=RIGHT([.E77];1)" office:value-type="string" office:string-value="G">
            <text:p>G</text:p>
          </table:table-cell>
          <table:table-cell table:formula="of:=VLOOKUP([.L77];entries_item_list_3;2)" office:value-type="string" office:string-value="ディル">
            <text:p>ディル</text:p>
          </table:table-cell>
          <table:table-cell table:formula="of:=VLOOKUP([.M77];entries_item_list_3;2)" office:value-type="string" office:string-value="セージ">
            <text:p>セージ</text:p>
          </table:table-cell>
          <table:table-cell table:formula="of:=VLOOKUP([.N77];entries_item_list_3;2)" office:value-type="string" office:string-value="セージ">
            <text:p>セージ</text:p>
          </table:table-cell>
          <table:table-cell office:value-type="string">
            <text:p>セージ。のみと比べて、味に、縦の厚みがある。 / 세이지. 만에 비해, 맛에 수직 두께가 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60">
            <text:p>60</text:p>
          </table:table-cell>
          <table:table-cell office:value-type="date" office:date-value="2021-06-27T00:01:48.04">
            <text:p>06-27 00:01</text:p>
          </table:table-cell>
          <table:table-cell office:value-type="date" office:date-value="2021-06-27T00:02:31.13">
            <text:p>06-27 00:02</text:p>
          </table:table-cell>
          <table:table-cell office:value-type="float" office:value="1">
            <text:p>1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78];&quot;-&quot;;[.F78])" office:value-type="string" office:string-value="FG-1:2">
            <text:p>FG-1:2</text:p>
          </table:table-cell>
          <table:table-cell/>
          <table:table-cell table:formula="of:=VLOOKUP([.H78];entries_item_list_3;2)" office:value-type="float" office:value="0">
            <text:p>#N/A</text:p>
          </table:table-cell>
          <table:table-cell/>
          <table:table-cell table:formula="of:=VLOOKUP([.J78];entries_item_list_3;2)" office:value-type="float" office:value="0">
            <text:p>#N/A</text:p>
          </table:table-cell>
          <table:table-cell table:formula="of:=LEFT([.E78];1)" office:value-type="string" office:string-value="F">
            <text:p>F</text:p>
          </table:table-cell>
          <table:table-cell table:formula="of:=MID([.E78];2;1)" office:value-type="string" office:string-value="G">
            <text:p>G</text:p>
          </table:table-cell>
          <table:table-cell table:formula="of:=RIGHT([.E78];1)" office:value-type="string" office:string-value="G">
            <text:p>G</text:p>
          </table:table-cell>
          <table:table-cell table:formula="of:=VLOOKUP([.L78];entries_item_list_3;2)" office:value-type="string" office:string-value="ディル">
            <text:p>ディル</text:p>
          </table:table-cell>
          <table:table-cell table:formula="of:=VLOOKUP([.M78];entries_item_list_3;2)" office:value-type="string" office:string-value="セージ">
            <text:p>セージ</text:p>
          </table:table-cell>
          <table:table-cell table:formula="of:=VLOOKUP([.N7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0">
            <text:p>30</text:p>
          </table:table-cell>
          <table:table-cell office:value-type="date" office:date-value="2021-06-19T00:59:41.410001">
            <text:p>06-19 00:59</text:p>
          </table:table-cell>
          <table:table-cell/>
          <table:table-cell table:style-name="ce19"/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79];entries_item_list_3;2)" office:value-type="string" office:string-value="ディル">
            <text:p>ディル</text:p>
          </table:table-cell>
          <table:table-cell table:number-columns-repeated="2"/>
          <table:table-cell table:formula="of:=LEFT([.E79];1)" office:value-type="string" office:string-value="F">
            <text:p>F</text:p>
          </table:table-cell>
          <table:table-cell table:formula="of:=MID([.E79];2;1)" office:value-type="string" office:string-value="G">
            <text:p>G</text:p>
          </table:table-cell>
          <table:table-cell table:formula="of:=RIGHT([.E79];1)" office:value-type="string" office:string-value="G">
            <text:p>G</text:p>
          </table:table-cell>
          <table:table-cell table:formula="of:=VLOOKUP([.L79];entries_item_list_3;2)" office:value-type="string" office:string-value="ディル">
            <text:p>ディル</text:p>
          </table:table-cell>
          <table:table-cell table:formula="of:=VLOOKUP([.M79];entries_item_list_3;2)" office:value-type="string" office:string-value="セージ">
            <text:p>セージ</text:p>
          </table:table-cell>
          <table:table-cell table:formula="of:=VLOOKUP([.N79];entries_item_list_3;2)" office:value-type="string" office:string-value="セージ">
            <text:p>セージ</text:p>
          </table:table-cell>
          <table:table-cell office:value-type="string">
            <text:p>깔끔한 맛.</text:p>
          </table:table-cell>
          <table:table-cell/>
          <table:table-cell office:value-type="string">
            <text:p>*</text:p>
          </table:table-cell>
        </table:table-row>
        <table:table-row table:style-name="ro3">
          <table:table-cell office:value-type="float" office:value="35">
            <text:p>35</text:p>
          </table:table-cell>
          <table:table-cell office:value-type="date" office:date-value="2021-06-20T00:29:45.3">
            <text:p>06-20 00:29</text:p>
          </table:table-cell>
          <table:table-cell/>
          <table:table-cell office:value-type="float" office:value="3">
            <text:p>3</text:p>
          </table:table-cell>
          <table:table-cell office:value-type="string">
            <text:p>FG</text:p>
          </table:table-cell>
          <table:table-cell office:value-type="string">
            <text:p>2:1</text:p>
          </table:table-cell>
          <table:table-cell office:value-type="string">
            <text:p>FG-2:1</text:p>
          </table:table-cell>
          <table:table-cell office:value-type="string">
            <text:p>F</text:p>
          </table:table-cell>
          <table:table-cell table:formula="of:=VLOOKUP([.H80];entries_item_list_3;2)" office:value-type="string" office:string-value="ディル">
            <text:p>ディル</text:p>
          </table:table-cell>
          <table:table-cell table:number-columns-repeated="2"/>
          <table:table-cell table:formula="of:=LEFT([.E80];1)" office:value-type="string" office:string-value="F">
            <text:p>F</text:p>
          </table:table-cell>
          <table:table-cell table:formula="of:=MID([.E80];2;1)" office:value-type="string" office:string-value="G">
            <text:p>G</text:p>
          </table:table-cell>
          <table:table-cell table:formula="of:=RIGHT([.E80];1)" office:value-type="string" office:string-value="G">
            <text:p>G</text:p>
          </table:table-cell>
          <table:table-cell table:formula="of:=VLOOKUP([.L80];entries_item_list_3;2)" office:value-type="string" office:string-value="ディル">
            <text:p>ディル</text:p>
          </table:table-cell>
          <table:table-cell table:formula="of:=VLOOKUP([.M80];entries_item_list_3;2)" office:value-type="string" office:string-value="セージ">
            <text:p>セージ</text:p>
          </table:table-cell>
          <table:table-cell table:formula="of:=VLOOKUP([.N80];entries_item_list_3;2)" office:value-type="string" office:string-value="セージ">
            <text:p>セージ</text:p>
          </table:table-cell>
          <table:table-cell office:value-type="string">
            <text:p>과연, 깔끔한 맛. 다만, 딜의 잎 냄새는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46">
            <text:p>46</text:p>
          </table:table-cell>
          <table:table-cell office:value-type="date" office:date-value="2021-06-23T00:03:26.83">
            <text:p>06-23 00:03</text:p>
          </table:table-cell>
          <table:table-cell office:value-type="date" office:date-value="2021-06-23T00:05:19.53">
            <text:p>06-23 00:05</text:p>
          </table:table-cell>
          <table:table-cell office:value-type="float" office:value="2">
            <text:p>2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office:value-type="string">
            <text:p>FH-1:2</text:p>
          </table:table-cell>
          <table:table-cell office:value-type="string">
            <text:p>F</text:p>
          </table:table-cell>
          <table:table-cell table:formula="of:=VLOOKUP([.H81];entries_item_list_3;2)" office:value-type="string" office:string-value="ディル">
            <text:p>ディル</text:p>
          </table:table-cell>
          <table:table-cell office:value-type="string">
            <text:p>H</text:p>
          </table:table-cell>
          <table:table-cell table:formula="of:=VLOOKUP([.J81];entries_item_list_3;2)" office:value-type="string" office:string-value="チャービル">
            <text:p>チャービル</text:p>
          </table:table-cell>
          <table:table-cell table:formula="of:=LEFT([.E81];1)" office:value-type="string" office:string-value="F">
            <text:p>F</text:p>
          </table:table-cell>
          <table:table-cell table:formula="of:=MID([.E81];2;1)" office:value-type="string" office:string-value="H">
            <text:p>H</text:p>
          </table:table-cell>
          <table:table-cell table:formula="of:=RIGHT([.E81];1)" office:value-type="string" office:string-value="H">
            <text:p>H</text:p>
          </table:table-cell>
          <table:table-cell table:formula="of:=VLOOKUP([.L81];entries_item_list_3;2)" office:value-type="string" office:string-value="ディル">
            <text:p>ディル</text:p>
          </table:table-cell>
          <table:table-cell table:formula="of:=VLOOKUP([.M81];entries_item_list_3;2)" office:value-type="string" office:string-value="チャービル">
            <text:p>チャービル</text:p>
          </table:table-cell>
          <table:table-cell table:formula="of:=VLOOKUP([.N81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date" office:date-value="2021-06-24T23:53:03.26">
            <text:p>06-24 23:53</text:p>
          </table:table-cell>
          <table:table-cell office:value-type="date" office:date-value="2021-06-24T23:54:44.27">
            <text:p>06-24 23:54</text:p>
          </table:table-cell>
          <table:table-cell office:value-type="float" office:value="5">
            <text:p>5</text:p>
          </table:table-cell>
          <table:table-cell office:value-type="string">
            <text:p>FH</text:p>
          </table:table-cell>
          <table:table-cell office:value-type="string">
            <text:p>2:1</text:p>
          </table:table-cell>
          <table:table-cell office:value-type="string">
            <text:p>FH-2:1</text:p>
          </table:table-cell>
          <table:table-cell/>
          <table:table-cell table:formula="of:=VLOOKUP([.H82];entries_item_list_3;2)" office:value-type="float" office:value="0">
            <text:p>#N/A</text:p>
          </table:table-cell>
          <table:table-cell/>
          <table:table-cell table:formula="of:=VLOOKUP([.J82];entries_item_list_3;2)" office:value-type="float" office:value="0">
            <text:p>#N/A</text:p>
          </table:table-cell>
          <table:table-cell table:formula="of:=LEFT([.E82];1)" office:value-type="string" office:string-value="F">
            <text:p>F</text:p>
          </table:table-cell>
          <table:table-cell table:formula="of:=MID([.E82];2;1)" office:value-type="string" office:string-value="H">
            <text:p>H</text:p>
          </table:table-cell>
          <table:table-cell table:formula="of:=RIGHT([.E82];1)" office:value-type="string" office:string-value="H">
            <text:p>H</text:p>
          </table:table-cell>
          <table:table-cell table:formula="of:=VLOOKUP([.L82];entries_item_list_3;2)" office:value-type="string" office:string-value="ディル">
            <text:p>ディル</text:p>
          </table:table-cell>
          <table:table-cell table:formula="of:=VLOOKUP([.M82];entries_item_list_3;2)" office:value-type="string" office:string-value="チャービル">
            <text:p>チャービル</text:p>
          </table:table-cell>
          <table:table-cell table:formula="of:=VLOOKUP([.N82];entries_item_list_3;2)" office:value-type="string" office:string-value="チャービル">
            <text:p>チャービル</text:p>
          </table:table-cell>
          <table:table-cell office:value-type="string">
            <text:p>딜. 잎 냄새, 없음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76">
            <text:p>76</text:p>
          </table:table-cell>
          <table:table-cell office:value-type="date" office:date-value="2021-06-28T23:56:58.93">
            <text:p>06-28 23:56</text:p>
          </table:table-cell>
          <table:table-cell office:value-type="date" office:date-value="2021-06-28T23:57:16.56">
            <text:p>06-28 23:57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3];&quot;-&quot;;[.F83])" office:value-type="string" office:string-value="GH-1:2">
            <text:p>GH-1:2</text:p>
          </table:table-cell>
          <table:table-cell/>
          <table:table-cell table:formula="of:=VLOOKUP([.H83];entries_item_list_3;2)" office:value-type="float" office:value="0">
            <text:p>#N/A</text:p>
          </table:table-cell>
          <table:table-cell/>
          <table:table-cell table:formula="of:=VLOOKUP([.J83];entries_item_list_3;2)" office:value-type="float" office:value="0">
            <text:p>#N/A</text:p>
          </table:table-cell>
          <table:table-cell table:formula="of:=LEFT([.E83];1)" office:value-type="string" office:string-value="G">
            <text:p>G</text:p>
          </table:table-cell>
          <table:table-cell table:formula="of:=MID([.E83];2;1)" office:value-type="string" office:string-value="H">
            <text:p>H</text:p>
          </table:table-cell>
          <table:table-cell table:formula="of:=RIGHT([.E83];1)" office:value-type="string" office:string-value="H">
            <text:p>H</text:p>
          </table:table-cell>
          <table:table-cell table:formula="of:=VLOOKUP([.L83];entries_item_list_3;2)" office:value-type="string" office:string-value="セージ">
            <text:p>セージ</text:p>
          </table:table-cell>
          <table:table-cell table:formula="of:=VLOOKUP([.M83];entries_item_list_3;2)" office:value-type="string" office:string-value="チャービル">
            <text:p>チャービル</text:p>
          </table:table-cell>
          <table:table-cell table:formula="of:=VLOOKUP([.N83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office:value-type="float" office:value="36">
            <text:p>36</text:p>
          </table:table-cell>
          <table:table-cell office:value-type="date" office:date-value="2021-06-20T00:40:00">
            <text:p>06-20 00:40</text:p>
          </table:table-cell>
          <table:table-cell/>
          <table:table-cell office:value-type="float" office:value="4">
            <text:p>4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84];entries_item_list_3;2)" office:value-type="float" office:value="0">
            <text:p>#N/A</text:p>
          </table:table-cell>
          <table:table-cell table:number-columns-repeated="2"/>
          <table:table-cell table:formula="of:=LEFT([.E84];1)" office:value-type="string" office:string-value="G">
            <text:p>G</text:p>
          </table:table-cell>
          <table:table-cell table:formula="of:=MID([.E84];2;1)" office:value-type="string" office:string-value="X">
            <text:p>X</text:p>
          </table:table-cell>
          <table:table-cell table:formula="of:=RIGHT([.E84];1)" office:value-type="string" office:string-value="X">
            <text:p>X</text:p>
          </table:table-cell>
          <table:table-cell table:formula="of:=VLOOKUP([.L84];entries_item_list_3;2)" office:value-type="string" office:string-value="セージ">
            <text:p>セージ</text:p>
          </table:table-cell>
          <table:table-cell table:formula="of:=VLOOKUP([.M84];entries_item_list_3;2)" office:value-type="string" office:string-value="焼酎">
            <text:p>焼酎</text:p>
          </table:table-cell>
          <table:table-cell table:formula="of:=VLOOKUP([.N84];entries_item_list_3;2)" office:value-type="string" office:string-value="焼酎">
            <text:p>焼酎</text:p>
          </table:table-cell>
          <table:table-cell office:value-type="string">
            <text:p>부드러운 맛. 부드럽게된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office:value-type="float" office:value="38">
            <text:p>38</text:p>
          </table:table-cell>
          <table:table-cell office:value-type="date" office:date-value="2021-06-20T01:18:28.43">
            <text:p>06-20 01:18</text:p>
          </table:table-cell>
          <table:table-cell/>
          <table:table-cell office:value-type="float" office:value="6">
            <text:p>6</text:p>
          </table:table-cell>
          <table:table-cell office:value-type="string">
            <text:p>GX</text:p>
          </table:table-cell>
          <table:table-cell office:value-type="string">
            <text:p>2:1</text:p>
          </table:table-cell>
          <table:table-cell office:value-type="string">
            <text:p>GX-2:1</text:p>
          </table:table-cell>
          <table:table-cell/>
          <table:table-cell table:formula="of:=VLOOKUP([.H85];entries_item_list_3;2)" office:value-type="float" office:value="0">
            <text:p>#N/A</text:p>
          </table:table-cell>
          <table:table-cell table:number-columns-repeated="2"/>
          <table:table-cell table:formula="of:=LEFT([.E85];1)" office:value-type="string" office:string-value="G">
            <text:p>G</text:p>
          </table:table-cell>
          <table:table-cell table:formula="of:=MID([.E85];2;1)" office:value-type="string" office:string-value="X">
            <text:p>X</text:p>
          </table:table-cell>
          <table:table-cell table:formula="of:=RIGHT([.E85];1)" office:value-type="string" office:string-value="X">
            <text:p>X</text:p>
          </table:table-cell>
          <table:table-cell table:formula="of:=VLOOKUP([.L85];entries_item_list_3;2)" office:value-type="string" office:string-value="セージ">
            <text:p>セージ</text:p>
          </table:table-cell>
          <table:table-cell table:formula="of:=VLOOKUP([.M85];entries_item_list_3;2)" office:value-type="string" office:string-value="焼酎">
            <text:p>焼酎</text:p>
          </table:table-cell>
          <table:table-cell table:formula="of:=VLOOKUP([.N85];entries_item_list_3;2)" office:value-type="string" office:string-value="焼酎">
            <text:p>焼酎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29T23:55:37.39">
            <text:p>06-29 23:55</text:p>
          </table:table-cell>
          <table:table-cell office:value-type="date" office:date-value="2021-06-29T23:59:03.08">
            <text:p>06-29 23:59</text:p>
          </table:table-cell>
          <table:table-cell office:value-type="float" office:value="1">
            <text:p>1</text:p>
          </table:table-cell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E86];&quot;-&quot;;[.F86])" office:value-type="string" office:string-value="AD-1:2">
            <text:p>AD-1:2</text:p>
          </table:table-cell>
          <table:table-cell/>
          <table:table-cell table:formula="of:=VLOOKUP([.H86];entries_item_list_3;2)" office:value-type="float" office:value="0">
            <text:p>#N/A</text:p>
          </table:table-cell>
          <table:table-cell/>
          <table:table-cell table:formula="of:=VLOOKUP([.J86];entries_item_list_3;2)" office:value-type="float" office:value="0">
            <text:p>#N/A</text:p>
          </table:table-cell>
          <table:table-cell table:formula="of:=LEFT([.E86];1)" office:value-type="string" office:string-value="A">
            <text:p>A</text:p>
          </table:table-cell>
          <table:table-cell table:formula="of:=MID([.E86];2;1)" office:value-type="string" office:string-value="D">
            <text:p>D</text:p>
          </table:table-cell>
          <table:table-cell table:formula="of:=RIGHT([.E86];1)" office:value-type="string" office:string-value="D">
            <text:p>D</text:p>
          </table:table-cell>
          <table:table-cell table:formula="of:=VLOOKUP([.L86];entries_item_list_3;2)" office:value-type="string" office:string-value="スペアミント">
            <text:p>スペアミント</text:p>
          </table:table-cell>
          <table:table-cell table:formula="of:=VLOOKUP([.M86];entries_item_list_3;2)" office:value-type="string" office:string-value="赤紫蘇">
            <text:p>赤紫蘇</text:p>
          </table:table-cell>
          <table:table-cell table:formula="of:=VLOOKUP([.N86];entries_item_list_3;2)" office:value-type="string" office:string-value="赤紫蘇">
            <text:p>赤紫蘇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00:09:11.98">
            <text:p>06-30 00:09</text:p>
          </table:table-cell>
          <table:table-cell office:value-type="date" office:date-value="2021-06-30T00:13:38.01">
            <text:p>06-30 00:13</text:p>
          </table:table-cell>
          <table:table-cell office:value-type="float" office:value="2">
            <text:p>2</text:p>
          </table:table-cell>
          <table:table-cell office:value-type="string">
            <text:p>FG</text:p>
          </table:table-cell>
          <table:table-cell office:value-type="string">
            <text:p>1:2</text:p>
          </table:table-cell>
          <table:table-cell table:formula="of:=CONCATENATE([.E87];&quot;-&quot;;[.F87])" office:value-type="string" office:string-value="FG-1:2">
            <text:p>FG-1:2</text:p>
          </table:table-cell>
          <table:table-cell/>
          <table:table-cell table:formula="of:=VLOOKUP([.H87];entries_item_list_3;2)" office:value-type="float" office:value="0">
            <text:p>#N/A</text:p>
          </table:table-cell>
          <table:table-cell/>
          <table:table-cell table:formula="of:=VLOOKUP([.J87];entries_item_list_3;2)" office:value-type="float" office:value="0">
            <text:p>#N/A</text:p>
          </table:table-cell>
          <table:table-cell table:formula="of:=LEFT([.E87];1)" office:value-type="string" office:string-value="F">
            <text:p>F</text:p>
          </table:table-cell>
          <table:table-cell table:formula="of:=MID([.E87];2;1)" office:value-type="string" office:string-value="G">
            <text:p>G</text:p>
          </table:table-cell>
          <table:table-cell table:formula="of:=RIGHT([.E87];1)" office:value-type="string" office:string-value="G">
            <text:p>G</text:p>
          </table:table-cell>
          <table:table-cell table:formula="of:=VLOOKUP([.L87];entries_item_list_3;2)" office:value-type="string" office:string-value="ディル">
            <text:p>ディル</text:p>
          </table:table-cell>
          <table:table-cell table:formula="of:=VLOOKUP([.M87];entries_item_list_3;2)" office:value-type="string" office:string-value="セージ">
            <text:p>セージ</text:p>
          </table:table-cell>
          <table:table-cell table:formula="of:=VLOOKUP([.N87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00:27:12.620001">
            <text:p>06-30 00:27</text:p>
          </table:table-cell>
          <table:table-cell office:value-type="date" office:date-value="2021-06-30T00:37:17.16">
            <text:p>06-30 00:37</text:p>
          </table:table-cell>
          <table:table-cell office:value-type="float" office:value="3">
            <text:p>3</text:p>
          </table:table-cell>
          <table:table-cell office:value-type="string">
            <text:p>DG</text:p>
          </table:table-cell>
          <table:table-cell office:value-type="string">
            <text:p>2:1</text:p>
          </table:table-cell>
          <table:table-cell table:formula="of:=CONCATENATE([.E88];&quot;-&quot;;[.F88])" office:value-type="string" office:string-value="DG-2:1">
            <text:p>DG-2:1</text:p>
          </table:table-cell>
          <table:table-cell/>
          <table:table-cell table:formula="of:=VLOOKUP([.H88];entries_item_list_3;2)" office:value-type="float" office:value="0">
            <text:p>#N/A</text:p>
          </table:table-cell>
          <table:table-cell/>
          <table:table-cell table:formula="of:=VLOOKUP([.J88];entries_item_list_3;2)" office:value-type="float" office:value="0">
            <text:p>#N/A</text:p>
          </table:table-cell>
          <table:table-cell table:formula="of:=LEFT([.E88];1)" office:value-type="string" office:string-value="D">
            <text:p>D</text:p>
          </table:table-cell>
          <table:table-cell table:formula="of:=MID([.E88];2;1)" office:value-type="string" office:string-value="G">
            <text:p>G</text:p>
          </table:table-cell>
          <table:table-cell table:formula="of:=RIGHT([.E88];1)" office:value-type="string" office:string-value="G">
            <text:p>G</text:p>
          </table:table-cell>
          <table:table-cell table:formula="of:=VLOOKUP([.L88];entries_item_list_3;2)" office:value-type="string" office:string-value="赤紫蘇">
            <text:p>赤紫蘇</text:p>
          </table:table-cell>
          <table:table-cell table:formula="of:=VLOOKUP([.M88];entries_item_list_3;2)" office:value-type="string" office:string-value="セージ">
            <text:p>セージ</text:p>
          </table:table-cell>
          <table:table-cell table:formula="of:=VLOOKUP([.N88];entries_item_list_3;2)" office:value-type="string" office:string-value="セージ">
            <text:p>セージ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00:44:17.67">
            <text:p>06-30 00:44</text:p>
          </table:table-cell>
          <table:table-cell office:value-type="date" office:date-value="2021-06-30T00:55:45.57">
            <text:p>06-30 00:55</text:p>
          </table:table-cell>
          <table:table-cell office:value-type="float" office:value="4">
            <text:p>4</text:p>
          </table:table-cell>
          <table:table-cell office:value-type="string">
            <text:p>GH</text:p>
          </table:table-cell>
          <table:table-cell office:value-type="string">
            <text:p>1:2</text:p>
          </table:table-cell>
          <table:table-cell table:formula="of:=CONCATENATE([.E89];&quot;-&quot;;[.F89])" office:value-type="string" office:string-value="GH-1:2">
            <text:p>GH-1:2</text:p>
          </table:table-cell>
          <table:table-cell/>
          <table:table-cell table:formula="of:=VLOOKUP([.H89];entries_item_list_3;2)" office:value-type="float" office:value="0">
            <text:p>#N/A</text:p>
          </table:table-cell>
          <table:table-cell/>
          <table:table-cell table:formula="of:=VLOOKUP([.J89];entries_item_list_3;2)" office:value-type="float" office:value="0">
            <text:p>#N/A</text:p>
          </table:table-cell>
          <table:table-cell table:formula="of:=LEFT([.E89];1)" office:value-type="string" office:string-value="G">
            <text:p>G</text:p>
          </table:table-cell>
          <table:table-cell table:formula="of:=MID([.E89];2;1)" office:value-type="string" office:string-value="H">
            <text:p>H</text:p>
          </table:table-cell>
          <table:table-cell table:formula="of:=RIGHT([.E89];1)" office:value-type="string" office:string-value="H">
            <text:p>H</text:p>
          </table:table-cell>
          <table:table-cell table:formula="of:=VLOOKUP([.L89];entries_item_list_3;2)" office:value-type="string" office:string-value="セージ">
            <text:p>セージ</text:p>
          </table:table-cell>
          <table:table-cell table:formula="of:=VLOOKUP([.M89];entries_item_list_3;2)" office:value-type="string" office:string-value="チャービル">
            <text:p>チャービル</text:p>
          </table:table-cell>
          <table:table-cell table:formula="of:=VLOOKUP([.N89];entries_item_list_3;2)" office:value-type="string" office:string-value="チャービル">
            <text:p>チャービル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23:44:10.62">
            <text:p>06-30 23:44</text:p>
          </table:table-cell>
          <table:table-cell office:value-type="date" office:date-value="2021-06-30T23:46:00.81">
            <text:p>06-30 23:46</text:p>
          </table:table-cell>
          <table:table-cell office:value-type="float" office:value="1">
            <text:p>1</text:p>
          </table:table-cell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E90];&quot;-&quot;;[.F90])" office:value-type="string" office:string-value="AH-1:2">
            <text:p>AH-1:2</text:p>
          </table:table-cell>
          <table:table-cell/>
          <table:table-cell table:formula="of:=VLOOKUP([.H90];entries_item_list_3;2)" office:value-type="float" office:value="0">
            <text:p>#N/A</text:p>
          </table:table-cell>
          <table:table-cell/>
          <table:table-cell table:formula="of:=VLOOKUP([.J90];entries_item_list_3;2)" office:value-type="float" office:value="0">
            <text:p>#N/A</text:p>
          </table:table-cell>
          <table:table-cell table:formula="of:=LEFT([.E90];1)" office:value-type="string" office:string-value="A">
            <text:p>A</text:p>
          </table:table-cell>
          <table:table-cell table:formula="of:=MID([.E90];2;1)" office:value-type="string" office:string-value="H">
            <text:p>H</text:p>
          </table:table-cell>
          <table:table-cell table:formula="of:=RIGHT([.E90];1)" office:value-type="string" office:string-value="H">
            <text:p>H</text:p>
          </table:table-cell>
          <table:table-cell table:formula="of:=VLOOKUP([.L90];entries_item_list_3;2)" office:value-type="string" office:string-value="スペアミント">
            <text:p>スペアミント</text:p>
          </table:table-cell>
          <table:table-cell table:formula="of:=VLOOKUP([.M90];entries_item_list_3;2)" office:value-type="string" office:string-value="チャービル">
            <text:p>チャービル</text:p>
          </table:table-cell>
          <table:table-cell table:formula="of:=VLOOKUP([.N90];entries_item_list_3;2)" office:value-type="string" office:string-value="チャービル">
            <text:p>チャービル</text:p>
          </table:table-cell>
          <table:table-cell office:value-type="string">
            <text:p>떫은 맛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/>
          <table:table-cell office:value-type="date" office:date-value="2021-06-30T23:56:04.41">
            <text:p>06-30 23:56</text:p>
          </table:table-cell>
          <table:table-cell office:value-type="date" office:date-value="2021-07-01">
            <text:p>07-01 00:00</text:p>
          </table:table-cell>
          <table:table-cell office:value-type="float" office:value="2">
            <text:p>2</text:p>
          </table:table-cell>
          <table:table-cell office:value-type="string">
            <text:p>AF</text:p>
          </table:table-cell>
          <table:table-cell office:value-type="string">
            <text:p>1:2</text:p>
          </table:table-cell>
          <table:table-cell table:formula="of:=CONCATENATE([.E91];&quot;-&quot;;[.F91])" office:value-type="string" office:string-value="AF-1:2">
            <text:p>AF-1:2</text:p>
          </table:table-cell>
          <table:table-cell/>
          <table:table-cell table:formula="of:=VLOOKUP([.H91];entries_item_list_3;2)" office:value-type="float" office:value="0">
            <text:p>#N/A</text:p>
          </table:table-cell>
          <table:table-cell/>
          <table:table-cell table:formula="of:=VLOOKUP([.J91];entries_item_list_3;2)" office:value-type="float" office:value="0">
            <text:p>#N/A</text:p>
          </table:table-cell>
          <table:table-cell table:formula="of:=LEFT([.E91];1)" office:value-type="string" office:string-value="A">
            <text:p>A</text:p>
          </table:table-cell>
          <table:table-cell table:formula="of:=MID([.E91];2;1)" office:value-type="string" office:string-value="F">
            <text:p>F</text:p>
          </table:table-cell>
          <table:table-cell table:formula="of:=RIGHT([.E91];1)" office:value-type="string" office:string-value="F">
            <text:p>F</text:p>
          </table:table-cell>
          <table:table-cell table:formula="of:=VLOOKUP([.L91];entries_item_list_3;2)" office:value-type="string" office:string-value="スペアミント">
            <text:p>スペアミント</text:p>
          </table:table-cell>
          <table:table-cell table:formula="of:=VLOOKUP([.M91];entries_item_list_3;2)" office:value-type="string" office:string-value="ディル">
            <text:p>ディル</text:p>
          </table:table-cell>
          <table:table-cell table:formula="of:=VLOOKUP([.N91];entries_item_list_3;2)" office:value-type="string" office:string-value="ディル">
            <text:p>ディル</text:p>
          </table:table-cell>
          <table:table-cell office:value-type="string">
            <text:p>싱그러움이[爽やかさが 대단하다.</text:p>
          </table:table-cell>
          <table:table-cell table:number-columns-repeated="2" office:value-type="string">
            <text:p>*</text:p>
          </table:table-cell>
        </table:table-row>
        <table:table-row table:style-name="ro3">
          <table:table-cell/>
          <table:table-cell office:value-type="date" office:date-value="2021-07-01T00:12:32.72">
            <text:p>07-01 00:12</text:p>
          </table:table-cell>
          <table:table-cell office:value-type="date" office:date-value="2021-07-01T00:16:34.99">
            <text:p>07-01 00:16</text:p>
          </table:table-cell>
          <table:table-cell office:value-type="float" office:value="3">
            <text:p>3</text:p>
          </table:table-cell>
          <table:table-cell office:value-type="string">
            <text:p>FH</text:p>
          </table:table-cell>
          <table:table-cell office:value-type="string">
            <text:p>1:2</text:p>
          </table:table-cell>
          <table:table-cell table:formula="of:=CONCATENATE([.E92];&quot;-&quot;;[.F92])" office:value-type="string" office:string-value="FH-1:2">
            <text:p>FH-1:2</text:p>
          </table:table-cell>
          <table:table-cell/>
          <table:table-cell table:formula="of:=VLOOKUP([.H92];entries_item_list_3;2)" office:value-type="float" office:value="0">
            <text:p>#N/A</text:p>
          </table:table-cell>
          <table:table-cell/>
          <table:table-cell table:formula="of:=VLOOKUP([.J92];entries_item_list_3;2)" office:value-type="float" office:value="0">
            <text:p>#N/A</text:p>
          </table:table-cell>
          <table:table-cell table:formula="of:=LEFT([.E92];1)" office:value-type="string" office:string-value="F">
            <text:p>F</text:p>
          </table:table-cell>
          <table:table-cell table:formula="of:=MID([.E92];2;1)" office:value-type="string" office:string-value="H">
            <text:p>H</text:p>
          </table:table-cell>
          <table:table-cell table:formula="of:=RIGHT([.E92];1)" office:value-type="string" office:string-value="H">
            <text:p>H</text:p>
          </table:table-cell>
          <table:table-cell table:formula="of:=VLOOKUP([.L92];entries_item_list_3;2)" office:value-type="string" office:string-value="ディル">
            <text:p>ディル</text:p>
          </table:table-cell>
          <table:table-cell table:formula="of:=VLOOKUP([.M92];entries_item_list_3;2)" office:value-type="string" office:string-value="チャービル">
            <text:p>チャービル</text:p>
          </table:table-cell>
          <table:table-cell table:formula="of:=VLOOKUP([.N92];entries_item_list_3;2)" office:value-type="string" office:string-value="チャービル">
            <text:p>チャービル</text:p>
          </table:table-cell>
          <table:table-cell office:value-type="string">
            <text:p>싱그러운. 가벼운. 밝은. 그런 맛. / 딜의 떫은 맛, 아직 남아있다.</text:p>
          </table:table-cell>
          <table:table-cell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3];&quot;-&quot;;[.F93])" office:value-type="string" office:string-value="-">
            <text:p>-</text:p>
          </table:table-cell>
          <table:table-cell/>
          <table:table-cell table:formula="of:=VLOOKUP([.H93];entries_item_list_3;2)" office:value-type="float" office:value="0">
            <text:p>#N/A</text:p>
          </table:table-cell>
          <table:table-cell/>
          <table:table-cell table:formula="of:=VLOOKUP([.J93];entries_item_list_3;2)" office:value-type="float" office:value="0">
            <text:p>#N/A</text:p>
          </table:table-cell>
          <table:table-cell table:formula="of:=LEFT([.E93];1)">
            <text:p/>
          </table:table-cell>
          <table:table-cell table:formula="of:=MID([.E93];2;1)">
            <text:p/>
          </table:table-cell>
          <table:table-cell table:formula="of:=RIGHT([.E93];1)">
            <text:p/>
          </table:table-cell>
          <table:table-cell table:formula="of:=VLOOKUP([.L93];entries_item_list_3;2)" office:value-type="float" office:value="0">
            <text:p>#N/A</text:p>
          </table:table-cell>
          <table:table-cell table:formula="of:=VLOOKUP([.M93];entries_item_list_3;2)" office:value-type="float" office:value="0">
            <text:p>#N/A</text:p>
          </table:table-cell>
          <table:table-cell table:formula="of:=VLOOKUP([.N93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4];&quot;-&quot;;[.F94])" office:value-type="string" office:string-value="-">
            <text:p>-</text:p>
          </table:table-cell>
          <table:table-cell/>
          <table:table-cell table:formula="of:=VLOOKUP([.H94];entries_item_list_3;2)" office:value-type="float" office:value="0">
            <text:p>#N/A</text:p>
          </table:table-cell>
          <table:table-cell/>
          <table:table-cell table:formula="of:=VLOOKUP([.J94];entries_item_list_3;2)" office:value-type="float" office:value="0">
            <text:p>#N/A</text:p>
          </table:table-cell>
          <table:table-cell table:formula="of:=LEFT([.E94];1)">
            <text:p/>
          </table:table-cell>
          <table:table-cell table:formula="of:=MID([.E94];2;1)">
            <text:p/>
          </table:table-cell>
          <table:table-cell table:formula="of:=RIGHT([.E94];1)">
            <text:p/>
          </table:table-cell>
          <table:table-cell table:formula="of:=VLOOKUP([.L94];entries_item_list_3;2)" office:value-type="float" office:value="0">
            <text:p>#N/A</text:p>
          </table:table-cell>
          <table:table-cell table:formula="of:=VLOOKUP([.M94];entries_item_list_3;2)" office:value-type="float" office:value="0">
            <text:p>#N/A</text:p>
          </table:table-cell>
          <table:table-cell table:formula="of:=VLOOKUP([.N94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5];&quot;-&quot;;[.F95])" office:value-type="string" office:string-value="-">
            <text:p>-</text:p>
          </table:table-cell>
          <table:table-cell/>
          <table:table-cell table:formula="of:=VLOOKUP([.H95];entries_item_list_3;2)" office:value-type="float" office:value="0">
            <text:p>#N/A</text:p>
          </table:table-cell>
          <table:table-cell/>
          <table:table-cell table:formula="of:=VLOOKUP([.J95];entries_item_list_3;2)" office:value-type="float" office:value="0">
            <text:p>#N/A</text:p>
          </table:table-cell>
          <table:table-cell table:formula="of:=LEFT([.E95];1)">
            <text:p/>
          </table:table-cell>
          <table:table-cell table:formula="of:=MID([.E95];2;1)">
            <text:p/>
          </table:table-cell>
          <table:table-cell table:formula="of:=RIGHT([.E95];1)">
            <text:p/>
          </table:table-cell>
          <table:table-cell table:formula="of:=VLOOKUP([.L95];entries_item_list_3;2)" office:value-type="float" office:value="0">
            <text:p>#N/A</text:p>
          </table:table-cell>
          <table:table-cell table:formula="of:=VLOOKUP([.M95];entries_item_list_3;2)" office:value-type="float" office:value="0">
            <text:p>#N/A</text:p>
          </table:table-cell>
          <table:table-cell table:formula="of:=VLOOKUP([.N95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6];&quot;-&quot;;[.F96])" office:value-type="string" office:string-value="-">
            <text:p>-</text:p>
          </table:table-cell>
          <table:table-cell/>
          <table:table-cell table:formula="of:=VLOOKUP([.H96];entries_item_list_3;2)" office:value-type="float" office:value="0">
            <text:p>#N/A</text:p>
          </table:table-cell>
          <table:table-cell/>
          <table:table-cell table:formula="of:=VLOOKUP([.J96];entries_item_list_3;2)" office:value-type="float" office:value="0">
            <text:p>#N/A</text:p>
          </table:table-cell>
          <table:table-cell table:formula="of:=LEFT([.E96];1)">
            <text:p/>
          </table:table-cell>
          <table:table-cell table:formula="of:=MID([.E96];2;1)">
            <text:p/>
          </table:table-cell>
          <table:table-cell table:formula="of:=RIGHT([.E96];1)">
            <text:p/>
          </table:table-cell>
          <table:table-cell table:formula="of:=VLOOKUP([.L96];entries_item_list_3;2)" office:value-type="float" office:value="0">
            <text:p>#N/A</text:p>
          </table:table-cell>
          <table:table-cell table:formula="of:=VLOOKUP([.M96];entries_item_list_3;2)" office:value-type="float" office:value="0">
            <text:p>#N/A</text:p>
          </table:table-cell>
          <table:table-cell table:formula="of:=VLOOKUP([.N96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7];&quot;-&quot;;[.F97])" office:value-type="string" office:string-value="-">
            <text:p>-</text:p>
          </table:table-cell>
          <table:table-cell/>
          <table:table-cell table:formula="of:=VLOOKUP([.H97];entries_item_list_3;2)" office:value-type="float" office:value="0">
            <text:p>#N/A</text:p>
          </table:table-cell>
          <table:table-cell/>
          <table:table-cell table:formula="of:=VLOOKUP([.J97];entries_item_list_3;2)" office:value-type="float" office:value="0">
            <text:p>#N/A</text:p>
          </table:table-cell>
          <table:table-cell table:formula="of:=LEFT([.E97];1)">
            <text:p/>
          </table:table-cell>
          <table:table-cell table:formula="of:=MID([.E97];2;1)">
            <text:p/>
          </table:table-cell>
          <table:table-cell table:formula="of:=RIGHT([.E97];1)">
            <text:p/>
          </table:table-cell>
          <table:table-cell table:formula="of:=VLOOKUP([.L97];entries_item_list_3;2)" office:value-type="float" office:value="0">
            <text:p>#N/A</text:p>
          </table:table-cell>
          <table:table-cell table:formula="of:=VLOOKUP([.M97];entries_item_list_3;2)" office:value-type="float" office:value="0">
            <text:p>#N/A</text:p>
          </table:table-cell>
          <table:table-cell table:formula="of:=VLOOKUP([.N97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8];&quot;-&quot;;[.F98])" office:value-type="string" office:string-value="-">
            <text:p>-</text:p>
          </table:table-cell>
          <table:table-cell/>
          <table:table-cell table:formula="of:=VLOOKUP([.H98];entries_item_list_3;2)" office:value-type="float" office:value="0">
            <text:p>#N/A</text:p>
          </table:table-cell>
          <table:table-cell/>
          <table:table-cell table:formula="of:=VLOOKUP([.J98];entries_item_list_3;2)" office:value-type="float" office:value="0">
            <text:p>#N/A</text:p>
          </table:table-cell>
          <table:table-cell table:formula="of:=LEFT([.E98];1)">
            <text:p/>
          </table:table-cell>
          <table:table-cell table:formula="of:=MID([.E98];2;1)">
            <text:p/>
          </table:table-cell>
          <table:table-cell table:formula="of:=RIGHT([.E98];1)">
            <text:p/>
          </table:table-cell>
          <table:table-cell table:formula="of:=VLOOKUP([.L98];entries_item_list_3;2)" office:value-type="float" office:value="0">
            <text:p>#N/A</text:p>
          </table:table-cell>
          <table:table-cell table:formula="of:=VLOOKUP([.M98];entries_item_list_3;2)" office:value-type="float" office:value="0">
            <text:p>#N/A</text:p>
          </table:table-cell>
          <table:table-cell table:formula="of:=VLOOKUP([.N98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99];&quot;-&quot;;[.F99])" office:value-type="string" office:string-value="-">
            <text:p>-</text:p>
          </table:table-cell>
          <table:table-cell/>
          <table:table-cell table:formula="of:=VLOOKUP([.H99];entries_item_list_3;2)" office:value-type="float" office:value="0">
            <text:p>#N/A</text:p>
          </table:table-cell>
          <table:table-cell/>
          <table:table-cell table:formula="of:=VLOOKUP([.J99];entries_item_list_3;2)" office:value-type="float" office:value="0">
            <text:p>#N/A</text:p>
          </table:table-cell>
          <table:table-cell table:formula="of:=LEFT([.E99];1)">
            <text:p/>
          </table:table-cell>
          <table:table-cell table:formula="of:=MID([.E99];2;1)">
            <text:p/>
          </table:table-cell>
          <table:table-cell table:formula="of:=RIGHT([.E99];1)">
            <text:p/>
          </table:table-cell>
          <table:table-cell table:formula="of:=VLOOKUP([.L99];entries_item_list_3;2)" office:value-type="float" office:value="0">
            <text:p>#N/A</text:p>
          </table:table-cell>
          <table:table-cell table:formula="of:=VLOOKUP([.M99];entries_item_list_3;2)" office:value-type="float" office:value="0">
            <text:p>#N/A</text:p>
          </table:table-cell>
          <table:table-cell table:formula="of:=VLOOKUP([.N99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4">
          <table:table-cell table:number-columns-repeated="4"/>
          <table:table-cell table:number-columns-repeated="2"/>
          <table:table-cell table:formula="of:=CONCATENATE([.E100];&quot;-&quot;;[.F100])" office:value-type="string" office:string-value="-">
            <text:p>-</text:p>
          </table:table-cell>
          <table:table-cell/>
          <table:table-cell table:formula="of:=VLOOKUP([.H100];entries_item_list_3;2)" office:value-type="float" office:value="0">
            <text:p>#N/A</text:p>
          </table:table-cell>
          <table:table-cell/>
          <table:table-cell table:formula="of:=VLOOKUP([.J100];entries_item_list_3;2)" office:value-type="float" office:value="0">
            <text:p>#N/A</text:p>
          </table:table-cell>
          <table:table-cell table:formula="of:=LEFT([.E100];1)">
            <text:p/>
          </table:table-cell>
          <table:table-cell table:formula="of:=MID([.E100];2;1)">
            <text:p/>
          </table:table-cell>
          <table:table-cell table:formula="of:=RIGHT([.E100];1)">
            <text:p/>
          </table:table-cell>
          <table:table-cell table:formula="of:=VLOOKUP([.L100];entries_item_list_3;2)" office:value-type="float" office:value="0">
            <text:p>#N/A</text:p>
          </table:table-cell>
          <table:table-cell table:formula="of:=VLOOKUP([.M100];entries_item_list_3;2)" office:value-type="float" office:value="0">
            <text:p>#N/A</text:p>
          </table:table-cell>
          <table:table-cell table:formula="of:=VLOOKUP([.N100];entries_item_list_3;2)" office:value-type="float" office:value="0">
            <text:p>#N/A</text:p>
          </table:table-cell>
          <table:table-cell table:number-columns-repeated="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1T00:16:37.18">
            <text:p>2021/7/1 0:16</text:p>
          </table:table-cell>
          <table:table-cell table:style-name="ce6" table:formula="of:=NOW()" office:value-type="date" office:date-value="2021-07-01T00:16:37.18">
            <text:p>2021/7/1 0:16</text:p>
          </table:table-cell>
          <table:table-cell table:number-columns-repeated="3" table:style-name="ce6" office:value-type="string">
            <text:p>*</text:p>
          </table:table-cell>
          <table:table-cell table:number-columns-repeated="10" table:style-name="ce11" office:value-type="string">
            <text:p>*</text:p>
          </table:table-cell>
          <table:table-cell table:style-name="ce11"/>
          <table:table-cell table:style-name="ce13" table:formula="of:=NOW()" office:value-type="date" office:date-value="2021-07-01T00:16:37.19">
            <text:p>2021/7/1 0:16</text:p>
          </table:table-cell>
          <table:table-cell table:style-name="ce16" office:value-type="string">
            <text:p>*</text:p>
          </table:table-cell>
          <table:table-cell table:style-name="ce11"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20"/>
        </table:table-row>
        <table:table-row table:style-name="ro5">
          <table:table-cell table:style-name="Default" table:number-columns-repeated="5"/>
          <table:table-cell table:style-name="ce10" office:value-type="string">
            <text:p>A</text:p>
          </table:table-cell>
          <table:table-cell table:style-name="ce10" office:value-type="string">
            <text:p>スペアミント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float" office:value="2">
            <text:p>2</text:p>
          </table:table-cell>
          <table:table-cell table:style-name="ce10" table:formula="of:=CONCATENATE([.I104];[.L104])" office:value-type="string" office:string-value="A2">
            <text:p>A2</text:p>
          </table:table-cell>
          <table:table-cell table:style-name="ce10" table:formula="of:=COUNTIF([.$E$2:.$E$55];[.M105])" office:value-type="float" office:value="11">
            <text:p>11</text:p>
          </table:table-cell>
          <table:table-cell table:style-name="ce26" office:value-type="string">
            <text:p>1:1</text:p>
          </table:table-cell>
          <table:table-cell table:style-name="ce10" table:formula="of:=CONCATENATE([.$M$104];&quot;-&quot;;[.O107])" office:value-type="string" office:string-value="A2-3">
            <text:p>A2-3</text:p>
          </table:table-cell>
          <table:table-cell table:style-name="ce10" table:formula="of:=COUNTIF(list_of_concatenated_id;[.P10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A2</text:p>
          </table:table-cell>
          <table:table-cell table:style-name="ce10" office:value-type="string">
            <text:p>スペアミント（一夜漬け）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D</text:p>
          </table:table-cell>
          <table:table-cell table:style-name="ce10" table:formula="of:=CONCATENATE([.I104];[.L105])" office:value-type="string" office:string-value="AD">
            <text:p>AD</text:p>
          </table:table-cell>
          <table:table-cell table:style-name="ce10" table:formula="of:=COUNTIF([.$E$2:.$E$55];[.M106])" office:value-type="float" office:value="0">
            <text:p>0</text:p>
          </table:table-cell>
          <table:table-cell table:style-name="ce26" office:value-type="string">
            <text:p>1:2</text:p>
          </table:table-cell>
          <table:table-cell table:style-name="ce10" table:formula="of:=CONCATENATE([.$M$105];&quot;-&quot;;[.O104])" office:value-type="string" office:string-value="AD-1:1">
            <text:p>AD-1:1</text:p>
          </table:table-cell>
          <table:table-cell table:style-name="ce10" table:formula="of:=COUNTIF(list_of_concatenated_id;[.P105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B</text:p>
          </table:table-cell>
          <table:table-cell table:style-name="ce10" office:value-type="string">
            <text:p>ローズマリー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105];[.L106])" office:value-type="string" office:string-value="AE">
            <text:p>AE</text:p>
          </table:table-cell>
          <table:table-cell table:style-name="ce10" table:formula="of:=COUNTIF([.$E$2:.$E$55];[.M107])" office:value-type="float" office:value="3">
            <text:p>3</text:p>
          </table:table-cell>
          <table:table-cell table:style-name="ce26" office:value-type="string">
            <text:p>2:1</text:p>
          </table:table-cell>
          <table:table-cell table:style-name="ce10" table:formula="of:=CONCATENATE([.$M$105];&quot;-&quot;;[.O105])" office:value-type="string" office:string-value="AD-1:2">
            <text:p>AD-1:2</text:p>
          </table:table-cell>
          <table:table-cell table:style-name="ce10" table:formula="of:=COUNTIF(list_of_concatenated_id;[.P106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C</text:p>
          </table:table-cell>
          <table:table-cell table:style-name="ce10" office:value-type="string">
            <text:p>オオバ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106];[.L107])" office:value-type="string" office:string-value="AF">
            <text:p>AF</text:p>
          </table:table-cell>
          <table:table-cell table:style-name="ce10" table:formula="of:=COUNTIF([.$E$2:.$E$55];[.M108])" office:value-type="float" office:value="8">
            <text:p>8</text:p>
          </table:table-cell>
          <table:table-cell table:style-name="ce26" office:value-type="string">
            <text:p>3</text:p>
          </table:table-cell>
          <table:table-cell table:style-name="ce10" table:formula="of:=CONCATENATE([.$M$105];&quot;-&quot;;[.O106])" office:value-type="string" office:string-value="AD-2:1">
            <text:p>AD-2:1</text:p>
          </table:table-cell>
          <table:table-cell table:style-name="ce10" table:formula="of:=COUNTIF(list_of_concatenated_id;[.P107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D</text:p>
          </table:table-cell>
          <table:table-cell table:style-name="ce10" office:value-type="string">
            <text:p>赤紫蘇</text:p>
          </table:table-cell>
          <table:table-cell table:style-name="Default"/>
          <table:table-cell table:style-name="ce10" office:value-type="string">
            <text:p>A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107];[.L108])" office:value-type="string" office:string-value="AG">
            <text:p>AG</text:p>
          </table:table-cell>
          <table:table-cell table:style-name="ce10" table:formula="of:=COUNTIF([.$E$2:.$E$55];[.M109])" office:value-type="float" office:value="2">
            <text:p>2</text:p>
          </table:table-cell>
          <table:table-cell table:style-name="ce26"/>
          <table:table-cell table:style-name="ce10" table:formula="of:=CONCATENATE([.$M$107];&quot;-&quot;;[.$O104])" office:value-type="string" office:string-value="AF-1:1">
            <text:p>AF-1:1</text:p>
          </table:table-cell>
          <table:table-cell table:style-name="ce10" table:formula="of:=COUNTIF(list_of_concatenated_id;[.P108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E</text:p>
          </table:table-cell>
          <table:table-cell table:style-name="ce10" office:value-type="string">
            <text:p>生姜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108];[.L109])" office:value-type="string" office:string-value="AH">
            <text:p>AH</text:p>
          </table:table-cell>
          <table:table-cell table:style-name="ce10" table:formula="of:=COUNTIF([.$E$2:.$E$55];[.M110])" office:value-type="float" office:value="0">
            <text:p>0</text:p>
          </table:table-cell>
          <table:table-cell table:style-name="ce26"/>
          <table:table-cell table:style-name="ce10" table:formula="of:=CONCATENATE([.$M$107];&quot;-&quot;;[.$O105])" office:value-type="string" office:string-value="AF-1:2">
            <text:p>AF-1:2</text:p>
          </table:table-cell>
          <table:table-cell table:style-name="ce10" table:formula="of:=COUNTIF(list_of_concatenated_id;[.P109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F</text:p>
          </table:table-cell>
          <table:table-cell table:style-name="ce10" office:value-type="string">
            <text:p>ディ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E</text:p>
          </table:table-cell>
          <table:table-cell table:style-name="ce10" table:formula="of:=CONCATENATE([.I109];[.L110])" office:value-type="string" office:string-value="DE">
            <text:p>DE</text:p>
          </table:table-cell>
          <table:table-cell table:style-name="ce10" table:formula="of:=COUNTIF([.$E$2:.$E$55];[.M111])" office:value-type="float" office:value="1">
            <text:p>1</text:p>
          </table:table-cell>
          <table:table-cell table:style-name="ce26"/>
          <table:table-cell table:style-name="ce10" table:formula="of:=CONCATENATE([.$M$107];&quot;-&quot;;[.$O106])" office:value-type="string" office:string-value="AF-2:1">
            <text:p>AF-2:1</text:p>
          </table:table-cell>
          <table:table-cell table:style-name="ce10" table:formula="of:=COUNTIF(list_of_concatenated_id;[.P110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G</text:p>
          </table:table-cell>
          <table:table-cell table:style-name="ce10" office:value-type="string">
            <text:p>セージ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F</text:p>
          </table:table-cell>
          <table:table-cell table:style-name="ce10" table:formula="of:=CONCATENATE([.I110];[.L111])" office:value-type="string" office:string-value="DF">
            <text:p>DF</text:p>
          </table:table-cell>
          <table:table-cell table:style-name="ce10" table:formula="of:=COUNTIF([.$E$2:.$E$55];[.M112])" office:value-type="float" office:value="2">
            <text:p>2</text:p>
          </table:table-cell>
          <table:table-cell table:style-name="ce26"/>
          <table:table-cell table:style-name="ce10" table:formula="of:=CONCATENATE([.$M$108];&quot;-&quot;;[.$O104])" office:value-type="string" office:string-value="AG-1:1">
            <text:p>AG-1:1</text:p>
          </table:table-cell>
          <table:table-cell table:style-name="ce10" table:formula="of:=COUNTIF(list_of_concatenated_id;[.P111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4"/>
          <table:table-cell table:style-name="Default" office:value-type="string">
            <text:p>*</text:p>
          </table:table-cell>
          <table:table-cell table:style-name="ce10" office:value-type="string">
            <text:p>G2</text:p>
          </table:table-cell>
          <table:table-cell table:style-name="ce10" office:value-type="string">
            <text:p>セージ（１夜漬け）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G</text:p>
          </table:table-cell>
          <table:table-cell table:style-name="ce10" table:formula="of:=CONCATENATE([.I111];[.L112])" office:value-type="string" office:string-value="DG">
            <text:p>DG</text:p>
          </table:table-cell>
          <table:table-cell table:style-name="ce10" table:formula="of:=COUNTIF([.$E$2:.$E$55];[.M113])" office:value-type="float" office:value="0">
            <text:p>0</text:p>
          </table:table-cell>
          <table:table-cell table:style-name="ce26"/>
          <table:table-cell table:style-name="ce10" table:formula="of:=CONCATENATE([.$M$108];&quot;-&quot;;[.$O105])" office:value-type="string" office:string-value="AG-1:2">
            <text:p>AG-1:2</text:p>
          </table:table-cell>
          <table:table-cell table:style-name="ce10" table:formula="of:=COUNTIF(list_of_concatenated_id;[.P112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H</text:p>
          </table:table-cell>
          <table:table-cell table:style-name="ce10" office:value-type="string">
            <text:p>チャービル</text:p>
          </table:table-cell>
          <table:table-cell table:style-name="Default"/>
          <table:table-cell table:style-name="ce10" office:value-type="string">
            <text:p>D</text:p>
          </table:table-cell>
          <table:table-cell table:style-name="ce10" table:number-columns-repeated="2"/>
          <table:table-cell table:style-name="ce10" office:value-type="string">
            <text:p>H</text:p>
          </table:table-cell>
          <table:table-cell table:style-name="ce10" table:formula="of:=CONCATENATE([.I112];[.L113])" office:value-type="string" office:string-value="DH">
            <text:p>DH</text:p>
          </table:table-cell>
          <table:table-cell table:style-name="ce10" table:formula="of:=COUNTIF([.$E$2:.$E$55];[.M114])" office:value-type="float" office:value="0">
            <text:p>0</text:p>
          </table:table-cell>
          <table:table-cell table:style-name="ce26"/>
          <table:table-cell table:style-name="ce10" table:formula="of:=CONCATENATE([.$M$108];&quot;-&quot;;[.$O106])" office:value-type="string" office:string-value="AG-2:1">
            <text:p>AG-2:1</text:p>
          </table:table-cell>
          <table:table-cell table:style-name="ce10" table:formula="of:=COUNTIF(list_of_concatenated_id;[.P113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ce10" office:value-type="string">
            <text:p>X</text:p>
          </table:table-cell>
          <table:table-cell table:style-name="ce10" office:value-type="string">
            <text:p>焼酎</text:p>
          </table:table-cell>
          <table:table-cell table:style-name="Default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ce10" office:value-type="string">
            <text:p>X</text:p>
          </table:table-cell>
          <table:table-cell table:style-name="ce10" table:formula="of:=CONCATENATE([.I113];[.L114])" office:value-type="string" office:string-value="DX">
            <text:p>DX</text:p>
          </table:table-cell>
          <table:table-cell table:style-name="ce10" table:formula="of:=COUNTIF([.$E$2:.$E$55];[.M115])" office:value-type="float" office:value="1">
            <text:p>1</text:p>
          </table:table-cell>
          <table:table-cell table:style-name="ce26"/>
          <table:table-cell table:style-name="ce10" table:formula="of:=CONCATENATE([.$M$109];&quot;-&quot;;[.$O105])" office:value-type="string" office:string-value="AH-1:2">
            <text:p>AH-1:2</text:p>
          </table:table-cell>
          <table:table-cell table:style-name="ce10" table:formula="of:=COUNTIF(list_of_concatenated_id;[.P114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8"/>
          <table:table-cell table:style-name="Default" office:value-type="string">
            <text:p>F</text:p>
          </table:table-cell>
          <table:table-cell table:style-name="Default" table:number-columns-repeated="2"/>
          <table:table-cell table:style-name="Default" office:value-type="string">
            <text:p>G</text:p>
          </table:table-cell>
          <table:table-cell table:style-name="ce10" table:formula="of:=CONCATENATE([.I114];[.L115])" office:value-type="string" office:string-value="FG">
            <text:p>FG</text:p>
          </table:table-cell>
          <table:table-cell table:style-name="ce10" table:formula="of:=COUNTIF([.$E$2:.$E$55];[.M116])" office:value-type="float" office:value="0">
            <text:p>0</text:p>
          </table:table-cell>
          <table:table-cell table:style-name="ce26"/>
          <table:table-cell table:style-name="ce10" table:formula="of:=CONCATENATE([.$M$109];&quot;-&quot;;[.$O106])" office:value-type="string" office:string-value="AH-2:1">
            <text:p>AH-2:1</text:p>
          </table:table-cell>
          <table:table-cell table:style-name="ce10" table:formula="of:=COUNTIF(list_of_concatenated_id;[.P115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B</text:p>
          </table:table-cell>
          <table:table-cell table:style-name="Default" table:formula="of:=COUNTIF([.$E$2:.$E$32];[.F116])" office:value-type="float" office:value="9">
            <text:p>9</text:p>
          </table:table-cell>
          <table:table-cell table:style-name="Default"/>
          <table:table-cell table:style-name="Default" office:value-type="string">
            <text:p>G</text:p>
          </table:table-cell>
          <table:table-cell table:style-name="Default" table:number-columns-repeated="2"/>
          <table:table-cell table:style-name="Default" office:value-type="string">
            <text:p>H</text:p>
          </table:table-cell>
          <table:table-cell table:style-name="ce10" table:formula="of:=CONCATENATE([.I115];[.L116])" office:value-type="string" office:string-value="FH">
            <text:p>FH</text:p>
          </table:table-cell>
          <table:table-cell table:style-name="ce10" table:formula="of:=COUNTIF([.$E$2:.$E$55];[.M117])" office:value-type="float" office:value="1">
            <text:p>1</text:p>
          </table:table-cell>
          <table:table-cell table:style-name="ce26"/>
          <table:table-cell table:style-name="ce10" table:formula="of:=CONCATENATE([.$L$105];&quot;-&quot;;[.$O107])" office:value-type="string" office:string-value="D-3">
            <text:p>D-3</text:p>
          </table:table-cell>
          <table:table-cell table:style-name="ce10" table:formula="of:=COUNTIF(list_of_concatenated_id;[.P116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AC</text:p>
          </table:table-cell>
          <table:table-cell table:style-name="Default" table:formula="of:=COUNTIF([.$E$2:.$E$32];[.F117])" office:value-type="float" office:value="3">
            <text:p>3</text:p>
          </table:table-cell>
          <table:table-cell table:style-name="Default" table:number-columns-repeated="4"/>
          <table:table-cell table:style-name="Default" office:value-type="string">
            <text:p>H</text:p>
          </table:table-cell>
          <table:table-cell table:style-name="ce10" table:formula="of:=CONCATENATE([.I116];[.L117])" office:value-type="string" office:string-value="GH">
            <text:p>GH</text:p>
          </table:table-cell>
          <table:table-cell table:style-name="Default" table:number-columns-repeated="2"/>
          <table:table-cell table:style-name="ce10" table:formula="of:=CONCATENATE([.$M$111];&quot;-&quot;;[.$O104])" office:value-type="string" office:string-value="DF-1:1">
            <text:p>DF-1:1</text:p>
          </table:table-cell>
          <table:table-cell table:style-name="ce10" table:formula="of:=COUNTIF(list_of_concatenated_id;[.P11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5"/>
          <table:table-cell table:style-name="Default" office:value-type="string">
            <text:p>BC</text:p>
          </table:table-cell>
          <table:table-cell table:style-name="Default" table:formula="of:=COUNTIF([.$E$2:.$E$32];[.F118])" office:value-type="float" office:value="0">
            <text:p>0</text:p>
          </table:table-cell>
          <table:table-cell table:style-name="Default" table:number-columns-repeated="5"/>
          <table:table-cell table:style-name="Default" office:value-type="string">
            <text:p>G2</text:p>
          </table:table-cell>
          <table:table-cell table:style-name="Default" table:number-columns-repeated="2"/>
          <table:table-cell table:style-name="ce10" table:formula="of:=CONCATENATE([.$M$111];&quot;-&quot;;[.$O105])" office:value-type="string" office:string-value="DF-1:2">
            <text:p>DF-1:2</text:p>
          </table:table-cell>
          <table:table-cell table:style-name="ce10" table:formula="of:=COUNTIF(list_of_concatenated_id;[.P118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1];&quot;-&quot;;[.$O106])" office:value-type="string" office:string-value="DF-2:1">
            <text:p>DF-2:1</text:p>
          </table:table-cell>
          <table:table-cell table:style-name="ce10" table:formula="of:=COUNTIF(list_of_concatenated_id;[.P119])" office:value-type="float" office:value="5">
            <text:p>5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2];&quot;-&quot;;[.$O104])" office:value-type="string" office:string-value="DG-1:1">
            <text:p>DG-1:1</text:p>
          </table:table-cell>
          <table:table-cell table:style-name="ce10" table:formula="of:=COUNTIF(list_of_concatenated_id;[.P120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2];&quot;-&quot;;[.$O105])" office:value-type="string" office:string-value="DG-1:2">
            <text:p>DG-1:2</text:p>
          </table:table-cell>
          <table:table-cell table:style-name="ce10" table:formula="of:=COUNTIF(list_of_concatenated_id;[.P121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2];&quot;-&quot;;[.$O106])" office:value-type="string" office:string-value="DG-2:1">
            <text:p>DG-2:1</text:p>
          </table:table-cell>
          <table:table-cell table:style-name="ce10" table:formula="of:=COUNTIF(list_of_concatenated_id;[.P122])" office:value-type="float" office:value="7">
            <text:p>7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3];&quot;-&quot;;[.$O104])" office:value-type="string" office:string-value="DH-1:1">
            <text:p>DH-1:1</text:p>
          </table:table-cell>
          <table:table-cell table:style-name="ce10" table:formula="of:=COUNTIF(list_of_concatenated_id;[.P123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3];&quot;-&quot;;[.$O105])" office:value-type="string" office:string-value="DH-1:2">
            <text:p>DH-1:2</text:p>
          </table:table-cell>
          <table:table-cell table:style-name="ce10" table:formula="of:=COUNTIF(list_of_concatenated_id;[.P124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3];&quot;-&quot;;[.$O106])" office:value-type="string" office:string-value="DH-2:1">
            <text:p>DH-2:1</text:p>
          </table:table-cell>
          <table:table-cell table:style-name="ce10" table:formula="of:=COUNTIF(list_of_concatenated_id;[.P125])" office:value-type="float" office:value="3">
            <text:p>3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4];&quot;-&quot;;[.$O104])" office:value-type="string" office:string-value="DX-1:1">
            <text:p>DX-1:1</text:p>
          </table:table-cell>
          <table:table-cell table:style-name="ce10" table:formula="of:=COUNTIF(list_of_concatenated_id;[.P126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4];&quot;-&quot;;[.$O105])" office:value-type="string" office:string-value="DX-1:2">
            <text:p>DX-1:2</text:p>
          </table:table-cell>
          <table:table-cell table:style-name="ce10" table:formula="of:=COUNTIF(list_of_concatenated_id;[.P127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4];&quot;-&quot;;[.$O106])" office:value-type="string" office:string-value="DX-2:1">
            <text:p>DX-2:1</text:p>
          </table:table-cell>
          <table:table-cell table:style-name="ce10" table:formula="of:=COUNTIF(list_of_concatenated_id;[.P128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5];&quot;-&quot;;[.$O104])" office:value-type="string" office:string-value="FG-1:1">
            <text:p>FG-1:1</text:p>
          </table:table-cell>
          <table:table-cell table:style-name="ce10" table:formula="of:=COUNTIF(list_of_concatenated_id;[.P129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5];&quot;-&quot;;[.$O105])" office:value-type="string" office:string-value="FG-1:2">
            <text:p>FG-1:2</text:p>
          </table:table-cell>
          <table:table-cell table:style-name="ce10" table:formula="of:=COUNTIF(list_of_concatenated_id;[.P130])" office:value-type="float" office:value="4">
            <text:p>4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5];&quot;-&quot;;[.$O106])" office:value-type="string" office:string-value="FG-2:1">
            <text:p>FG-2:1</text:p>
          </table:table-cell>
          <table:table-cell table:style-name="ce10" table:formula="of:=COUNTIF(list_of_concatenated_id;[.P131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6];&quot;-&quot;;[.$O104])" office:value-type="string" office:string-value="FH-1:1">
            <text:p>FH-1:1</text:p>
          </table:table-cell>
          <table:table-cell table:style-name="ce10" table:formula="of:=COUNTIF(list_of_concatenated_id;[.P132])" office:value-type="float" office:value="0">
            <text:p>0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6];&quot;-&quot;;[.$O105])" office:value-type="string" office:string-value="FH-1:2">
            <text:p>FH-1:2</text:p>
          </table:table-cell>
          <table:table-cell table:style-name="ce10" table:formula="of:=COUNTIF(list_of_concatenated_id;[.P133])" office:value-type="float" office:value="2">
            <text:p>2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6];&quot;-&quot;;[.$O106])" office:value-type="string" office:string-value="FH-2:1">
            <text:p>FH-2:1</text:p>
          </table:table-cell>
          <table:table-cell table:style-name="ce10" table:formula="of:=COUNTIF(list_of_concatenated_id;[.P134])" office:value-type="float" office:value="1">
            <text:p>1</text:p>
          </table:table-cell>
          <table:table-cell table:style-name="Default" table:number-columns-repeated="3"/>
        </table:table-row>
        <table:table-row table:style-name="ro5">
          <table:table-cell table:style-name="Default" table:number-columns-repeated="15"/>
          <table:table-cell table:style-name="ce10" table:formula="of:=CONCATENATE([.$M$118];&quot;-&quot;;[.$O107])" office:value-type="string" office:string-value="G2-3">
            <text:p>G2-3</text:p>
          </table:table-cell>
          <table:table-cell table:style-name="ce10" table:formula="of:=COUNTIF(list_of_concatenated_id;[.P135])" office:value-type="float" office:value="1">
            <text:p>1</text:p>
          </table:table-cell>
          <table:table-cell table:style-name="Default" table:number-columns-repeated="3"/>
        </table:table-row>
        <table:named-expressions/>
      </table:table>
      <table:table table:name="list_2" table:style-name="ta1" table:print="false">
        <table:table-column table:style-name="co3" table:default-cell-style-name="ce29"/>
        <table:table-column table:style-name="co1" table:default-cell-style-name="ce30"/>
        <table:table-column table:style-name="co1" table:default-cell-style-name="ce31"/>
        <table:table-column table:style-name="co1" table:default-cell-style-name="ce33"/>
        <table:table-column table:style-name="co1" table:default-cell-style-name="ce37"/>
        <table:table-column table:style-name="co1" table:default-cell-style-name="ce38"/>
        <table:table-column table:style-name="co1" table:default-cell-style-name="ce29"/>
        <table:table-column table:style-name="co1" table:default-cell-style-name="ce42"/>
        <table:table-column table:style-name="co18" table:number-columns-repeated="3" table:default-cell-style-name="ce42"/>
        <table:table-column table:style-name="co8" table:default-cell-style-name="ce44"/>
        <table:table-column table:style-name="co1" table:default-cell-style-name="ce11"/>
        <table:table-row table:style-name="ro4">
          <table:table-cell table:style-name="ce4" table:formula="of:=CONCATENATE(&quot;sn(&quot;;MAX([.A2:.A17]);&quot;)&quot;;&quot;/&quot;;&quot;sn(&quot;;MAX([.A23:.A32]);&quot;)&quot;)" office:value-type="string" office:string-value="sn(15)/sn(6)">
            <text:p>sn(15)/sn(6)</text:p>
          </table:table-cell>
          <table:table-cell table:style-name="ce4" table:number-columns-repeated="10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">
            <text:p>1</text:p>
          </table:table-cell>
          <table:table-cell office:value-type="string">
            <text:p>AB-1:2</text:p>
          </table:table-cell>
          <table:table-cell table:formula="of:=COUNTIF(entries_item;[.B2])" office:value-type="float" office:value="4">
            <text:p>4</text:p>
          </table:table-cell>
          <table:table-cell table:style-name="ce32"/>
          <table:table-cell table:style-name="ce31"/>
          <table:table-cell table:number-columns-repeated="7"/>
          <table:table-cell table:style-name="ce16" office:value-type="string">
            <text:p>*</text:p>
          </table:table-cell>
        </table:table-row>
        <table:table-row table:style-name="ro3">
          <table:table-cell table:style-name="ce28" office:value-type="float" office:value="12">
            <text:p>12</text:p>
          </table:table-cell>
          <table:table-cell office:value-type="string">
            <text:p>AB-2:1</text:p>
          </table:table-cell>
          <table:table-cell table:formula="of:=COUNTIF(entries_item;[.B3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약간 가벼운 맛. 세이지 만의 때의 무거운 입맛은 없다.</text:p>
          </table:table-cell>
          <table:covered-table-cell table:style-name="ce36"/>
          <table:covered-table-cell table:style-name="ce39"/>
          <table:table-cell table:style-name="ce40" office:value-type="string" table:number-columns-spanned="3" table:number-rows-spanned="1">
            <text:p>세이지. 약간 가볍다. 딜[koperk]의 쓴맛[gorzki-smak]이 있다.</text:p>
          </table:table-cell>
          <table:covered-table-cell table:number-columns-repeated="2" table:style-name="ce43"/>
          <table:table-cell table:number-columns-repeated="3"/>
          <table:table-cell table:style-name="ce16"/>
        </table:table-row>
        <table:table-row table:style-name="ro3">
          <table:table-cell office:value-type="float" office:value="6">
            <text:p>6</text:p>
          </table:table-cell>
          <table:table-cell table:style-name="ce29" office:value-type="string">
            <text:p>AC-1:2</text:p>
          </table:table-cell>
          <table:table-cell table:formula="of:=COUNTIF(entries_item;[.B4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mak oobu, to prawie nie ma.</text:p>
          </table:table-cell>
          <table:covered-table-cell table:style-name="ce36"/>
          <table:covered-table-cell table:style-name="ce39"/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float" office:value="11">
            <text:p>11</text:p>
          </table:table-cell>
          <table:table-cell table:style-name="ce29" office:value-type="string">
            <text:p>AC-2:1</text:p>
          </table:table-cell>
          <table:table-cell table:formula="of:=COUNTIF(entries_item;[.B5])" office:value-type="float" office:value="2">
            <text:p>2</text:p>
          </table:table-cell>
          <table:table-cell table:style-name="ce34" office:value-type="string" table:number-columns-spanned="3" table:number-rows-spanned="1">
            <text:p>szałwia. trybula --&gt; nic nie.</text:p>
          </table:table-cell>
          <table:covered-table-cell table:style-name="ce36"/>
          <table:covered-table-cell table:style-name="ce39"/>
          <table:table-cell table:style-name="ce41" office:value-type="string" table:number-columns-spanned="3" table:number-rows-spanned="1">
            <text:p>szałwia. / perilla --&gt; prawie, nic.</text:p>
          </table:table-cell>
          <table:covered-table-cell table:number-columns-repeated="2" table:style-name="ce43"/>
          <table:table-cell table:number-columns-repeated="3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10">
            <text:p>10</text:p>
          </table:table-cell>
          <table:table-cell office:value-type="string">
            <text:p>AD-1:2</text:p>
          </table:table-cell>
          <table:table-cell table:formula="of:=COUNTIF(entries_item;[.B6])" office:value-type="float" office:value="3">
            <text:p>3</text:p>
          </table:table-cell>
          <table:table-cell table:style-name="ce34" office:value-type="string" table:number-columns-spanned="3" table:number-rows-spanned="1">
            <text:p>szałwia. słabo, smak trybuli ogrodowej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 office:value-type="string">
            <text:p>*</text:p>
          </table:table-cell>
        </table:table-row>
        <table:table-row table:style-name="ro4">
          <table:table-cell table:style-name="ce28" office:value-type="float" office:value="13">
            <text:p>13</text:p>
          </table:table-cell>
          <table:table-cell office:value-type="string">
            <text:p>AD-2:1</text:p>
          </table:table-cell>
          <table:table-cell table:formula="of:=COUNTIF(entries_item;[.B7])" office:value-type="float" office:value="1">
            <text:p>1</text:p>
          </table:table-cell>
          <table:table-cell table:style-name="ce34" office:value-type="string" table:number-columns-spanned="3" table:number-rows-spanned="1">
            <text:p>세이지. 희미하게 처빌.</text:p>
          </table:table-cell>
          <table:covered-table-cell table:style-name="ce36"/>
          <table:covered-table-cell table:style-name="ce39"/>
          <table:table-cell table:number-columns-repeated="6"/>
          <table:table-cell table:style-name="ce16"/>
        </table:table-row>
        <table:table-row table:style-name="ro4">
          <table:table-cell table:formula="of:=ROW()-1" office:value-type="float" office:value="7">
            <text:p>7</text:p>
          </table:table-cell>
          <table:table-cell office:value-type="string">
            <text:p>BC-1:2</text:p>
          </table:table-cell>
          <table:table-cell table:formula="of:=COUNTIF(entries_item;[.B8])" office:value-type="float" office:value="2">
            <text:p>2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3">
          <table:table-cell table:style-name="ce28" office:value-type="float" office:value="2">
            <text:p>2</text:p>
          </table:table-cell>
          <table:table-cell table:style-name="ce31" office:value-type="string">
            <text:p>BC-2:1</text:p>
          </table:table-cell>
          <table:table-cell table:formula="of:=COUNTIF(entries_item;[.B9])" office:value-type="float" office:value="4">
            <text:p>4</text:p>
          </table:table-cell>
          <table:table-cell table:style-name="ce34" office:value-type="string" table:number-columns-spanned="3" table:number-rows-spanned="1">
            <text:p>표면은 딜. 안은 --&gt; 역시, 딜. 다만, 딜 본래의 쓴맛은 얇다. </text:p>
          </table:table-cell>
          <table:covered-table-cell table:style-name="ce36"/>
          <table:covered-table-cell table:style-name="ce39"/>
          <table:table-cell table:style-name="ce28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BD-1:2</text:p>
          </table:table-cell>
          <table:table-cell table:formula="of:=COUNTIF(entries_item;[.B10])" office:value-type="float" office:value="2">
            <text:p>2</text:p>
          </table:table-cell>
          <table:table-cell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BD-2:1</text:p>
          </table:table-cell>
          <table:table-cell table:formula="of:=COUNTIF(entries_item;[.B11])" office:value-type="float" office:value="1">
            <text:p>1</text:p>
          </table:table-cell>
          <table:table-cell table:style-name="ce35" office:value-type="string" table:number-columns-spanned="3" table:number-rows-spanned="1">
            <text:p>딜. 왠지 모르게 밝은 입맛.</text:p>
          </table:table-cell>
          <table:covered-table-cell table:style-name="ce36"/>
          <table:covered-table-cell table:style-name="ce39"/>
          <table:table-cell table:number-columns-repeated="7"/>
        </table:table-row>
        <table:table-row table:style-name="ro7">
          <table:table-cell table:style-name="ce28" office:value-type="float" office:value="3">
            <text:p>3</text:p>
          </table:table-cell>
          <table:table-cell office:value-type="string">
            <text:p>CD-1:2</text:p>
          </table:table-cell>
          <table:table-cell table:formula="of:=COUNTIF(entries_item;[.B12])" office:value-type="float" office:value="3">
            <text:p>3</text:p>
          </table:table-cell>
          <table:table-cell table:style-name="ce34" office:value-type="string" table:number-columns-spanned="3" table:number-rows-spanned="1">
            <text:p>처빌. 소엽이 들어있는 건 느끼지 않는다. / 단지, 처빌 만 있는 때의 엽 냄새는 거의 없다.</text:p>
          </table:table-cell>
          <table:covered-table-cell table:style-name="ce36"/>
          <table:covered-table-cell table:style-name="ce39"/>
          <table:table-cell table:style-name="ce34" office:value-type="string" table:number-columns-spanned="3" table:number-rows-spanned="1">
            <text:p>처빌 자신의 <text:s/>나뭇잎 냄새는 얇다.</text:p>
          </table:table-cell>
          <table:covered-table-cell table:number-columns-repeated="2" table:style-name="ce43"/>
          <table:table-cell table:number-columns-repeated="3"/>
          <table:table-cell table:style-name="ce16" office:value-type="string">
            <text:p>*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CD-2:1</text:p>
          </table:table-cell>
          <table:table-cell table:formula="of:=COUNTIF(entries_item;[.B13])" office:value-type="float" office:value="2">
            <text:p>2</text:p>
          </table:table-cell>
          <table:table-cell table:style-name="ce32"/>
          <table:table-cell table:style-name="ce31"/>
          <table:table-cell table:number-columns-repeated="7"/>
          <table:table-cell office:value-type="string">
            <text:p>*</text:p>
          </table:table-cell>
        </table:table-row>
        <table:table-row table:style-name="ro4">
          <table:table-cell office:value-type="float" office:value="14">
            <text:p>14</text:p>
          </table:table-cell>
          <table:table-cell office:value-type="string">
            <text:p>BCD-1:1:1</text:p>
          </table:table-cell>
          <table:table-cell table:formula="of:=COUNTIF(entries_item;[.B14])" office:value-type="float" office:value="1">
            <text:p>1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office:value-type="float" office:value="15">
            <text:p>15</text:p>
          </table:table-cell>
          <table:table-cell office:value-type="string">
            <text:p>ABC-1:1:1</text:p>
          </table:table-cell>
          <table:table-cell table:formula="of:=COUNTIF(entries_item;[.B15])" office:value-type="float" office:value="1">
            <text:p>1</text:p>
          </table:table-cell>
          <table:table-cell table:number-columns-repeated="10"/>
        </table:table-row>
        <table:table-row table:style-name="ro4">
          <table:table-cell/>
          <table:table-cell table:style-name="ce32"/>
          <table:table-cell table:formula="of:=COUNTIF(entries_item;[.B16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7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8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19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0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1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/>
          <table:table-cell table:style-name="ce32"/>
          <table:table-cell table:formula="of:=COUNTIF(entries_item;[.B22])" office:value-type="float" office:value="0">
            <text:p>0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1">
            <text:p>1</text:p>
          </table:table-cell>
          <table:table-cell table:style-name="ce32" office:value-type="string">
            <text:p>AB</text:p>
          </table:table-cell>
          <table:table-cell table:formula="of:=COUNTIF(entries_item_no_ratios;[.B23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2">
            <text:p>2</text:p>
          </table:table-cell>
          <table:table-cell table:style-name="ce32" office:value-type="string">
            <text:p>AC</text:p>
          </table:table-cell>
          <table:table-cell table:formula="of:=COUNTIF(entries_item_no_ratios;[.B24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3">
            <text:p>3</text:p>
          </table:table-cell>
          <table:table-cell table:style-name="ce32" office:value-type="string">
            <text:p>AD</text:p>
          </table:table-cell>
          <table:table-cell table:formula="of:=COUNTIF(entries_item_no_ratios;[.B25])" office:value-type="float" office:value="4">
            <text:p>4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4">
            <text:p>4</text:p>
          </table:table-cell>
          <table:table-cell table:style-name="ce32" office:value-type="string">
            <text:p>BC</text:p>
          </table:table-cell>
          <table:table-cell table:formula="of:=COUNTIF(entries_item_no_ratios;[.B26])" office:value-type="float" office:value="6">
            <text:p>6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5">
            <text:p>5</text:p>
          </table:table-cell>
          <table:table-cell table:style-name="ce33" office:value-type="string">
            <text:p>BD</text:p>
          </table:table-cell>
          <table:table-cell table:formula="of:=COUNTIF(entries_item_no_ratios;[.B27])" office:value-type="float" office:value="3">
            <text:p>3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formula="of:=ROW()-(13+9)" office:value-type="float" office:value="6">
            <text:p>6</text:p>
          </table:table-cell>
          <table:table-cell table:style-name="ce32" office:value-type="string">
            <text:p>CD</text:p>
          </table:table-cell>
          <table:table-cell table:formula="of:=COUNTIF(entries_item_no_ratios;[.B28])" office:value-type="float" office:value="5">
            <text:p>5</text:p>
          </table:table-cell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4">
          <table:table-cell table:number-columns-repeated="12"/>
          <table:table-cell office:value-type="string">
            <text:p>*</text:p>
          </table:table-cell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1T00:16:38.41">
            <text:p>2021/7/1 0:16</text:p>
          </table:table-cell>
          <table:table-cell table:number-columns-repeated="2" table:style-name="ce6" office:value-type="string">
            <text:p>*</text:p>
          </table:table-cell>
          <table:table-cell table:number-columns-repeated="7" table:style-name="ce11" office:value-type="string">
            <text:p>*</text:p>
          </table:table-cell>
          <table:table-cell table:style-name="ce13" table:formula="of:=NOW()" office:value-type="date" office:date-value="2021-07-01T00:16:38.41">
            <text:p>2021/7/1 0:16</text:p>
          </table:table-cell>
          <table:table-cell office:value-type="string">
            <text:p>*</text:p>
          </table:table-cell>
        </table:table-row>
        <table:table-row table:style-name="ro5" table:number-rows-repeated="2">
          <table:table-cell table:style-name="Default" table:number-columns-repeated="13"/>
        </table:table-row>
        <table:table-row table:style-name="ro5">
          <table:table-cell table:style-name="Default" table:number-columns-repeated="3"/>
          <table:table-cell table:style-name="Default" office:value-type="string">
            <text:p>ディル</text:p>
          </table:table-cell>
          <table:table-cell table:style-name="Default" table:formula="of:=VLOOKUP([.D36];list_of_ingredients;2;0)" office:value-type="string" office:string-value="B">
            <text:p>B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セージ</text:p>
          </table:table-cell>
          <table:table-cell table:style-name="Default" table:formula="of:=VLOOKUP([.D37];list_of_ingredients;2;0)" office:value-type="string" office:string-value="A">
            <text:p>A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チャービル</text:p>
          </table:table-cell>
          <table:table-cell table:style-name="Default" table:formula="of:=VLOOKUP([.D38];list_of_ingredients;2;0)" office:value-type="string" office:string-value="D">
            <text:p>D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オオバ</text:p>
          </table:table-cell>
          <table:table-cell table:style-name="Default" table:formula="of:=VLOOKUP([.D39];list_of_ingredients;2;0)" office:value-type="string" office:string-value="C">
            <text:p>C</text:p>
          </table:table-cell>
          <table:table-cell table:style-name="Default" table:number-columns-repeated="8"/>
        </table:table-row>
        <table:table-row table:style-name="ro5">
          <table:table-cell table:style-name="Default" table:number-columns-repeated="3"/>
          <table:table-cell table:style-name="Default" office:value-type="string">
            <text:p>ニンニク</text:p>
          </table:table-cell>
          <table:table-cell table:style-name="Default" table:formula="of:=VLOOKUP([.D40];list_of_ingredients;2;0)" office:value-type="string" office:string-value="E">
            <text:p>E</text:p>
          </table:table-cell>
          <table:table-cell table:style-name="Default" table:number-columns-repeated="8"/>
        </table:table-row>
        <table:named-expressions/>
      </table:table>
      <table:table table:name="list" table:style-name="ta1" table:print="false">
        <table:table-column table:style-name="co1" table:default-cell-style-name="ce46"/>
        <table:table-column table:style-name="co1" table:default-cell-style-name="ce47"/>
        <table:table-column table:style-name="co1" table:default-cell-style-name="ce48"/>
        <table:table-column table:style-name="co1" table:default-cell-style-name="ce50"/>
        <table:table-column table:style-name="co1" table:number-columns-repeated="2" table:default-cell-style-name="ce46"/>
        <table:table-column table:style-name="co1" table:default-cell-style-name="ce52"/>
        <table:table-column table:style-name="co1" table:default-cell-style-name="ce53"/>
        <table:table-column table:style-name="co8" table:default-cell-style-name="ce54"/>
        <table:table-column table:style-name="co1" table:default-cell-style-name="ce11"/>
        <table:table-column table:style-name="co1" table:number-columns-repeated="2" table:default-cell-style-name="Default"/>
        <table:table-row table:style-name="ro3">
          <table:table-cell table:style-name="ce4" table:formula="of:=CONCATENATE(&quot;sn(&quot;;MAX([.A2];[.A9]);&quot;)&quot;)" office:value-type="string" office:string-value="sn(8)">
            <text:p>sn(8)</text:p>
          </table:table-cell>
          <table:table-cell table:style-name="ce4" office:value-type="string">
            <text:p>date</text:p>
          </table:table-cell>
          <table:table-cell table:style-name="ce4" office:value-type="string">
            <text:p>items</text:p>
          </table:table-cell>
          <table:table-cell table:style-name="ce4" office:value-type="string">
            <text:p>ratio</text:p>
          </table:table-cell>
          <table:table-cell table:style-name="ce4" table:number-columns-repeated="3"/>
          <table:table-cell table:style-name="ce4" office:value-type="string">
            <text:p>*prep</text:p>
            <text:p>#drunk</text:p>
          </table:table-cell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1">
            <text:p>1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2];&quot;-&quot;;[.D2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2">
            <text:p>2</text:p>
          </table:table-cell>
          <table:table-cell office:value-type="date" office:date-value="2021-05-16">
            <text:p>05/16</text:p>
          </table:table-cell>
          <table:table-cell office:value-type="string">
            <text:p>AB</text:p>
          </table:table-cell>
          <table:table-cell table:style-name="ce49" office:value-type="string">
            <text:p>1:2</text:p>
          </table:table-cell>
          <table:table-cell table:formula="of:=CONCATENATE([.C3];&quot;-&quot;;[.D3])" office:value-type="string" office:string-value="AB-1:2">
            <text:p>AB-1:2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table:style-name="ce45" office:value-type="float" office:value="3">
            <text:p>3</text:p>
          </table:table-cell>
          <table:table-cell office:value-type="date" office:date-value="2021-05-16">
            <text:p>05/16</text:p>
          </table:table-cell>
          <table:table-cell office:value-type="string">
            <text:p>BC</text:p>
          </table:table-cell>
          <table:table-cell table:style-name="ce49" office:value-type="string">
            <text:p>2:1</text:p>
          </table:table-cell>
          <table:table-cell table:formula="of:=CONCATENATE([.C4];&quot;-&quot;;[.D4])" office:value-type="string" office:string-value="BC-2:1">
            <text:p>BC-2:1</text:p>
          </table:table-cell>
          <table:table-cell table:style-name="ce45"/>
          <table:table-cell table:style-name="ce51"/>
          <table:table-cell table:number-columns-repeated="2"/>
          <table:table-cell table:style-name="ce16" office:value-type="string">
            <text:p>*</text:p>
          </table:table-cell>
          <table:table-cell table:number-columns-repeated="2"/>
        </table:table-row>
        <table:table-row table:style-name="ro4">
          <table:table-cell office:value-type="float" office:value="4">
            <text:p>4</text:p>
          </table:table-cell>
          <table:table-cell office:value-type="date" office:date-value="2021-05-16">
            <text:p>05/16</text:p>
          </table:table-cell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5];&quot;-&quot;;[.D5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5];list_of_ingredients;2;0)" office:value-type="string" office:string-value="A">
            <text:p>A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date" office:date-value="2021-05-17T00:32:45.34">
            <text:p>05/17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6];&quot;-&quot;;[.D6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6];list_of_ingredients;2;0)" office:value-type="string" office:string-value="B">
            <text:p>B</text:p>
          </table:table-cell>
        </table:table-row>
        <table:table-row table:style-name="ro4">
          <table:table-cell office:value-type="float" office:value="6">
            <text:p>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7];&quot;-&quot;;[.D7])" office:value-type="string" office:string-value="BC-2:1">
            <text:p>BC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7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7">
            <text:p>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8];&quot;-&quot;;[.D8])" office:value-type="string" office:string-value="CD-1:2">
            <text:p>C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8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8">
            <text:p>8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9];&quot;-&quot;;[.D9])" office:value-type="string" office:string-value="AB-1:2">
            <text:p>AB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9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9">
            <text:p>9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10];&quot;-&quot;;[.D10])" office:value-type="string" office:string-value="CD-2:1">
            <text:p>CD-2:1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10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10">
            <text:p>10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1];&quot;-&quot;;[.D11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唐辛子</text:p>
          </table:table-cell>
          <table:table-cell table:formula="of:=VLOOKUP([.K11];list_of_ingredients;2;0)" office:value-type="string" office:string-value="G">
            <text:p>G</text:p>
          </table:table-cell>
        </table:table-row>
        <table:table-row table:style-name="ro4">
          <table:table-cell table:formula="of:=ROW()-1" office:value-type="float" office:value="11">
            <text:p>11</text:p>
          </table:table-cell>
          <table:table-cell office:value-type="date" office:date-value="2021-05-18T00:16:29.42">
            <text:p>05/18</text:p>
          </table:table-cell>
          <table:table-cell office:value-type="string">
            <text:p>EFB</text:p>
          </table:table-cell>
          <table:table-cell office:value-type="string">
            <text:p>2:2:3</text:p>
          </table:table-cell>
          <table:table-cell table:formula="of:=CONCATENATE([.C12];&quot;-&quot;;[.D12])" office:value-type="string" office:string-value="EFB-2:2:3">
            <text:p>EFB-2:2:3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ペパーミント</text:p>
          </table:table-cell>
          <table:table-cell table:formula="of:=VLOOKUP([.K12];list_of_ingredients;2;0)" office:value-type="string" office:string-value="H">
            <text:p>H</text:p>
          </table:table-cell>
        </table:table-row>
        <table:table-row table:style-name="ro4">
          <table:table-cell table:formula="of:=ROW()-1" office:value-type="float" office:value="12">
            <text:p>12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3];&quot;-&quot;;[.D13])" office:value-type="string" office:string-value="BD-1:2">
            <text:p>B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office:value-type="string">
            <text:p>ローズマリー</text:p>
          </table:table-cell>
          <table:table-cell table:formula="of:=VLOOKUP([.K13];list_of_ingredients;2;0)" office:value-type="string" office:string-value="I">
            <text:p>I</text:p>
          </table:table-cell>
        </table:table-row>
        <table:table-row table:style-name="ro4">
          <table:table-cell table:formula="of:=ROW()-1" office:value-type="float" office:value="13">
            <text:p>13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14];&quot;-&quot;;[.D14])" office:value-type="string" office:string-value="AC-1:2">
            <text:p>A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/>
          <table:table-cell table:formula="of:=VLOOKUP([.K14];list_of_ingredients;2;0)" office:value-type="float" office:value="0">
            <text:p>#N/A</text:p>
          </table:table-cell>
        </table:table-row>
        <table:table-row table:style-name="ro4">
          <table:table-cell table:formula="of:=ROW()-1" office:value-type="float" office:value="14">
            <text:p>14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5];&quot;-&quot;;[.D15])" office:value-type="string" office:string-value="AD-1:2">
            <text:p>AD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5">
            <text:p>15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16];&quot;-&quot;;[.D16])" office:value-type="string" office:string-value="BC-1:2">
            <text:p>BC-1:2</text:p>
          </table:table-cell>
          <table:table-cell/>
          <table:table-cell table:style-name="ce51"/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16">
            <text:p>16</text:p>
          </table:table-cell>
          <table:table-cell office:value-type="date" office:date-value="2021-05-19T01:01:41.89">
            <text:p>05/19</text:p>
          </table:table-cell>
          <table:table-cell office:value-type="string">
            <text:p>EFD</text:p>
          </table:table-cell>
          <table:table-cell office:value-type="string">
            <text:p>2:2:3</text:p>
          </table:table-cell>
          <table:table-cell table:formula="of:=CONCATENATE([.C17];&quot;-&quot;;[.D17])" office:value-type="string" office:string-value="EFD-2:2:3">
            <text:p>EFD-2:2:3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セージ</text:p>
          </table:table-cell>
          <table:table-cell table:formula="of:=VLOOKUP([.K17];list_of_ingredients;2;0)" office:value-type="string" office:string-value="A">
            <text:p>A</text:p>
          </table:table-cell>
        </table:table-row>
        <table:table-row table:style-name="ro4">
          <table:table-cell table:formula="of:=ROW()-1" office:value-type="float" office:value="17">
            <text:p>17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18];&quot;-&quot;;[.D18])" office:value-type="string" office:string-value="AD-1:2">
            <text:p>A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ディル</text:p>
          </table:table-cell>
          <table:table-cell table:formula="of:=VLOOKUP([.K18];list_of_ingredients;2;0)" office:value-type="string" office:string-value="B">
            <text:p>B</text:p>
          </table:table-cell>
        </table:table-row>
        <table:table-row table:style-name="ro4">
          <table:table-cell table:formula="of:=ROW()-1" office:value-type="float" office:value="18">
            <text:p>18</text:p>
          </table:table-cell>
          <table:table-cell/>
          <table:table-cell office:value-type="string">
            <text:p>BD</text:p>
          </table:table-cell>
          <table:table-cell office:value-type="string">
            <text:p>1:2</text:p>
          </table:table-cell>
          <table:table-cell table:formula="of:=CONCATENATE([.C19];&quot;-&quot;;[.D19])" office:value-type="string" office:string-value="BD-1:2">
            <text:p>BD-1:2</text:p>
          </table:table-cell>
          <table:table-cell/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オオバ</text:p>
          </table:table-cell>
          <table:table-cell table:formula="of:=VLOOKUP([.K19];list_of_ingredients;2;0)" office:value-type="string" office:string-value="C">
            <text:p>C</text:p>
          </table:table-cell>
        </table:table-row>
        <table:table-row table:style-name="ro4">
          <table:table-cell table:formula="of:=ROW()-1" office:value-type="float" office:value="19">
            <text:p>19</text:p>
          </table:table-cell>
          <table:table-cell/>
          <table:table-cell office:value-type="string">
            <text:p>BC</text:p>
          </table:table-cell>
          <table:table-cell office:value-type="string">
            <text:p>1:2</text:p>
          </table:table-cell>
          <table:table-cell table:formula="of:=CONCATENATE([.C20];&quot;-&quot;;[.D20])" office:value-type="string" office:string-value="BC-1:2">
            <text:p>BC-1:2</text:p>
          </table:table-cell>
          <table:table-cell table:formula="of:=VLOOKUP(LEFT([.C20];1);[.$K$24:.$L$29];2;0)" office:value-type="string" office:string-value="ディル">
            <text:p>ディル</text:p>
          </table:table-cell>
          <table:table-cell table:formula="of:=VLOOKUP(RIGHT([.C20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チャービル</text:p>
          </table:table-cell>
          <table:table-cell table:formula="of:=VLOOKUP([.K20];list_of_ingredients;2;0)" office:value-type="string" office:string-value="D">
            <text:p>D</text:p>
          </table:table-cell>
        </table:table-row>
        <table:table-row table:style-name="ro4">
          <table:table-cell table:formula="of:=ROW()-1" office:value-type="float" office:value="20">
            <text:p>20</text:p>
          </table:table-cell>
          <table:table-cell/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1];&quot;-&quot;;[.D21])" office:value-type="string" office:string-value="AC-2:1">
            <text:p>AC-2:1</text:p>
          </table:table-cell>
          <table:table-cell table:formula="of:=VLOOKUP(LEFT([.C21];1);[.$K$24:.$L$29];2;0)" office:value-type="string" office:string-value="セージ">
            <text:p>セージ</text:p>
          </table:table-cell>
          <table:table-cell table:formula="of:=VLOOKUP(RIGHT([.C21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ニンニク</text:p>
          </table:table-cell>
          <table:table-cell table:formula="of:=VLOOKUP([.K21];list_of_ingredients;2;0)" office:value-type="string" office:string-value="E">
            <text:p>E</text:p>
          </table:table-cell>
        </table:table-row>
        <table:table-row table:style-name="ro4">
          <table:table-cell table:formula="of:=ROW()-1" office:value-type="float" office:value="21">
            <text:p>21</text:p>
          </table:table-cell>
          <table:table-cell office:value-type="date" office:date-value="2021-05-20T00:44:01.47">
            <text:p>05/20</text:p>
          </table:table-cell>
          <table:table-cell office:value-type="string">
            <text:p>AC</text:p>
          </table:table-cell>
          <table:table-cell office:value-type="string">
            <text:p>2:1</text:p>
          </table:table-cell>
          <table:table-cell table:formula="of:=CONCATENATE([.C22];&quot;-&quot;;[.D22])" office:value-type="string" office:string-value="AC-2:1">
            <text:p>AC-2:1</text:p>
          </table:table-cell>
          <table:table-cell table:formula="of:=VLOOKUP(LEFT([.C22];1);[.$K$24:.$L$29];2;0)" office:value-type="string" office:string-value="セージ">
            <text:p>セージ</text:p>
          </table:table-cell>
          <table:table-cell table:formula="of:=VLOOKUP(RIGHT([.C22];1);[.$K$24:.$L$29];2;0)" office:value-type="string" office:string-value="オオバ">
            <text:p>オオ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office:value-type="string">
            <text:p>生姜</text:p>
          </table:table-cell>
          <table:table-cell table:formula="of:=VLOOKUP([.K22];list_of_ingredients;2;0)" office:value-type="string" office:string-value="F">
            <text:p>F</text:p>
          </table:table-cell>
        </table:table-row>
        <table:table-row table:style-name="ro4">
          <table:table-cell table:formula="of:=ROW()-1" office:value-type="float" office:value="22">
            <text:p>22</text:p>
          </table:table-cell>
          <table:table-cell/>
          <table:table-cell table:style-name="ce47" office:value-type="string">
            <text:p>CD</text:p>
          </table:table-cell>
          <table:table-cell office:value-type="string">
            <text:p>2:1</text:p>
          </table:table-cell>
          <table:table-cell table:formula="of:=CONCATENATE([.C23];&quot;-&quot;;[.D23])" office:value-type="string" office:string-value="CD-2:1">
            <text:p>CD-2:1</text:p>
          </table:table-cell>
          <table:table-cell table:formula="of:=VLOOKUP(LEFT([.C23];1);[.$K$24:.$L$29];2;0)" office:value-type="string" office:string-value="オオバ">
            <text:p>オオバ</text:p>
          </table:table-cell>
          <table:table-cell table:formula="of:=VLOOKUP(RIGHT([.C23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23">
            <text:p>23</text:p>
          </table:table-cell>
          <table:table-cell/>
          <table:table-cell office:value-type="string">
            <text:p>AB</text:p>
          </table:table-cell>
          <table:table-cell office:value-type="string">
            <text:p>2:1</text:p>
          </table:table-cell>
          <table:table-cell table:formula="of:=CONCATENATE([.C24];&quot;-&quot;;[.D24])" office:value-type="string" office:string-value="AB-2:1">
            <text:p>AB-2:1</text:p>
          </table:table-cell>
          <table:table-cell table:formula="of:=VLOOKUP(LEFT([.C24];1);[.$K$24:.$L$29];2;0)" office:value-type="string" office:string-value="セージ">
            <text:p>セージ</text:p>
          </table:table-cell>
          <table:table-cell table:formula="of:=VLOOKUP(RIGHT([.C24];1);[.$K$24:.$L$29];2;0)" office:value-type="string" office:string-value="ディル">
            <text:p>ディル</text:p>
          </table:table-cell>
          <table:table-cell office:value-type="string">
            <text:p>*#</text:p>
          </table:table-cell>
          <table:table-cell table:style-name="ce55"/>
          <table:table-cell office:value-type="string">
            <text:p>*</text:p>
          </table:table-cell>
          <table:table-cell table:formula="of:=[.E54]" office:value-type="string" office:string-value="A">
            <text:p>A</text:p>
          </table:table-cell>
          <table:table-cell table:formula="of:=[.D54]" office:value-type="string" office:string-value="セージ">
            <text:p>セージ</text:p>
          </table:table-cell>
        </table:table-row>
        <table:table-row table:style-name="ro4">
          <table:table-cell table:formula="of:=ROW()-1" office:value-type="float" office:value="24">
            <text:p>24</text:p>
          </table:table-cell>
          <table:table-cell/>
          <table:table-cell office:value-type="string">
            <text:p>AD</text:p>
          </table:table-cell>
          <table:table-cell office:value-type="string">
            <text:p>2:1</text:p>
          </table:table-cell>
          <table:table-cell table:formula="of:=CONCATENATE([.C25];&quot;-&quot;;[.D25])" office:value-type="string" office:string-value="AD-2:1">
            <text:p>AD-2:1</text:p>
          </table:table-cell>
          <table:table-cell table:formula="of:=VLOOKUP(LEFT([.C25];1);[.$K$24:.$L$29];2;0)" office:value-type="string" office:string-value="セージ">
            <text:p>セージ</text:p>
          </table:table-cell>
          <table:table-cell table:formula="of:=VLOOKUP(RIGHT([.C25];1);[.$K$24:.$L$29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5]" office:value-type="string" office:string-value="B">
            <text:p>B</text:p>
          </table:table-cell>
          <table:table-cell table:formula="of:=[.D55]" office:value-type="string" office:string-value="ディル">
            <text:p>ディル</text:p>
          </table:table-cell>
        </table:table-row>
        <table:table-row table:style-name="ro4">
          <table:table-cell table:formula="of:=ROW()-1" office:value-type="float" office:value="25">
            <text:p>25</text:p>
          </table:table-cell>
          <table:table-cell/>
          <table:table-cell office:value-type="string">
            <text:p>BD</text:p>
          </table:table-cell>
          <table:table-cell office:value-type="string">
            <text:p>2:1</text:p>
          </table:table-cell>
          <table:table-cell table:formula="of:=CONCATENATE([.C26];&quot;-&quot;;[.D26])" office:value-type="string" office:string-value="BD-2:1">
            <text:p>BD-2:1</text:p>
          </table:table-cell>
          <table:table-cell table:formula="of:=VLOOKUP(LEFT([.C26];1);[.$K$24:.$L$29];2;0)" office:value-type="string" office:string-value="ディル">
            <text:p>ディル</text:p>
          </table:table-cell>
          <table:table-cell table:formula="of:=VLOOKUP(RIGHT([.C26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6]" office:value-type="string" office:string-value="C">
            <text:p>C</text:p>
          </table:table-cell>
          <table:table-cell table:formula="of:=[.D56]" office:value-type="string" office:string-value="オオバ">
            <text:p>オオバ</text:p>
          </table:table-cell>
        </table:table-row>
        <table:table-row table:style-name="ro4">
          <table:table-cell table:formula="of:=ROW()-1" office:value-type="float" office:value="26">
            <text:p>26</text:p>
          </table:table-cell>
          <table:table-cell office:value-type="date" office:date-value="2021-05-21T00:52:10.07">
            <text:p>05/21</text:p>
          </table:table-cell>
          <table:table-cell office:value-type="string">
            <text:p>EFBG</text:p>
          </table:table-cell>
          <table:table-cell office:value-type="string">
            <text:p>2:2:3:1</text:p>
          </table:table-cell>
          <table:table-cell table:formula="of:=CONCATENATE([.C27];&quot;-&quot;;[.D27])" office:value-type="string" office:string-value="EFBG-2:2:3:1">
            <text:p>EFBG-2:2:3:1</text:p>
          </table:table-cell>
          <table:table-cell table:formula="of:=VLOOKUP(LEFT([.C27];1);[.$K$24:.$L$29];2;0)" office:value-type="string" office:string-value="ニンニク">
            <text:p>ニンニク</text:p>
          </table:table-cell>
          <table:table-cell table:formula="of:=VLOOKUP(RIGHT([.C27];1);[.$K$24:.$L$30];2;0)" office:value-type="string" office:string-value="唐辛子">
            <text:p>唐辛子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7]" office:value-type="string" office:string-value="D">
            <text:p>D</text:p>
          </table:table-cell>
          <table:table-cell table:formula="of:=[.D57]" office:value-type="string" office:string-value="チャービル">
            <text:p>チャービル</text:p>
          </table:table-cell>
        </table:table-row>
        <table:table-row table:style-name="ro4">
          <table:table-cell table:formula="of:=ROW()-1" office:value-type="float" office:value="27">
            <text:p>27</text:p>
          </table:table-cell>
          <table:table-cell/>
          <table:table-cell office:value-type="string">
            <text:p>CD</text:p>
          </table:table-cell>
          <table:table-cell office:value-type="string">
            <text:p>1:2</text:p>
          </table:table-cell>
          <table:table-cell table:formula="of:=CONCATENATE([.C28];&quot;-&quot;;[.D28])" office:value-type="string" office:string-value="CD-1:2">
            <text:p>CD-1:2</text:p>
          </table:table-cell>
          <table:table-cell table:formula="of:=VLOOKUP(LEFT([.C28];1);[.$K$24:.$L$29];2;0)" office:value-type="string" office:string-value="オオバ">
            <text:p>オオバ</text:p>
          </table:table-cell>
          <table:table-cell table:formula="of:=VLOOKUP(RIGHT([.C28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8]" office:value-type="string" office:string-value="E">
            <text:p>E</text:p>
          </table:table-cell>
          <table:table-cell table:formula="of:=[.D58]" office:value-type="string" office:string-value="ニンニク">
            <text:p>ニンニク</text:p>
          </table:table-cell>
        </table:table-row>
        <table:table-row table:style-name="ro4">
          <table:table-cell table:formula="of:=ROW()-1" office:value-type="float" office:value="28">
            <text:p>28</text:p>
          </table:table-cell>
          <table:table-cell/>
          <table:table-cell office:value-type="string">
            <text:p>A</text:p>
          </table:table-cell>
          <table:table-cell office:value-type="string">
            <text:p>2</text:p>
          </table:table-cell>
          <table:table-cell table:formula="of:=CONCATENATE([.C29];&quot;-&quot;;[.D29])" office:value-type="string" office:string-value="A-2">
            <text:p>A-2</text:p>
          </table:table-cell>
          <table:table-cell table:formula="of:=VLOOKUP(LEFT([.C29];1);[.$K$24:.$L$29];2;0)" office:value-type="string" office:string-value="セージ">
            <text:p>セージ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59]" office:value-type="string" office:string-value="F">
            <text:p>F</text:p>
          </table:table-cell>
          <table:table-cell table:formula="of:=[.D59]" office:value-type="string" office:string-value="生姜">
            <text:p>生姜</text:p>
          </table:table-cell>
        </table:table-row>
        <table:table-row table:style-name="ro4">
          <table:table-cell table:formula="of:=ROW()-1" office:value-type="float" office:value="29">
            <text:p>29</text:p>
          </table:table-cell>
          <table:table-cell/>
          <table:table-cell office:value-type="string">
            <text:p>C</text:p>
          </table:table-cell>
          <table:table-cell office:value-type="string">
            <text:p>2</text:p>
          </table:table-cell>
          <table:table-cell table:formula="of:=CONCATENATE([.C30];&quot;-&quot;;[.D30])" office:value-type="string" office:string-value="C-2">
            <text:p>C-2</text:p>
          </table:table-cell>
          <table:table-cell table:formula="of:=VLOOKUP(LEFT([.C30];1);[.$K$24:.$L$29];2;0)" office:value-type="string" office:string-value="オオバ">
            <text:p>オオバ</text:p>
          </table:table-cell>
          <table:table-cell table:style-name="ce51"/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0]" office:value-type="string" office:string-value="G">
            <text:p>G</text:p>
          </table:table-cell>
          <table:table-cell table:formula="of:=[.D60]" office:value-type="string" office:string-value="唐辛子">
            <text:p>唐辛子</text:p>
          </table:table-cell>
        </table:table-row>
        <table:table-row table:style-name="ro4">
          <table:table-cell table:formula="of:=ROW()-1" office:value-type="float" office:value="30">
            <text:p>30</text:p>
          </table:table-cell>
          <table:table-cell office:value-type="date" office:date-value="2021-05-22T00:23:54.35">
            <text:p>05/22</text:p>
          </table:table-cell>
          <table:table-cell office:value-type="string">
            <text:p>EFA</text:p>
          </table:table-cell>
          <table:table-cell office:value-type="string">
            <text:p>2:2:2</text:p>
          </table:table-cell>
          <table:table-cell table:formula="of:=CONCATENATE([.C31];&quot;-&quot;;[.D31])" office:value-type="string" office:string-value="EFA-2:2:2">
            <text:p>EFA-2:2:2</text:p>
          </table:table-cell>
          <table:table-cell table:formula="of:=VLOOKUP(LEFT([.C31];1);[.$K$24:.$L$29];2;0)" office:value-type="string" office:string-value="ニンニク">
            <text:p>ニンニク</text:p>
          </table:table-cell>
          <table:table-cell table:formula="of:=VLOOKUP(RIGHT([.C31];1);[.$K$24:.$L$30];2;0)" office:value-type="string" office:string-value="セージ">
            <text:p>セージ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1]" office:value-type="string" office:string-value="H">
            <text:p>H</text:p>
          </table:table-cell>
          <table:table-cell table:formula="of:=[.D61]" office:value-type="string" office:string-value="ペパーミント">
            <text:p>ペパーミント</text:p>
          </table:table-cell>
        </table:table-row>
        <table:table-row table:style-name="ro4">
          <table:table-cell table:formula="of:=ROW()-1" office:value-type="float" office:value="31">
            <text:p>31</text:p>
          </table:table-cell>
          <table:table-cell/>
          <table:table-cell office:value-type="string">
            <text:p>BCD</text:p>
          </table:table-cell>
          <table:table-cell office:value-type="string">
            <text:p>1:1:1</text:p>
          </table:table-cell>
          <table:table-cell table:formula="of:=CONCATENATE([.C32];&quot;-&quot;;[.D32])" office:value-type="string" office:string-value="BCD-1:1:1">
            <text:p>BCD-1:1:1</text:p>
          </table:table-cell>
          <table:table-cell table:formula="of:=VLOOKUP(LEFT([.C32];1);[.$K$24:.$L$29];2;0)" office:value-type="string" office:string-value="ディル">
            <text:p>ディル</text:p>
          </table:table-cell>
          <table:table-cell table:formula="of:=VLOOKUP(RIGHT([.C32];1);[.$K$24:.$L$30];2;0)" office:value-type="string" office:string-value="チャービル">
            <text:p>チャービル</text:p>
          </table:table-cell>
          <table:table-cell office:value-type="string">
            <text:p>*#</text:p>
          </table:table-cell>
          <table:table-cell/>
          <table:table-cell office:value-type="string">
            <text:p>*</text:p>
          </table:table-cell>
          <table:table-cell table:formula="of:=[.E62]" office:value-type="string" office:string-value="I">
            <text:p>I</text:p>
          </table:table-cell>
          <table:table-cell table:formula="of:=[.D62]" office:value-type="string" office:string-value="ローズマリー">
            <text:p>ローズマリー</text:p>
          </table:table-cell>
        </table:table-row>
        <table:table-row table:style-name="ro4">
          <table:table-cell table:formula="of:=ROW()-1" office:value-type="float" office:value="32">
            <text:p>32</text:p>
          </table:table-cell>
          <table:table-cell/>
          <table:table-cell office:value-type="string">
            <text:p>AD</text:p>
          </table:table-cell>
          <table:table-cell office:value-type="string">
            <text:p>1:2</text:p>
          </table:table-cell>
          <table:table-cell table:formula="of:=CONCATENATE([.C33];&quot;-&quot;;[.D33])" office:value-type="string" office:string-value="AD-1:2">
            <text:p>AD-1:2</text:p>
          </table:table-cell>
          <table:table-cell table:formula="of:=VLOOKUP(LEFT([.C33];1);[.$K$24:.$L$29];2;0)" office:value-type="string" office:string-value="セージ">
            <text:p>セージ</text:p>
          </table:table-cell>
          <table:table-cell table:formula="of:=VLOOKUP(RIGHT([.C33];1);[.$K$24:.$L$30];2;0)" office:value-type="string" office:string-value="チャービル">
            <text:p>チャービル</text:p>
          </table:table-cell>
          <table:table-cell office:value-type="string">
            <text:p>*</text:p>
          </table:table-cell>
          <table:table-cell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3">
            <text:p>33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4];&quot;-&quot;;[.D34])" office:value-type="string" office:string-value="BC-2:1">
            <text:p>BC-2:1</text:p>
          </table:table-cell>
          <table:table-cell table:formula="of:=VLOOKUP(LEFT([.C34];1);[.$K$24:.$L$29];2;0)" office:value-type="string" office:string-value="ディル">
            <text:p>ディル</text:p>
          </table:table-cell>
          <table:table-cell table:formula="of:=VLOOKUP(RIGHT([.C34];1);[.$K$24:.$L$30];2;0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4">
            <text:p>34</text:p>
          </table:table-cell>
          <table:table-cell office:value-type="date" office:date-value="2021-05-23T00:13:59.49">
            <text:p>05/23</text:p>
          </table:table-cell>
          <table:table-cell office:value-type="string">
            <text:p>EFBG</text:p>
          </table:table-cell>
          <table:table-cell office:value-type="string">
            <text:p>2:2:2:1</text:p>
          </table:table-cell>
          <table:table-cell table:formula="of:=CONCATENATE([.C35];&quot;-&quot;;[.D35])" office:value-type="string" office:string-value="EFBG-2:2:2:1">
            <text:p>EFBG-2:2:2:1</text:p>
          </table:table-cell>
          <table:table-cell table:formula="of:=VLOOKUP(LEFT([.C35];1);[.$K$24:.$L$29];2;0)" office:value-type="string" office:string-value="ニンニク">
            <text:p>ニンニク</text:p>
          </table:table-cell>
          <table:table-cell table:formula="of:=VLOOKUP(RIGHT([.C35];1);[.$K$24:.$L$30];2;0)" office:value-type="string" office:string-value="唐辛子">
            <text:p>唐辛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5">
            <text:p>35</text:p>
          </table:table-cell>
          <table:table-cell/>
          <table:table-cell office:value-type="string">
            <text:p>AB</text:p>
          </table:table-cell>
          <table:table-cell office:value-type="string">
            <text:p>1:2</text:p>
          </table:table-cell>
          <table:table-cell table:formula="of:=CONCATENATE([.C36];&quot;-&quot;;[.D36])" office:value-type="string" office:string-value="AB-1:2">
            <text:p>AB-1:2</text:p>
          </table:table-cell>
          <table:table-cell table:formula="of:=VLOOKUP(LEFT([.C36];1);[.$K$24:.$L$29];2;0)" office:value-type="string" office:string-value="セージ">
            <text:p>セージ</text:p>
          </table:table-cell>
          <table:table-cell table:formula="of:=VLOOKUP(RIGHT([.C36];1);[.$K$24:.$L$30];2;0)" office:value-type="string" office:string-value="ディル">
            <text:p>ディル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6">
            <text:p>36</text:p>
          </table:table-cell>
          <table:table-cell/>
          <table:table-cell office:value-type="string">
            <text:p>BC</text:p>
          </table:table-cell>
          <table:table-cell office:value-type="string">
            <text:p>2:1</text:p>
          </table:table-cell>
          <table:table-cell table:formula="of:=CONCATENATE([.C37];&quot;-&quot;;[.D37])" office:value-type="string" office:string-value="BC-2:1">
            <text:p>BC-2:1</text:p>
          </table:table-cell>
          <table:table-cell table:formula="of:=IF([.C37]=&quot;&quot;;0;VLOOKUP(LEFT([.C37];1);[.$K$24:.$L$29];2;0))" office:value-type="string" office:string-value="ディル">
            <text:p>ディル</text:p>
          </table:table-cell>
          <table:table-cell table:formula="of:=IF([.C37]=&quot;&quot;;0;VLOOKUP(RIGHT([.C37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7">
            <text:p>37</text:p>
          </table:table-cell>
          <table:table-cell/>
          <table:table-cell office:value-type="string">
            <text:p>AC</text:p>
          </table:table-cell>
          <table:table-cell office:value-type="string">
            <text:p>1:2</text:p>
          </table:table-cell>
          <table:table-cell table:formula="of:=CONCATENATE([.C38];&quot;-&quot;;[.D38])" office:value-type="string" office:string-value="AC-1:2">
            <text:p>AC-1:2</text:p>
          </table:table-cell>
          <table:table-cell table:formula="of:=IF([.C38]=&quot;&quot;;0;VLOOKUP(LEFT([.C38];1);[.$K$24:.$L$29];2;0))" office:value-type="string" office:string-value="セージ">
            <text:p>セージ</text:p>
          </table:table-cell>
          <table:table-cell table:formula="of:=IF([.C38]=&quot;&quot;;0;VLOOKUP(RIGHT([.C38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8">
            <text:p>38</text:p>
          </table:table-cell>
          <table:table-cell/>
          <table:table-cell office:value-type="string">
            <text:p>ABC</text:p>
          </table:table-cell>
          <table:table-cell office:value-type="string">
            <text:p>1:1:1</text:p>
          </table:table-cell>
          <table:table-cell table:formula="of:=CONCATENATE([.C39];&quot;-&quot;;[.D39])" office:value-type="string" office:string-value="ABC-1:1:1">
            <text:p>ABC-1:1:1</text:p>
          </table:table-cell>
          <table:table-cell table:formula="of:=IF([.C39]=&quot;&quot;;0;VLOOKUP(LEFT([.C39];1);[.$K$24:.$L$29];2;0))" office:value-type="string" office:string-value="セージ">
            <text:p>セージ</text:p>
          </table:table-cell>
          <table:table-cell table:formula="of:=IF([.C39]=&quot;&quot;;0;VLOOKUP(RIGHT([.C39];1);[.$K$24:.$L$30];2;0))" office:value-type="string" office:string-value="オオバ">
            <text:p>オオバ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39">
            <text:p>39</text:p>
          </table:table-cell>
          <table:table-cell office:value-type="date" office:date-value="2021-06-02T00:48:55.01">
            <text:p>06/02</text:p>
          </table:table-cell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0];&quot;-&quot;;[.D40])" office:value-type="string" office:string-value="AH-2:1">
            <text:p>AH-2:1</text:p>
          </table:table-cell>
          <table:table-cell table:formula="of:=IF([.C40]=&quot;&quot;;0;VLOOKUP(LEFT([.C40];1);[.$K$24:.$L$31];2;0))" office:value-type="string" office:string-value="セージ">
            <text:p>セージ</text:p>
          </table:table-cell>
          <table:table-cell table:formula="of:=IF([.C40]=&quot;&quot;;0;VLOOKUP(RIGHT([.C40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0">
            <text:p>40</text:p>
          </table:table-cell>
          <table:table-cell/>
          <table:table-cell office:value-type="string">
            <text:p>HI</text:p>
          </table:table-cell>
          <table:table-cell office:value-type="string">
            <text:p>2:1</text:p>
          </table:table-cell>
          <table:table-cell table:formula="of:=CONCATENATE([.C41];&quot;-&quot;;[.D41])" office:value-type="string" office:string-value="HI-2:1">
            <text:p>HI-2:1</text:p>
          </table:table-cell>
          <table:table-cell table:formula="of:=IF([.C41]=&quot;&quot;;0;VLOOKUP(LEFT([.C41];1);[.$K$24:.$L$31];2;0))" office:value-type="string" office:string-value="ペパーミント">
            <text:p>ペパーミント</text:p>
          </table:table-cell>
          <table:table-cell table:formula="of:=IF([.C41]=&quot;&quot;;0;VLOOKUP(RIGHT([.C41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1">
            <text:p>41</text:p>
          </table:table-cell>
          <table:table-cell/>
          <table:table-cell office:value-type="string">
            <text:p>AI</text:p>
          </table:table-cell>
          <table:table-cell office:value-type="string">
            <text:p>1:2</text:p>
          </table:table-cell>
          <table:table-cell table:formula="of:=CONCATENATE([.C42];&quot;-&quot;;[.D42])" office:value-type="string" office:string-value="AI-1:2">
            <text:p>AI-1:2</text:p>
          </table:table-cell>
          <table:table-cell table:formula="of:=IF([.C42]=&quot;&quot;;0;VLOOKUP(LEFT([.C42];1);[.$K$24:.$L$31];2;0))" office:value-type="string" office:string-value="セージ">
            <text:p>セージ</text:p>
          </table:table-cell>
          <table:table-cell table:formula="of:=IF([.C42]=&quot;&quot;;0;VLOOKUP(RIGHT([.C42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2">
            <text:p>42</text:p>
          </table:table-cell>
          <table:table-cell/>
          <table:table-cell office:value-type="string">
            <text:p>AHI</text:p>
          </table:table-cell>
          <table:table-cell office:value-type="string">
            <text:p>1:1:0.5</text:p>
          </table:table-cell>
          <table:table-cell table:formula="of:=CONCATENATE([.C43];&quot;-&quot;;[.D43])" office:value-type="string" office:string-value="AHI-1:1:0.5">
            <text:p>AHI-1:1:0.5</text:p>
          </table:table-cell>
          <table:table-cell table:formula="of:=IF([.C43]=&quot;&quot;;0;VLOOKUP(LEFT([.C43];1);[.$K$24:.$L$31];2;0))" office:value-type="string" office:string-value="セージ">
            <text:p>セージ</text:p>
          </table:table-cell>
          <table:table-cell table:formula="of:=IF([.C43]=&quot;&quot;;0;VLOOKUP(RIGHT([.C43];1);[.$K$24:.$L$33];2;0))" office:value-type="string" office:string-value="ローズマリー">
            <text:p>ローズマリー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3">
            <text:p>43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4];&quot;-&quot;;[.D44])" office:value-type="string" office:string-value="AH-2:1">
            <text:p>AH-2:1</text:p>
          </table:table-cell>
          <table:table-cell table:formula="of:=IF([.C44]=&quot;&quot;;0;VLOOKUP(LEFT([.C44];1);[.$K$24:.$L$31];2;0))" office:value-type="string" office:string-value="セージ">
            <text:p>セージ</text:p>
          </table:table-cell>
          <table:table-cell table:formula="of:=IF([.C44]=&quot;&quot;;0;VLOOKUP(RIGHT([.C44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4">
            <text:p>44</text:p>
          </table:table-cell>
          <table:table-cell/>
          <table:table-cell office:value-type="string">
            <text:p>AH</text:p>
          </table:table-cell>
          <table:table-cell office:value-type="string">
            <text:p>1:2</text:p>
          </table:table-cell>
          <table:table-cell table:formula="of:=CONCATENATE([.C45];&quot;-&quot;;[.D45])" office:value-type="string" office:string-value="AH-1:2">
            <text:p>AH-1:2</text:p>
          </table:table-cell>
          <table:table-cell table:formula="of:=IF([.C45]=&quot;&quot;;0;VLOOKUP(LEFT([.C45];1);[.$K$24:.$L$31];2;0))" office:value-type="string" office:string-value="セージ">
            <text:p>セージ</text:p>
          </table:table-cell>
          <table:table-cell table:formula="of:=IF([.C45]=&quot;&quot;;0;VLOOKUP(RIGHT([.C45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5">
            <text:p>45</text:p>
          </table:table-cell>
          <table:table-cell/>
          <table:table-cell office:value-type="string">
            <text:p>AH</text:p>
          </table:table-cell>
          <table:table-cell office:value-type="string">
            <text:p>2:1</text:p>
          </table:table-cell>
          <table:table-cell table:formula="of:=CONCATENATE([.C46];&quot;-&quot;;[.D46])" office:value-type="string" office:string-value="AH-2:1">
            <text:p>AH-2:1</text:p>
          </table:table-cell>
          <table:table-cell table:formula="of:=IF([.C46]=&quot;&quot;;0;VLOOKUP(LEFT([.C46];1);[.$K$24:.$L$31];2;0))" office:value-type="string" office:string-value="セージ">
            <text:p>セージ</text:p>
          </table:table-cell>
          <table:table-cell table:formula="of:=IF([.C46]=&quot;&quot;;0;VLOOKUP(RIGHT([.C46];1);[.$K$24:.$L$33];2;0))" office:value-type="string" office:string-value="ペパーミント">
            <text:p>ペパーミント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6">
            <text:p>46</text:p>
          </table:table-cell>
          <table:table-cell/>
          <table:table-cell table:number-columns-repeated="2"/>
          <table:table-cell table:formula="of:=CONCATENATE([.C47];&quot;-&quot;;[.D47])" office:value-type="string" office:string-value="-">
            <text:p>-</text:p>
          </table:table-cell>
          <table:table-cell table:formula="of:=IF([.C47]=&quot;&quot;;0;VLOOKUP(LEFT([.C47];1);[.$K$24:.$L$31];2;0))" office:value-type="float" office:value="0">
            <text:p>0</text:p>
          </table:table-cell>
          <table:table-cell table:formula="of:=IF([.C47]=&quot;&quot;;0;VLOOKUP(RIGHT([.C47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7">
            <text:p>47</text:p>
          </table:table-cell>
          <table:table-cell/>
          <table:table-cell table:number-columns-repeated="2"/>
          <table:table-cell table:formula="of:=CONCATENATE([.C48];&quot;-&quot;;[.D48])" office:value-type="string" office:string-value="-">
            <text:p>-</text:p>
          </table:table-cell>
          <table:table-cell table:formula="of:=IF([.C48]=&quot;&quot;;0;VLOOKUP(LEFT([.C48];1);[.$K$24:.$L$31];2;0))" office:value-type="float" office:value="0">
            <text:p>0</text:p>
          </table:table-cell>
          <table:table-cell table:formula="of:=IF([.C48]=&quot;&quot;;0;VLOOKUP(RIGHT([.C48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8">
            <text:p>48</text:p>
          </table:table-cell>
          <table:table-cell/>
          <table:table-cell table:number-columns-repeated="2"/>
          <table:table-cell table:formula="of:=CONCATENATE([.C49];&quot;-&quot;;[.D49])" office:value-type="string" office:string-value="-">
            <text:p>-</text:p>
          </table:table-cell>
          <table:table-cell table:formula="of:=IF([.C49]=&quot;&quot;;0;VLOOKUP(LEFT([.C49];1);[.$K$24:.$L$31];2;0))" office:value-type="float" office:value="0">
            <text:p>0</text:p>
          </table:table-cell>
          <table:table-cell table:formula="of:=IF([.C49]=&quot;&quot;;0;VLOOKUP(RIGHT([.C49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4">
          <table:table-cell table:formula="of:=ROW()-1" office:value-type="float" office:value="49">
            <text:p>49</text:p>
          </table:table-cell>
          <table:table-cell/>
          <table:table-cell table:number-columns-repeated="2"/>
          <table:table-cell table:formula="of:=CONCATENATE([.C50];&quot;-&quot;;[.D50])" office:value-type="string" office:string-value="-">
            <text:p>-</text:p>
          </table:table-cell>
          <table:table-cell table:formula="of:=IF([.C50]=&quot;&quot;;0;VLOOKUP(LEFT([.C50];1);[.$K$24:.$L$31];2;0))" office:value-type="float" office:value="0">
            <text:p>0</text:p>
          </table:table-cell>
          <table:table-cell table:formula="of:=IF([.C50]=&quot;&quot;;0;VLOOKUP(RIGHT([.C50];1);[.$K$24:.$L$33];2;0))" office:value-type="float" office:value="0">
            <text:p>0</text:p>
          </table:table-cell>
          <table:table-cell table:number-columns-repeated="2"/>
          <table:table-cell office:value-type="string">
            <text:p>*</text:p>
          </table:table-cell>
          <table:table-cell table:number-columns-repeated="2"/>
        </table:table-row>
        <table:table-row table:style-name="ro3">
          <table:table-cell table:style-name="ce6" office:value-type="string">
            <text:p>*</text:p>
          </table:table-cell>
          <table:table-cell table:style-name="ce6" table:formula="of:=NOW()" office:value-type="date" office:date-value="2021-07-01T00:16:38.41">
            <text:p>2021/7/1 0:16</text:p>
          </table:table-cell>
          <table:table-cell table:number-columns-repeated="2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1T00:16:38.41">
            <text:p>2021/7/1 0:16</text:p>
          </table:table-cell>
          <table:table-cell office:value-type="string">
            <text:p>*</text:p>
          </table:table-cell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セージ</text:p>
          </table:table-cell>
          <table:table-cell table:style-name="ce10" table:formula="of:=VLOOKUP([.D54];list_of_ingredients;2;0)" office:value-type="string" office:string-value="A">
            <text:p>A</text:p>
          </table:table-cell>
          <table:table-cell table:style-name="ce10" table:formula="of:=[.D54]" office:value-type="string" office:string-value="セージ">
            <text:p>セージ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ディル</text:p>
          </table:table-cell>
          <table:table-cell table:style-name="ce10" table:formula="of:=VLOOKUP([.D55];list_of_ingredients;2;0)" office:value-type="string" office:string-value="B">
            <text:p>B</text:p>
          </table:table-cell>
          <table:table-cell table:style-name="ce10" table:formula="of:=[.D55]" office:value-type="string" office:string-value="ディル">
            <text:p>ディ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オオバ</text:p>
          </table:table-cell>
          <table:table-cell table:style-name="ce10" table:formula="of:=VLOOKUP([.D56];list_of_ingredients;2;0)" office:value-type="string" office:string-value="C">
            <text:p>C</text:p>
          </table:table-cell>
          <table:table-cell table:style-name="ce10" table:formula="of:=[.D56]" office:value-type="string" office:string-value="オオバ">
            <text:p>オオ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チャービル</text:p>
          </table:table-cell>
          <table:table-cell table:style-name="ce10" table:formula="of:=VLOOKUP([.D57];list_of_ingredients;2;0)" office:value-type="string" office:string-value="D">
            <text:p>D</text:p>
          </table:table-cell>
          <table:table-cell table:style-name="ce10" table:formula="of:=[.D57]" office:value-type="string" office:string-value="チャービル">
            <text:p>チャービル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ニンニク</text:p>
          </table:table-cell>
          <table:table-cell table:style-name="ce10" table:formula="of:=VLOOKUP([.D58];list_of_ingredients;2;0)" office:value-type="string" office:string-value="E">
            <text:p>E</text:p>
          </table:table-cell>
          <table:table-cell table:style-name="ce10" table:formula="of:=[.D58]" office:value-type="string" office:string-value="ニンニク">
            <text:p>ニンニク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生姜</text:p>
          </table:table-cell>
          <table:table-cell table:style-name="ce10" table:formula="of:=VLOOKUP([.D59];list_of_ingredients;2;0)" office:value-type="string" office:string-value="F">
            <text:p>F</text:p>
          </table:table-cell>
          <table:table-cell table:style-name="ce10" table:formula="of:=[.D59]" office:value-type="string" office:string-value="生姜">
            <text:p>生姜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唐辛子</text:p>
          </table:table-cell>
          <table:table-cell table:style-name="ce10" table:formula="of:=VLOOKUP([.D60];list_of_ingredients;2;0)" office:value-type="string" office:string-value="G">
            <text:p>G</text:p>
          </table:table-cell>
          <table:table-cell table:style-name="ce10" table:formula="of:=[.D60]" office:value-type="string" office:string-value="唐辛子">
            <text:p>唐辛子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ペパーミント</text:p>
          </table:table-cell>
          <table:table-cell table:style-name="ce10" table:formula="of:=VLOOKUP([.D61];list_of_ingredients;2;0)" office:value-type="string" office:string-value="H">
            <text:p>H</text:p>
          </table:table-cell>
          <table:table-cell table:style-name="ce10" table:formula="of:=[.D61]" office:value-type="string" office:string-value="ペパーミント">
            <text:p>ペパーミント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office:value-type="string">
            <text:p>ローズマリー</text:p>
          </table:table-cell>
          <table:table-cell table:style-name="ce10" table:formula="of:=VLOOKUP([.D62];list_of_ingredients;2;0)" office:value-type="string" office:string-value="I">
            <text:p>I</text:p>
          </table:table-cell>
          <table:table-cell table:style-name="ce10" table:formula="of:=[.D62]" office:value-type="string" office:string-value="ローズマリー">
            <text:p>ローズマリー</text:p>
          </table:table-cell>
          <table:table-cell table:style-name="Default" table:number-columns-repeated="4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10" table:number-columns-repeated="3"/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0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s1 &amp;&amp; g a . &amp;&amp; g c -m "(shortcuts_JVE_37.26_id_1MPF_theme_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oj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table-row table:style-name="ro6">
          <table:table-cell table:style-name="Default" table:number-columns-repeated="3"/>
          <table:table-cell table:style-name="Default" office:value-type="string">
            <text:p>r c &amp;&amp; g a . &amp;&amp; g c -m "(JVE_37.26:id=1MPF:theme=drink-alcohol) periodical updates" &amp;&amp; e &amp;&amp; p</text:p>
          </table:table-cell>
          <table:table-cell table:style-name="Default" table:number-columns-repeated="6"/>
          <table:table-cell table:number-columns-repeated="2"/>
        </table:table-row>
        <table:named-expressions/>
      </table:table>
      <table:table table:name="1" table:style-name="ta1" table:print="false">
        <table:table-column table:style-name="co1" table:default-cell-style-name="ce57"/>
        <table:table-column table:style-name="co19" table:default-cell-style-name="ce58"/>
        <table:table-column table:style-name="co1" table:default-cell-style-name="ce57"/>
        <table:table-column table:style-name="co20" table:default-cell-style-name="ce61"/>
        <table:table-column table:style-name="co1" table:default-cell-style-name="ce58"/>
        <table:table-column table:style-name="co1" table:default-cell-style-name="ce62"/>
        <table:table-column table:style-name="co1" table:default-cell-style-name="ce57"/>
        <table:table-column table:style-name="co1" table:default-cell-style-name="ce63"/>
        <table:table-column table:style-name="co8" table:default-cell-style-name="ce64"/>
        <table:table-column table:style-name="co1" table:default-cell-style-name="ce11"/>
        <table:table-row table:style-name="ro4">
          <table:table-cell table:style-name="ce4" office:value-type="string">
            <text:p>symbol</text:p>
          </table:table-cell>
          <table:table-cell table:style-name="ce4" office:value-type="string">
            <text:p>question</text:p>
          </table:table-cell>
          <table:table-cell table:style-name="ce4" office:value-type="string">
            <text:p>symbol</text:p>
          </table:table-cell>
          <table:table-cell table:style-name="ce4" table:number-columns-repeated="5"/>
          <table:table-cell table:style-name="ce4" office:value-type="string">
            <text:p>entry</text:p>
          </table:table-cell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A</text:p>
          </table:table-cell>
          <table:table-cell office:value-type="string">
            <text:p>セージ</text:p>
          </table:table-cell>
          <table:table-cell table:style-name="ce56" office:value-type="string">
            <text:p>A</text:p>
          </table:table-cell>
          <table:table-cell table:style-name="ce59"/>
          <table:table-cell table:number-columns-repeated="5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B</text:p>
          </table:table-cell>
          <table:table-cell office:value-type="string">
            <text:p>ディル</text:p>
          </table:table-cell>
          <table:table-cell table:style-name="ce56" office:value-type="string">
            <text:p>B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table:style-name="ce56" office:value-type="string">
            <text:p>C</text:p>
          </table:table-cell>
          <table:table-cell office:value-type="string">
            <text:p>オオバ</text:p>
          </table:table-cell>
          <table:table-cell table:style-name="ce56" office:value-type="string">
            <text:p>C</text:p>
          </table:table-cell>
          <table:table-cell table:style-name="ce60"/>
          <table:table-cell table:number-columns-repeated="2"/>
          <table:table-cell table:style-name="ce56"/>
          <table:table-cell table:number-columns-repeated="2"/>
          <table:table-cell table:style-name="ce16" office:value-type="string">
            <text:p>*</text:p>
          </table:table-cell>
        </table:table-row>
        <table:table-row table:style-name="ro4">
          <table:table-cell office:value-type="string">
            <text:p>D</text:p>
          </table:table-cell>
          <table:table-cell office:value-type="string">
            <text:p>チャービル</text:p>
          </table:table-cell>
          <table:table-cell office:value-type="string">
            <text:p>D</text:p>
          </table:table-cell>
          <table:table-cell table:style-name="ce60"/>
          <table:table-cell table:number-columns-repeated="5"/>
          <table:table-cell office:value-type="string">
            <text:p>*</text:p>
          </table:table-cell>
        </table:table-row>
        <table:table-row table:style-name="ro4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G</text:p>
          </table:table-cell>
          <table:table-cell office:value-type="string">
            <text:p>唐辛子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office:value-type="string">
            <text:p>J</text:p>
          </table:table-cell>
          <table:table-cell/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9"/>
          <table:table-cell office:value-type="string">
            <text:p>*</text:p>
          </table:table-cell>
        </table:table-row>
        <table:table-row table:style-name="ro4">
          <table:table-cell table:number-columns-repeated="4" table:style-name="ce6" office:value-type="string">
            <text:p>*</text:p>
          </table:table-cell>
          <table:table-cell table:number-columns-repeated="4" table:style-name="ce11" office:value-type="string">
            <text:p>*</text:p>
          </table:table-cell>
          <table:table-cell table:style-name="ce13" table:formula="of:=NOW()" office:value-type="date" office:date-value="2021-07-01T00:16:38.42">
            <text:p>2021/7/1 0:16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_3.$Q$103" table:cell-range-address="$'1'.$B$2:.$C$10"/>
        <table:named-range table:name="entries_item" table:base-cell-address="$'4'.$C$39" table:cell-range-address="$list.$E$2:.$E$50"/>
        <table:named-range table:name="entries_item_no_ratios" table:base-cell-address="$'4'.$C$39" table:cell-range-address="$list.$C$2:.$C$50"/>
        <table:named-range table:name="entries_item_list_3" table:base-cell-address="$'list-of-sheets'.$D$41" table:cell-range-address="$list_3.$F$104:.$G$114"/>
        <table:named-range table:name="list_of_id_numbers" table:base-cell-address="$list_3.$Q$103" table:cell-range-address="$list_3.$A$2:.$A$95"/>
        <table:named-range table:name="list_of_concatenated_id" table:base-cell-address="$list_3.$Q$103" table:cell-range-address="$list_3.$G$2:.$G$95"/>
      </table:named-expressions>
      <table:database-ranges>
        <table:database-range table:target-range-address="list_3.A2:list_3.AMJ85" table:contains-header="false">
          <table:sort>
            <table:sort-by table:field-number="18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2021/07/01</text:date>, <text:time>00:16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1-07-01T00:16:38.14</dc:date>
    <dc:creator>iwabuchi ken</dc:creator>
    <meta:editing-duration>P1DT3H24M28S</meta:editing-duration>
    <meta:editing-cycles>312</meta:editing-cycles>
    <meta:generator>OpenOffice/4.1.3$Win32 OpenOffice.org_project/413m1$Build-9783</meta:generator>
    <meta:document-statistic meta:table-count="6" meta:cell-count="2567" meta:object-count="0"/>
  </office:meta>
</office:document-meta>
</file>